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82.99mm"/>
    </style:style>
    <style:style style:name="co10" style:family="table-column">
      <style:table-column-properties fo:break-before="auto" style:column-width="34.48mm"/>
    </style:style>
    <style:style style:name="co11" style:family="table-column">
      <style:table-column-properties fo:break-before="auto" style:column-width="55.51mm"/>
    </style:style>
    <style:style style:name="co12" style:family="table-column">
      <style:table-column-properties fo:break-before="auto" style:column-width="43.83mm"/>
    </style:style>
    <style:style style:name="co13" style:family="table-column">
      <style:table-column-properties fo:break-before="auto" style:column-width="38.65mm"/>
    </style:style>
    <style:style style:name="co14" style:family="table-column">
      <style:table-column-properties fo:break-before="auto" style:column-width="22.58mm"/>
    </style:style>
    <style:style style:name="co15" style:family="table-column">
      <style:table-column-properties fo:break-before="auto" style:column-width="30.87mm"/>
    </style:style>
    <style:style style:name="co16" style:family="table-column">
      <style:table-column-properties fo:break-before="auto" style:column-width="86.5mm"/>
    </style:style>
    <style:style style:name="co17" style:family="table-column">
      <style:table-column-properties fo:break-before="auto" style:column-width="32.17mm"/>
    </style:style>
    <style:style style:name="co18" style:family="table-column">
      <style:table-column-properties fo:break-before="auto" style:column-width="24.8mm"/>
    </style:style>
    <style:style style:name="co19" style:family="table-column">
      <style:table-column-properties fo:break-before="auto" style:column-width="99.99mm"/>
    </style:style>
    <style:style style:name="co20" style:family="table-column">
      <style:table-column-properties fo:break-before="auto" style:column-width="20.28mm"/>
    </style:style>
    <style:style style:name="co21" style:family="table-column">
      <style:table-column-properties fo:break-before="auto" style:column-width="24.64mm"/>
    </style:style>
    <style:style style:name="co22" style:family="table-column">
      <style:table-column-properties fo:break-before="auto" style:column-width="18.93mm"/>
    </style:style>
    <style:style style:name="co23" style:family="table-column">
      <style:table-column-properties fo:break-before="auto" style:column-width="23.34mm"/>
    </style:style>
    <style:style style:name="co24" style:family="table-column">
      <style:table-column-properties fo:break-before="auto" style:column-width="37.73mm"/>
    </style:style>
    <style:style style:name="co25" style:family="table-column">
      <style:table-column-properties fo:break-before="auto" style:column-width="2.59mm"/>
    </style:style>
    <style:style style:name="co26" style:family="table-column">
      <style:table-column-properties fo:break-before="auto" style:column-width="25.31mm"/>
    </style:style>
    <style:style style:name="co27" style:family="table-column">
      <style:table-column-properties fo:break-before="auto" style:column-width="19.63mm"/>
    </style:style>
    <style:style style:name="co28" style:family="table-column">
      <style:table-column-properties fo:break-before="auto" style:column-width="43.89mm"/>
    </style:style>
    <style:style style:name="co29" style:family="table-column">
      <style:table-column-properties fo:break-before="auto" style:column-width="67.35mm"/>
    </style:style>
    <style:style style:name="co30" style:family="table-column">
      <style:table-column-properties fo:break-before="auto" style:column-width="98.35mm"/>
    </style:style>
    <style:style style:name="co31" style:family="table-column">
      <style:table-column-properties fo:break-before="auto" style:column-width="15.91mm"/>
    </style:style>
    <style:style style:name="co32" style:family="table-column">
      <style:table-column-properties fo:break-before="auto" style:column-width="73.45mm"/>
    </style:style>
    <style:style style:name="co33"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8.38mm" fo:break-before="auto" style:use-optimal-row-height="true"/>
    </style:style>
    <style:style style:name="ro6" style:family="table-row">
      <style:table-row-properties style:row-height="9.4mm" fo:break-before="auto" style:use-optimal-row-height="false"/>
    </style:style>
    <style:style style:name="ro7" style:family="table-row">
      <style:table-row-properties style:row-height="11.94mm" fo:break-before="auto" style:use-optimal-row-height="false"/>
    </style:style>
    <style:style style:name="ro8" style:family="table-row">
      <style:table-row-properties style:row-height="55.6mm" fo:break-before="auto" style:use-optimal-row-height="true"/>
    </style:style>
    <style:style style:name="ro9" style:family="table-row">
      <style:table-row-properties style:row-height="41.05mm" fo:break-before="auto" style:use-optimal-row-height="true"/>
    </style:style>
    <style:style style:name="ro10" style:family="table-row">
      <style:table-row-properties style:row-height="19.23mm" fo:break-before="auto" style:use-optimal-row-height="true"/>
    </style:style>
    <style:style style:name="ro11" style:family="table-row">
      <style:table-row-properties style:row-height="62.88mm" fo:break-before="auto" style:use-optimal-row-height="true"/>
    </style:style>
    <style:style style:name="ro12" style:family="table-row">
      <style:table-row-properties style:row-height="15.58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02.89mm" fo:break-before="auto" style:use-optimal-row-height="true"/>
    </style:style>
    <style:style style:name="ro18" style:family="table-row">
      <style:table-row-properties style:row-height="30.13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91.99mm" fo:break-before="auto" style:use-optimal-row-height="true"/>
    </style:style>
    <style:style style:name="ro21" style:family="table-row">
      <style:table-row-properties style:row-height="59.09mm" fo:break-before="auto" style:use-optimal-row-height="false"/>
    </style:style>
    <style:style style:name="ro22" style:family="table-row">
      <style:table-row-properties style:row-height="37.41mm" fo:break-before="auto" style:use-optimal-row-height="true"/>
    </style:style>
    <style:style style:name="ro23" style:family="table-row">
      <style:table-row-properties style:row-height="66.52mm" fo:break-before="auto" style:use-optimal-row-height="true"/>
    </style:style>
    <style:style style:name="ro24" style:family="table-row">
      <style:table-row-properties style:row-height="321.43mm" fo:break-before="auto" style:use-optimal-row-height="true"/>
    </style:style>
    <style:style style:name="ro25" style:family="table-row">
      <style:table-row-properties style:row-height="51.96mm" fo:break-before="auto" style:use-optimal-row-height="true"/>
    </style:style>
    <style:style style:name="ro26" style:family="table-row">
      <style:table-row-properties style:row-height="10.21mm" fo:break-before="auto" style:use-optimal-row-height="true"/>
    </style:style>
    <style:style style:name="ro27" style:family="table-row">
      <style:table-row-properties style:row-height="8.94mm" fo:break-before="auto" style:use-optimal-row-height="true"/>
    </style:style>
    <style:style style:name="ro28" style:family="table-row">
      <style:table-row-properties style:row-height="14.46mm" fo:break-before="auto" style:use-optimal-row-height="true"/>
    </style:style>
    <style:style style:name="ro29" style:family="table-row">
      <style:table-row-properties style:row-height="22.37mm" fo:break-before="auto" style:use-optimal-row-height="true"/>
    </style:style>
    <style:style style:name="ro30" style:family="table-row">
      <style:table-row-properties style:row-height="195.74mm" fo:break-before="auto" style:use-optimal-row-height="true"/>
    </style:style>
    <style:style style:name="ro31" style:family="table-row">
      <style:table-row-properties style:row-height="44.68mm" fo:break-before="auto" style:use-optimal-row-height="true"/>
    </style:style>
    <style:style style:name="ro32" style:family="table-row">
      <style:table-row-properties style:row-height="48.33mm" fo:break-before="auto" style:use-optimal-row-height="true"/>
    </style:style>
    <style:style style:name="ro33" style:family="table-row">
      <style:table-row-properties style:row-height="18.96mm" fo:break-before="auto" style:use-optimal-row-height="false"/>
    </style:style>
    <style:style style:name="ro34" style:family="table-row">
      <style:table-row-properties style:row-height="43.66mm" fo:break-before="auto" style:use-optimal-row-height="true"/>
    </style:style>
    <style:style style:name="ro35" style:family="table-row">
      <style:table-row-properties style:row-height="58.65mm" fo:break-before="auto" style:use-optimal-row-height="false"/>
    </style:style>
    <style:style style:name="ro36" style:family="table-row">
      <style:table-row-properties style:row-height="15.43mm" fo:break-before="auto" style:use-optimal-row-height="true"/>
    </style:style>
    <style:style style:name="ro37" style:family="table-row">
      <style:table-row-properties style:row-height="57.77mm" fo:break-before="auto" style:use-optimal-row-height="true"/>
    </style:style>
    <style:style style:name="ro38" style:family="table-row">
      <style:table-row-properties style:row-height="73.01mm" fo:break-before="auto" style:use-optimal-row-height="false"/>
    </style:style>
    <style:style style:name="ro39" style:family="table-row">
      <style:table-row-properties style:row-height="32.19mm" fo:break-before="auto" style:use-optimal-row-height="false"/>
    </style:style>
    <style:style style:name="ro40" style:family="table-row">
      <style:table-row-properties style:row-height="88.53mm" fo:break-before="auto" style:use-optimal-row-height="false"/>
    </style:style>
    <style:style style:name="ro41" style:family="table-row">
      <style:table-row-properties style:row-height="259.57mm" fo:break-before="auto" style:use-optimal-row-height="true"/>
    </style:style>
    <style:style style:name="ro42" style:family="table-row">
      <style:table-row-properties style:row-height="71.44mm" fo:break-before="auto" style:use-optimal-row-height="false"/>
    </style:style>
    <style:style style:name="ro43" style:family="table-row">
      <style:table-row-properties style:row-height="163.6mm" fo:break-before="auto" style:use-optimal-row-height="false"/>
    </style:style>
    <style:style style:name="ro44" style:family="table-row">
      <style:table-row-properties style:row-height="77.43mm" fo:break-before="auto" style:use-optimal-row-height="true"/>
    </style:style>
    <style:style style:name="ro45" style:family="table-row">
      <style:table-row-properties style:row-height="86.87mm" fo:break-before="auto" style:use-optimal-row-height="false"/>
    </style:style>
    <style:style style:name="ro46" style:family="table-row">
      <style:table-row-properties style:row-height="56mm" fo:break-before="auto" style:use-optimal-row-height="false"/>
    </style:style>
    <style:style style:name="ro47" style:family="table-row">
      <style:table-row-properties style:row-height="59.23mm" fo:break-before="auto" style:use-optimal-row-height="true"/>
    </style:style>
    <style:style style:name="ro48" style:family="table-row">
      <style:table-row-properties style:row-height="31.31mm" fo:break-before="auto" style:use-optimal-row-height="false"/>
    </style:style>
    <style:style style:name="ro49" style:family="table-row">
      <style:table-row-properties style:row-height="99.25mm" fo:break-before="auto" style:use-optimal-row-height="true"/>
    </style:style>
    <style:style style:name="ro50" style:family="table-row">
      <style:table-row-properties style:row-height="26.49mm" fo:break-before="auto" style:use-optimal-row-height="true"/>
    </style:style>
    <style:style style:name="ro51" style:family="table-row">
      <style:table-row-properties style:row-height="102.2mm" fo:break-before="auto" style:use-optimal-row-height="true"/>
    </style:style>
    <style:style style:name="ro52" style:family="table-row">
      <style:table-row-properties style:row-height="133mm" fo:break-before="auto" style:use-optimal-row-height="false"/>
    </style:style>
    <style:style style:name="ro53" style:family="table-row">
      <style:table-row-properties style:row-height="5.19mm" fo:break-before="auto" style:use-optimal-row-height="true"/>
    </style:style>
    <style:style style:name="ro54" style:family="table-row">
      <style:table-row-properties style:row-height="9.35mm" fo:break-before="auto" style:use-optimal-row-height="true"/>
    </style:style>
    <style:style style:name="ro55" style:family="table-row">
      <style:table-row-properties style:row-height="49.88mm" fo:break-before="auto" style:use-optimal-row-height="true"/>
    </style:style>
    <style:style style:name="ro56" style:family="table-row">
      <style:table-row-properties style:row-height="12.93mm" fo:break-before="auto" style:use-optimal-row-height="fals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73.78mm" fo:break-before="auto" style:use-optimal-row-height="true"/>
    </style:style>
    <style:style style:name="ro60" style:family="table-row">
      <style:table-row-properties style:row-height="113.81mm" fo:break-before="auto" style:use-optimal-row-height="true"/>
    </style:style>
    <style:style style:name="ro61" style:family="table-row">
      <style:table-row-properties style:row-height="7.5mm" fo:break-before="auto" style:use-optimal-row-height="false"/>
    </style:style>
    <style:style style:name="ro62" style:family="table-row">
      <style:table-row-properties style:row-height="109.8mm" fo:break-before="auto" style:use-optimal-row-height="false"/>
    </style:style>
    <style:style style:name="ro63" style:family="table-row">
      <style:table-row-properties style:row-height="13.23mm" fo:break-before="auto" style:use-optimal-row-height="false"/>
    </style:style>
    <style:style style:name="ro64" style:family="table-row">
      <style:table-row-properties style:row-height="7.18mm" fo:break-before="auto" style:use-optimal-row-height="false"/>
    </style:style>
    <style:style style:name="ro65" style:family="table-row">
      <style:table-row-properties style:row-height="6.95mm" fo:break-before="auto" style:use-optimal-row-height="false"/>
    </style:style>
    <style:style style:name="ro66" style:family="table-row">
      <style:table-row-properties style:row-height="6.03mm" fo:break-before="auto" style:use-optimal-row-height="false"/>
    </style:style>
    <style:style style:name="ro67" style:family="table-row">
      <style:table-row-properties style:row-height="6.72mm" fo:break-before="auto" style:use-optimal-row-height="false"/>
    </style:style>
    <style:style style:name="ro68" style:family="table-row">
      <style:table-row-properties style:row-height="11.91mm" fo:break-before="auto" style:use-optimal-row-height="true"/>
    </style:style>
    <style:style style:name="ro69" style:family="table-row">
      <style:table-row-properties style:row-height="131.41mm" fo:break-before="auto" style:use-optimal-row-height="false"/>
    </style:style>
    <style:style style:name="ro70" style:family="table-row">
      <style:table-row-properties style:row-height="19.74mm" fo:break-before="auto" style:use-optimal-row-height="true"/>
    </style:style>
    <style:style style:name="ro71" style:family="table-row">
      <style:table-row-properties style:row-height="14.55mm" fo:break-before="auto" style:use-optimal-row-height="false"/>
    </style:style>
    <style:style style:name="ro72" style:family="table-row">
      <style:table-row-properties style:row-height="9.61mm" fo:break-before="auto" style:use-optimal-row-height="false"/>
    </style:style>
    <style:style style:name="ro73" style:family="table-row">
      <style:table-row-properties style:row-height="18.96mm" fo:break-before="auto" style:use-optimal-row-height="true"/>
    </style:style>
    <style:style style:name="ro74" style:family="table-row">
      <style:table-row-properties style:row-height="16.32mm" fo:break-before="auto" style:use-optimal-row-height="false"/>
    </style:style>
    <style:style style:name="ro75" style:family="table-row">
      <style:table-row-properties style:row-height="14.23mm" fo:break-before="auto" style:use-optimal-row-height="true"/>
    </style:style>
    <style:style style:name="ro76" style:family="table-row">
      <style:table-row-properties style:row-height="14.46mm" fo:break-before="auto" style:use-optimal-row-height="false"/>
    </style:style>
    <style:style style:name="ro77" style:family="table-row">
      <style:table-row-properties style:row-height="48.84mm" fo:break-before="auto" style:use-optimal-row-height="false"/>
    </style:style>
    <style:style style:name="ro78" style:family="table-row">
      <style:table-row-properties style:row-height="95.62mm" fo:break-before="auto" style:use-optimal-row-height="true"/>
    </style:style>
    <style:style style:name="ro79" style:family="table-row">
      <style:table-row-properties style:row-height="88.34mm" fo:break-before="auto" style:use-optimal-row-height="true"/>
    </style:style>
    <style:style style:name="ro80" style:family="table-row">
      <style:table-row-properties style:row-height="22.86mm" fo:break-before="auto" style:use-optimal-row-height="true"/>
    </style:style>
    <style:style style:name="ro81" style:family="table-row">
      <style:table-row-properties style:row-height="36.6mm" fo:break-before="auto" style:use-optimal-row-height="true"/>
    </style:style>
    <style:style style:name="ro82" style:family="table-row">
      <style:table-row-properties style:row-height="45.21mm" fo:break-before="auto" style:use-optimal-row-height="false"/>
    </style:style>
    <style:style style:name="ro83" style:family="table-row">
      <style:table-row-properties style:row-height="117.44mm" fo:break-before="auto" style:use-optimal-row-height="true"/>
    </style:style>
    <style:style style:name="ro84" style:family="table-row">
      <style:table-row-properties style:row-height="4.52mm" fo:break-before="auto" style:use-optimal-row-height="true"/>
    </style:style>
    <style:style style:name="ro85" style:family="table-row">
      <style:table-row-properties style:row-height="195.12mm" fo:break-before="auto" style:use-optimal-row-height="true"/>
    </style:style>
    <style:style style:name="ro86" style:family="table-row">
      <style:table-row-properties style:row-height="16.85mm" fo:break-before="auto" style:use-optimal-row-height="true"/>
    </style:style>
    <style:style style:name="ro87" style:family="table-row">
      <style:table-row-properties style:row-height="17.34mm" fo:break-before="auto" style:use-optimal-row-height="true"/>
    </style:style>
    <style:style style:name="ro88" style:family="table-row">
      <style:table-row-properties style:row-height="21.36mm" fo:break-before="auto" style:use-optimal-row-height="true"/>
    </style:style>
    <style:style style:name="ro89" style:family="table-row">
      <style:table-row-properties style:row-height="9.28mm" fo:break-before="auto" style:use-optimal-row-height="true"/>
    </style:style>
    <style:style style:name="ro90" style:family="table-row">
      <style:table-row-properties style:row-height="15.54mm" fo:break-before="auto" style:use-optimal-row-height="false"/>
    </style:style>
    <style:style style:name="ro91" style:family="table-row">
      <style:table-row-properties style:row-height="13.32mm" fo:break-before="auto" style:use-optimal-row-height="true"/>
    </style:style>
    <style:style style:name="ro92" style:family="table-row">
      <style:table-row-properties style:row-height="16.07mm" fo:break-before="auto" style:use-optimal-row-height="false"/>
    </style:style>
    <style:style style:name="ro93" style:family="table-row">
      <style:table-row-properties style:row-height="90.12mm" fo:break-before="auto" style:use-optimal-row-height="true"/>
    </style:style>
    <style:style style:name="ro94" style:family="table-row">
      <style:table-row-properties style:row-height="64.73mm" fo:break-before="auto" style:use-optimal-row-height="false"/>
    </style:style>
    <style:style style:name="ro95" style:family="table-row">
      <style:table-row-properties style:row-height="70.15mm" fo:break-before="auto" style:use-optimal-row-height="true"/>
    </style:style>
    <style:style style:name="ro96"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style:style>
    <style:style style:name="ce12"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dddddd" style:text-align-source="fix" style:repeat-content="false" fo:wrap-option="wrap" fo:border="none" style:vertical-align="top"/>
      <style:paragraph-properties fo:text-align="start"/>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ce29" style:family="table-cell" style:parent-style-name="Default">
      <style:table-cell-properties style:text-align-source="fix" style:repeat-content="false" fo:wrap-option="wrap" style:vertical-align="top"/>
      <style:paragraph-properties fo:text-align="start" fo:margin-left="0mm"/>
    </style:style>
    <style:style style:name="ce30" style:family="table-cell" style:parent-style-name="Default">
      <style:table-cell-properties fo:background-color="#dddddd" style:text-align-source="fix" style:repeat-content="false" fo:wrap-option="wrap" style:vertical-align="top"/>
      <style:paragraph-properties fo:text-align="start" fo:margin-left="0mm"/>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style:text-align-source="fix" style:repeat-content="false" fo:wrap-option="wrap" style:vertical-align="top"/>
      <style:paragraph-properties fo:text-align="start" fo:margin-left="0mm"/>
      <style:text-properties style:font-name="ＭＳ Ｐゴシック" style:font-name-asian="ＭＳ Ｐゴシック" style:font-name-complex="Hiragino Kaku Gothic ProN"/>
    </style:style>
    <style:style style:name="ce33"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1"/>
        <table:table-column table:style-name="co6" table:default-cell-style-name="ce11"/>
        <table:table-column table:style-name="co7" table:default-cell-style-name="ce19"/>
        <table:table-column table:style-name="co8" table:default-cell-style-name="ce19"/>
        <table:table-column table:style-name="co9" table:default-cell-style-name="ce11"/>
        <table:table-column table:style-name="co10" table:visibility="collapse" table:default-cell-style-name="ce11"/>
        <table:table-column table:style-name="co11" table:visibility="collapse" table:default-cell-style-name="ce1"/>
        <table:table-column table:style-name="co12" table:visibility="collapse" table:default-cell-style-name="ce1"/>
        <table:table-column table:style-name="co13" table:visibility="collapse" table:default-cell-style-name="ce1"/>
        <table:table-column table:style-name="co14"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3"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6">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3">
          <table:table-cell office:value-type="string" calcext:value-type="string">
            <text:p>Install-1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タスクバー上へのピン留め用ショートカットの作成</text:p>
          </table:table-cell>
          <table:table-cell office:value-type="string" calcext:value-type="string" table:number-columns-spanned="1" table:number-rows-spanned="2">
            <text:p>-</text:p>
          </table:table-cell>
          <table:table-cell office:value-type="string" calcext:value-type="string">
            <text:p>作成する（既定）</text:p>
          </table:table-cell>
          <table:table-cell office:value-type="string" calcext:value-type="string">
            <text:p>-</text:p>
          </table:table-cell>
          <table:table-cell table:style-name="ce1" office:value-type="string" calcext:value-type="string">
            <text:p>-</text:p>
          </table:table-cell>
          <table:table-cell table:formula="of:=IF([.H24]=&quot;&quot;;&quot;?&quot;;IF([.J24]=&quot;&quot;;&quot;新規&quot;;IF([.H24]=[.J24];&quot;&quot;;&quot;○&quot;)))" office:value-type="string" office:string-value="新規" calcext:value-type="string">
            <text:p>新規</text:p>
          </table:table-cell>
          <table:table-cell table:style-name="ce1"/>
          <table:table-cell table:number-columns-repeated="1014"/>
        </table:table-row>
        <table:table-row table:style-name="ro7">
          <table:table-cell office:value-type="string" calcext:value-type="string">
            <text:p>Install-1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1" office:value-type="string" calcext:value-type="string">
            <text:p>[Install]</text:p>
            <text:p>TaskbarShortcut=false</text:p>
          </table:table-cell>
          <table:table-cell table:formula="of:=IF([.H25]=&quot;&quot;;&quot;?&quot;;IF([.J25]=&quot;&quot;;&quot;新規&quot;;IF([.H25]=[.J25];&quot;&quot;;&quot;○&quot;)))" office:value-type="string" office:string-value="新規" calcext:value-type="string">
            <text:p>新規</text:p>
          </table:table-cell>
          <table:table-cell table:style-name="ce1"/>
          <table:table-cell table:number-columns-repeated="1014"/>
        </table:table-row>
        <table:table-row table:style-name="ro5">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6]=&quot;&quot;;&quot;?&quot;;IF([.J26]=&quot;&quot;;&quot;新規&quot;;IF([.H26]=[.J26];&quot;&quot;;&quot;○&quot;)))">
            <text:p/>
          </table:table-cell>
          <table:table-cell table:style-name="ce2" office:value-type="string" calcext:value-type="string">
            <text:p>-</text:p>
          </table:table-cell>
          <table:table-cell table:formula="of:=IF([.J26]=&quot;&quot;;&quot;?&quot;;IF([.L26]=&quot;&quot;;&quot;新規&quot;;IF([.J26]=[.L2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7]=&quot;&quot;;&quot;?&quot;;IF([.J27]=&quot;&quot;;&quot;新規&quot;;IF([.H27]=[.J27];&quot;&quot;;&quot;○&quot;)))">
            <text:p/>
          </table:table-cell>
          <table:table-cell table:style-name="ce2" office:value-type="string" calcext:value-type="string">
            <text:p>[Install]</text:p>
            <text:p>DesktopShortcut=false</text:p>
          </table:table-cell>
          <table:table-cell table:formula="of:=IF([.J27]=&quot;&quot;;&quot;?&quot;;IF([.L27]=&quot;&quot;;&quot;新規&quot;;IF([.J27]=[.L27];&quot;&quot;;&quot;○&quot;)))">
            <text:p/>
          </table:table-cell>
          <table:table-cell table:style-name="ce25" office:value-type="string" calcext:value-type="string">
            <text:p>[Install]</text:p>
            <text:p>DesktopShortcut=false</text:p>
          </table:table-cell>
          <table:table-cell table:number-columns-repeated="1012"/>
        </table:table-row>
        <table:table-row table:style-name="ro8">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8]=&quot;&quot;;&quot;?&quot;;IF([.J28]=&quot;&quot;;&quot;新規&quot;;IF([.H28]=[.J28];&quot;&quot;;&quot;○&quot;)))">
            <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8]=&quot;&quot;;&quot;?&quot;;IF([.L28]=&quot;&quot;;&quot;新規&quot;;IF([.J28]=[.L28];&quot;&quot;;&quot;○&quot;)))">
            <text:p/>
          </table:table-cell>
          <table:table-cell table:style-name="ce2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9]=&quot;&quot;;&quot;?&quot;;IF([.J29]=&quot;&quot;;&quot;新規&quot;;IF([.H29]=[.J29];&quot;&quot;;&quot;○&quot;)))">
            <text:p/>
          </table:table-cell>
          <table:table-cell table:style-name="ce2" office:value-type="string" calcext:value-type="string">
            <text:p>-</text:p>
          </table:table-cell>
          <table:table-cell table:formula="of:=IF([.J29]=&quot;&quot;;&quot;?&quot;;IF([.L29]=&quot;&quot;;&quot;新規&quot;;IF([.J29]=[.L2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30]=&quot;&quot;;&quot;?&quot;;IF([.J30]=&quot;&quot;;&quot;新規&quot;;IF([.H30]=[.J30];&quot;&quot;;&quot;○&quot;)))">
            <text:p/>
          </table:table-cell>
          <table:table-cell table:style-name="ce2" office:value-type="string" calcext:value-type="string">
            <text:p>[Install]</text:p>
            <text:p>StartMenuShortcuts=false</text:p>
          </table:table-cell>
          <table:table-cell table:formula="of:=IF([.J30]=&quot;&quot;;&quot;?&quot;;IF([.L30]=&quot;&quot;;&quot;新規&quot;;IF([.J30]=[.L30];&quot;&quot;;&quot;○&quot;)))">
            <text:p/>
          </table:table-cell>
          <table:table-cell office:value-type="string" calcext:value-type="string">
            <text:p>[Install]</text:p>
            <text:p>StartMenuShortcuts=false</text:p>
          </table:table-cell>
          <table:table-cell table:number-columns-repeated="1012"/>
        </table:table-row>
        <table:table-row table:style-name="ro8">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31]=&quot;&quot;;&quot;?&quot;;IF([.J31]=&quot;&quot;;&quot;新規&quot;;IF([.H31]=[.J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31]=&quot;&quot;;&quot;?&quot;;IF([.L31]=&quot;&quot;;&quot;新規&quot;;IF([.J31]=[.L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2]=&quot;&quot;;&quot;?&quot;;IF([.J32]=&quot;&quot;;&quot;新規&quot;;IF([.H32]=[.J32];&quot;&quot;;&quot;○&quot;)))">
            <text:p/>
          </table:table-cell>
          <table:table-cell table:style-name="ce2"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3]=&quot;&quot;;&quot;?&quot;;IF([.J33]=&quot;&quot;;&quot;新規&quot;;IF([.H33]=[.J33];&quot;&quot;;&quot;○&quot;)))">
            <text:p/>
          </table:table-cell>
          <table:table-cell table:style-name="ce2" office:value-type="string" calcext:value-type="string">
            <text:p>[Install]</text:p>
            <text:p>QuickLaunchShortcut=false</text:p>
          </table:table-cell>
          <table:table-cell table:formula="of:=IF([.J33]=&quot;&quot;;&quot;?&quot;;IF([.L33]=&quot;&quot;;&quot;新規&quot;;IF([.J33]=[.L33];&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5]=&quot;&quot;;&quot;?&quot;;IF([.J35]=&quot;&quot;;&quot;新規&quot;;IF([.H35]=[.J35];&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5]=&quot;&quot;;&quot;?&quot;;IF([.L35]=&quot;&quot;;&quot;新規&quot;;IF([.J35]=[.L35];&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7]=&quot;&quot;;&quot;?&quot;;IF([.J37]=&quot;&quot;;&quot;新規&quot;;IF([.H37]=[.J37];&quot;&quot;;&quot;○&quot;)))">
            <text:p/>
          </table:table-cell>
          <table:table-cell table:style-name="ce1" office:value-type="string" calcext:value-type="string">
            <text:p>-</text:p>
          </table:table-cell>
          <table:table-cell table:formula="of:=IF([.J37]=&quot;&quot;;&quot;?&quot;;IF([.L37]=&quot;&quot;;&quot;新規&quot;;IF([.J37]=[.L3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9]=&quot;&quot;;&quot;?&quot;;IF([.J39]=&quot;&quot;;&quot;新規&quot;;IF([.H39]=[.J39];&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9]=&quot;&quot;;&quot;?&quot;;IF([.L39]=&quot;&quot;;&quot;新規&quot;;IF([.J39]=[.L39];&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40]=&quot;&quot;;&quot;?&quot;;IF([.J40]=&quot;&quot;;&quot;新規&quot;;IF([.H40]=[.J40];&quot;&quot;;&quot;○&quot;)))">
            <text:p/>
          </table:table-cell>
          <table:table-cell table:style-name="ce1" office:value-type="string" calcext:value-type="string">
            <text:p>-</text:p>
          </table:table-cell>
          <table:table-cell table:formula="of:=IF([.J40]=&quot;&quot;;&quot;?&quot;;IF([.L40]=&quot;&quot;;&quot;新規&quot;;IF([.J40]=[.L40];&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41]=&quot;&quot;;&quot;?&quot;;IF([.J41]=&quot;&quot;;&quot;新規&quot;;IF([.H41]=[.J41];&quot;&quot;;&quot;○&quot;)))">
            <text:p/>
          </table:table-cell>
          <table:table-cell table:style-name="ce1" office:value-type="string" calcext:value-type="string">
            <text:p>長いブランド名、短いブランド名を指定</text:p>
          </table:table-cell>
          <table:table-cell table:formula="of:=IF([.J41]=&quot;&quot;;&quot;?&quot;;IF([.L41]=&quot;&quot;;&quot;新規&quot;;IF([.J41]=[.L41];&quot;&quot;;&quot;○&quot;)))">
            <text:p/>
          </table:table-cell>
          <table:table-cell office:value-type="string" calcext:value-type="string">
            <text:p>長いブランド名、短いブランド名を指定</text:p>
          </table:table-cell>
          <table:table-cell table:number-columns-repeated="1012"/>
        </table:table-row>
        <table:table-row table:style-name="ro12">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2]=&quot;&quot;;&quot;?&quot;;IF([.J42]=&quot;&quot;;&quot;新規&quot;;IF([.H42]=[.J42];&quot;&quot;;&quot;○&quot;)))">
            <text:p/>
          </table:table-cell>
          <table:table-cell table:style-name="ce1" office:value-type="string" calcext:value-type="string">
            <text:p>長いブランド名、短いブランド名を指定</text:p>
          </table:table-cell>
          <table:table-cell table:formula="of:=IF([.J42]=&quot;&quot;;&quot;?&quot;;IF([.L42]=&quot;&quot;;&quot;新規&quot;;IF([.J42]=[.L42];&quot;&quot;;&quot;○&quot;)))">
            <text:p/>
          </table:table-cell>
          <table:table-cell office:value-type="string" calcext:value-type="string">
            <text:p>長いブランド名、短いブランド名を指定</text:p>
          </table:table-cell>
          <table:table-cell table:number-columns-repeated="1012"/>
        </table:table-row>
        <table:table-row table:style-name="ro13">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3]=&quot;&quot;;&quot;?&quot;;IF([.J43]=&quot;&quot;;&quot;新規&quot;;IF([.H43]=[.J43];&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3]=&quot;&quot;;&quot;?&quot;;IF([.L43]=&quot;&quot;;&quot;新規&quot;;IF([.J43]=[.L43];&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4">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4]=&quot;&quot;;&quot;?&quot;;IF([.J44]=&quot;&quot;;&quot;新規&quot;;IF([.H44]=[.J44];&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4]=&quot;&quot;;&quot;?&quot;;IF([.L44]=&quot;&quot;;&quot;新規&quot;;IF([.J44]=[.L44];&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5]=&quot;&quot;;&quot;?&quot;;IF([.J45]=&quot;&quot;;&quot;新規&quot;;IF([.H45]=[.J45];&quot;&quot;;&quot;○&quot;)))">
            <text:p/>
          </table:table-cell>
          <table:table-cell table:style-name="ce2" office:value-type="string" calcext:value-type="string">
            <text:p>-</text:p>
          </table:table-cell>
          <table:table-cell table:formula="of:=IF([.J45]=&quot;&quot;;&quot;?&quot;;IF([.L45]=&quot;&quot;;&quot;新規&quot;;IF([.J45]=[.L4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6]=&quot;&quot;;&quot;?&quot;;IF([.J46]=&quot;&quot;;&quot;新規&quot;;IF([.H46]=[.J46];&quot;&quot;;&quot;○&quot;)))">
            <text:p/>
          </table:table-cell>
          <table:table-cell table:style-name="ce2" office:value-type="string" calcext:value-type="string">
            <text:p>lockPref("extensions.autoDisableScopes", 15);</text:p>
          </table:table-cell>
          <table:table-cell table:formula="of:=IF([.J46]=&quot;&quot;;&quot;?&quot;;IF([.L46]=&quot;&quot;;&quot;新規&quot;;IF([.J46]=[.L46];&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7]=&quot;&quot;;&quot;?&quot;;IF([.J47]=&quot;&quot;;&quot;新規&quot;;IF([.H47]=[.J47];&quot;&quot;;&quot;○&quot;)))">
            <text:p/>
          </table:table-cell>
          <table:table-cell table:style-name="ce2" office:value-type="string" calcext:value-type="string">
            <text:p>lockPref("extensions.autoDisableScopes", 11);</text:p>
          </table:table-cell>
          <table:table-cell table:formula="of:=IF([.J47]=&quot;&quot;;&quot;?&quot;;IF([.L47]=&quot;&quot;;&quot;新規&quot;;IF([.J47]=[.L47];&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8]=&quot;&quot;;&quot;?&quot;;IF([.J48]=&quot;&quot;;&quot;新規&quot;;IF([.H48]=[.J48];&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8]=&quot;&quot;;&quot;?&quot;;IF([.L48]=&quot;&quot;;&quot;新規&quot;;IF([.J48]=[.L48];&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9]=&quot;&quot;;&quot;?&quot;;IF([.J49]=&quot;&quot;;&quot;新規&quot;;IF([.H49]=[.J49];&quot;&quot;;&quot;○&quot;)))">
            <text:p/>
          </table:table-cell>
          <table:table-cell table:style-name="ce2" office:value-type="string" calcext:value-type="string">
            <text:p>lockPref("extensions.shownSelectionUI", true);</text:p>
            <text:p>lockPref("extensions.showMismatchUI", false);</text:p>
          </table:table-cell>
          <table:table-cell table:formula="of:=IF([.J49]=&quot;&quot;;&quot;?&quot;;IF([.L49]=&quot;&quot;;&quot;新規&quot;;IF([.J49]=[.L49];&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5">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50]=&quot;&quot;;&quot;?&quot;;IF([.J50]=&quot;&quot;;&quot;新規&quot;;IF([.H50]=[.J50];&quot;&quot;;&quot;○&quot;)))">
            <text:p/>
          </table:table-cell>
          <table:table-cell table:style-name="ce2" office:value-type="string" calcext:value-type="string">
            <text:p>lockPref("xpinstall.signatures.required", false);</text:p>
          </table:table-cell>
          <table:table-cell table:formula="of:=IF([.J50]=&quot;&quot;;&quot;?&quot;;IF([.L50]=&quot;&quot;;&quot;新規&quot;;IF([.J50]=[.L50];&quot;&quot;;&quot;○&quot;)))" office:value-type="string" office:string-value="新規" calcext:value-type="string">
            <text:p>新規</text:p>
          </table:table-cell>
          <table:table-cell table:number-columns-repeated="1013"/>
        </table:table-row>
        <table:table-row table:style-name="ro16">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51]=&quot;&quot;;&quot;?&quot;;IF([.J51]=&quot;&quot;;&quot;新規&quot;;IF([.H51]=[.J51];&quot;&quot;;&quot;○&quot;)))">
            <text:p/>
          </table:table-cell>
          <table:table-cell table:style-name="ce2" office:value-type="string" calcext:value-type="string">
            <text:p>lockPref("xpinstall.signatures.required", true);</text:p>
          </table:table-cell>
          <table:table-cell table:formula="of:=IF([.J51]=&quot;&quot;;&quot;?&quot;;IF([.L51]=&quot;&quot;;&quot;新規&quot;;IF([.J51]=[.L51];&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2]=&quot;&quot;;&quot;?&quot;;IF([.J52]=&quot;&quot;;&quot;新規&quot;;IF([.H52]=[.J52];&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2]=&quot;&quot;;&quot;?&quot;;IF([.L52]=&quot;&quot;;&quot;新規&quot;;IF([.J52]=[.L52];&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3]=&quot;&quot;;&quot;?&quot;;IF([.J53]=&quot;&quot;;&quot;新規&quot;;IF([.H53]=[.J53];&quot;&quot;;&quot;○&quot;)))">
            <text:p/>
          </table:table-cell>
          <table:table-cell table:style-name="ce2" office:value-type="string" calcext:value-type="string">
            <text:p>-</text:p>
          </table:table-cell>
          <table:table-cell table:formula="of:=IF([.J53]=&quot;&quot;;&quot;?&quot;;IF([.L53]=&quot;&quot;;&quot;新規&quot;;IF([.J53]=[.L5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4]=&quot;&quot;;&quot;?&quot;;IF([.J54]=&quot;&quot;;&quot;新規&quot;;IF([.H54]=[.J54];&quot;&quot;;&quot;○&quot;)))">
            <text:p/>
          </table:table-cell>
          <table:table-cell table:style-name="ce2" office:value-type="string" calcext:value-type="string">
            <text:p>lockPref("extensions.certimporter.allowRegisterAgain", true);</text:p>
          </table:table-cell>
          <table:table-cell table:formula="of:=IF([.J54]=&quot;&quot;;&quot;?&quot;;IF([.L54]=&quot;&quot;;&quot;新規&quot;;IF([.J54]=[.L54];&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5]=&quot;&quot;;&quot;?&quot;;IF([.J55]=&quot;&quot;;&quot;新規&quot;;IF([.H55]=[.J55];&quot;&quot;;&quot;○&quot;)))">
            <text:p/>
          </table:table-cell>
          <table:table-cell table:style-name="ce2" office:value-type="string" calcext:value-type="string">
            <text:p>lockPref("extensions.certimporter.allowRegisterAgain", false);</text:p>
          </table:table-cell>
          <table:table-cell table:formula="of:=IF([.J55]=&quot;&quot;;&quot;?&quot;;IF([.L55]=&quot;&quot;;&quot;新規&quot;;IF([.J55]=[.L55];&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6]=&quot;&quot;;&quot;?&quot;;IF([.J56]=&quot;&quot;;&quot;新規&quot;;IF([.H56]=[.J56];&quot;&quot;;&quot;○&quot;)))">
            <text:p/>
          </table:table-cell>
          <table:table-cell table:style-name="ce2" office:value-type="string" calcext:value-type="string">
            <text:p>-</text:p>
          </table:table-cell>
          <table:table-cell table:formula="of:=IF([.J56]=&quot;&quot;;&quot;?&quot;;IF([.L56]=&quot;&quot;;&quot;新規&quot;;IF([.J56]=[.L56];&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1" office:value-type="string" calcext:value-type="string">
            <text:p>lockPref("extensions.autopermission.sites.example.com", "install=1");</text:p>
            <text:p><text:span text:style-name="T1">clearPref("extensions.autopermission.sites.example.com.lastValue");</text:span></text:p>
          </table:table-cell>
          <table:table-cell table:formula="of:=IF([.H57]=&quot;&quot;;&quot;?&quot;;IF([.J57]=&quot;&quot;;&quot;新規&quot;;IF([.H57]=[.J57];&quot;&quot;;&quot;○&quot;)))" office:value-type="string" office:string-value="○" calcext:value-type="string">
            <text:p>○</text:p>
          </table:table-cell>
          <table:table-cell table:style-name="ce21" office:value-type="string" calcext:value-type="string">
            <text:p>lockPref("extensions.autopermission.sites.example.com", "install=1");</text:p>
          </table:table-cell>
          <table:table-cell table:formula="of:=IF([.J57]=&quot;&quot;;&quot;?&quot;;IF([.L57]=&quot;&quot;;&quot;新規&quot;;IF([.J57]=[.L57];&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8">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8]=&quot;&quot;;&quot;?&quot;;IF([.J58]=&quot;&quot;;&quot;新規&quot;;IF([.H58]=[.J58];&quot;&quot;;&quot;○&quot;)))">
            <text:p/>
          </table:table-cell>
          <table:table-cell table:style-name="ce19"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8]=&quot;&quot;;&quot;?&quot;;IF([.L58]=&quot;&quot;;&quot;新規&quot;;IF([.J58]=[.L58];&quot;&quot;;&quot;○&quot;)))" office:value-type="string" office:string-value="新規" calcext:value-type="string">
            <text:p>新規</text:p>
          </table:table-cell>
          <table:table-cell table:number-columns-repeated="1013"/>
        </table:table-row>
        <table:table-row table:style-name="ro1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9]=&quot;&quot;;&quot;?&quot;;IF([.J59]=&quot;&quot;;&quot;新規&quot;;IF([.H59]=[.J59];&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9]=&quot;&quot;;&quot;?&quot;;IF([.L59]=&quot;&quot;;&quot;新規&quot;;IF([.J59]=[.L59];&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8">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60]=&quot;&quot;;&quot;?&quot;;IF([.J60]=&quot;&quot;;&quot;新規&quot;;IF([.H60]=[.J60];&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60]=&quot;&quot;;&quot;?&quot;;IF([.L60]=&quot;&quot;;&quot;新規&quot;;IF([.J60]=[.L60];&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61]=&quot;&quot;;&quot;?&quot;;IF([.J61]=&quot;&quot;;&quot;新規&quot;;IF([.H61]=[.J61];&quot;&quot;;&quot;○&quot;)))">
            <text:p/>
          </table:table-cell>
          <table:table-cell table:style-name="ce2" office:value-type="string" calcext:value-type="string">
            <text:p>-</text:p>
          </table:table-cell>
          <table:table-cell table:formula="of:=IF([.J61]=&quot;&quot;;&quot;?&quot;;IF([.L61]=&quot;&quot;;&quot;新規&quot;;IF([.J61]=[.L6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2]=&quot;&quot;;&quot;?&quot;;IF([.J62]=&quot;&quot;;&quot;新規&quot;;IF([.H62]=[.J62];&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2]=&quot;&quot;;&quot;?&quot;;IF([.L62]=&quot;&quot;;&quot;新規&quot;;IF([.J62]=[.L62];&quot;&quot;;&quot;○&quot;)))">
            <text:p/>
          </table:table-cell>
          <table:table-cell office:value-type="string" calcext:value-type="string">
            <text:p>lockPref("extensions.autopermission.sites.(site)", "popup=1");</text:p>
          </table:table-cell>
          <table:table-cell table:number-columns-repeated="1012"/>
        </table:table-row>
        <table:table-row table:style-name="ro18">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3]=&quot;&quot;;&quot;?&quot;;IF([.J63]=&quot;&quot;;&quot;新規&quot;;IF([.H63]=[.J63];&quot;&quot;;&quot;○&quot;)))">
            <text:p/>
          </table:table-cell>
          <table:table-cell table:style-name="ce19"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3]=&quot;&quot;;&quot;?&quot;;IF([.L63]=&quot;&quot;;&quot;新規&quot;;IF([.J63]=[.L63];&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4]=&quot;&quot;;&quot;?&quot;;IF([.J64]=&quot;&quot;;&quot;新規&quot;;IF([.H64]=[.J64];&quot;&quot;;&quot;○&quot;)))">
            <text:p/>
          </table:table-cell>
          <table:table-cell table:style-name="ce2" office:value-type="string" calcext:value-type="string">
            <text:p>lockPref("dom.disable_open_during_load", false);</text:p>
          </table:table-cell>
          <table:table-cell table:formula="of:=IF([.J64]=&quot;&quot;;&quot;?&quot;;IF([.L64]=&quot;&quot;;&quot;新規&quot;;IF([.J64]=[.L64];&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5]=&quot;&quot;;&quot;?&quot;;IF([.J65]=&quot;&quot;;&quot;新規&quot;;IF([.H65]=[.J65];&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5]=&quot;&quot;;&quot;?&quot;;IF([.L65]=&quot;&quot;;&quot;新規&quot;;IF([.J65]=[.L65];&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6]=&quot;&quot;;&quot;?&quot;;IF([.J66]=&quot;&quot;;&quot;新規&quot;;IF([.H66]=[.J66];&quot;&quot;;&quot;○&quot;)))">
            <text:p/>
          </table:table-cell>
          <table:table-cell table:style-name="ce2" office:value-type="string" calcext:value-type="string">
            <text:p>lockPref("browser.safebrowsing.malware.enabled", true);</text:p>
          </table:table-cell>
          <table:table-cell table:formula="of:=IF([.J66]=&quot;&quot;;&quot;?&quot;;IF([.L66]=&quot;&quot;;&quot;新規&quot;;IF([.J66]=[.L66];&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20">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8]=&quot;&quot;;&quot;?&quot;;IF([.J68]=&quot;&quot;;&quot;新規&quot;;IF([.H68]=[.J68];&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8]=&quot;&quot;;&quot;?&quot;;IF([.L68]=&quot;&quot;;&quot;新規&quot;;IF([.J68]=[.L68];&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21">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9]=&quot;&quot;;&quot;?&quot;;IF([.J69]=&quot;&quot;;&quot;新規&quot;;IF([.H69]=[.J69];&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9]=&quot;&quot;;&quot;?&quot;;IF([.L69]=&quot;&quot;;&quot;新規&quot;;IF([.J69]=[.L69];&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22">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71]=&quot;&quot;;&quot;?&quot;;IF([.J71]=&quot;&quot;;&quot;新規&quot;;IF([.H71]=[.J71];&quot;&quot;;&quot;○&quot;)))">
            <text:p/>
          </table:table-cell>
          <table:table-cell table:style-name="ce3" office:value-type="string" calcext:value-type="string">
            <text:p>-（Firefox 38で廃止）</text:p>
          </table:table-cell>
          <table:table-cell table:formula="of:=IF([.J71]=&quot;&quot;;&quot;?&quot;;IF([.L71]=&quot;&quot;;&quot;新規&quot;;IF([.J71]=[.L71];&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3]=&quot;&quot;;&quot;?&quot;;IF([.J73]=&quot;&quot;;&quot;新規&quot;;IF([.H73]=[.J73];&quot;&quot;;&quot;○&quot;)))">
            <text:p/>
          </table:table-cell>
          <table:table-cell table:style-name="ce2" office:value-type="string" calcext:value-type="string">
            <text:p>lockPref("extensions.disable-about-something@clear-code.com.about.（サフィックス）", <text:s/>false);</text:p>
          </table:table-cell>
          <table:table-cell table:formula="of:=IF([.J73]=&quot;&quot;;&quot;?&quot;;IF([.L73]=&quot;&quot;;&quot;新規&quot;;IF([.J73]=[.L73];&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table:style-name="ce2" office:value-type="string" calcext:value-type="string">
            <text:p>-</text:p>
          </table:table-cell>
          <table:table-cell table:formula="of:=IF([.J74]=&quot;&quot;;&quot;?&quot;;IF([.L74]=&quot;&quot;;&quot;新規&quot;;IF([.J74]=[.L7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5]=&quot;&quot;;&quot;?&quot;;IF([.J75]=&quot;&quot;;&quot;新規&quot;;IF([.H75]=[.J75];&quot;&quot;;&quot;○&quot;)))">
            <text:p/>
          </table:table-cell>
          <table:table-cell table:style-name="ce2" office:value-type="string" calcext:value-type="string">
            <text:p>-</text:p>
          </table:table-cell>
          <table:table-cell table:formula="of:=IF([.J75]=&quot;&quot;;&quot;?&quot;;IF([.L75]=&quot;&quot;;&quot;新規&quot;;IF([.J75]=[.L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6]=&quot;&quot;;&quot;?&quot;;IF([.J76]=&quot;&quot;;&quot;新規&quot;;IF([.H76]=[.J76];&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6]=&quot;&quot;;&quot;?&quot;;IF([.L76]=&quot;&quot;;&quot;新規&quot;;IF([.J76]=[.L76];&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7]=&quot;&quot;;&quot;?&quot;;IF([.J77]=&quot;&quot;;&quot;新規&quot;;IF([.H77]=[.J77];&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7]=&quot;&quot;;&quot;?&quot;;IF([.L77]=&quot;&quot;;&quot;新規&quot;;IF([.J77]=[.L77];&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78]=&quot;&quot;;&quot;?&quot;;IF([.J78]=&quot;&quot;;&quot;新規&quot;;IF([.H78]=[.J78];&quot;&quot;;&quot;○&quot;)))">
            <text:p/>
          </table:table-cell>
          <table:table-cell office:value-type="string" calcext:value-type="string">
            <text:p>-</text:p>
          </table:table-cell>
          <table:table-cell table:formula="of:=IF([.J78]=&quot;&quot;;&quot;?&quot;;IF([.L78]=&quot;&quot;;&quot;新規&quot;;IF([.J78]=[.L78];&quot;&quot;;&quot;○&quot;)))">
            <text:p/>
          </table:table-cell>
          <table:table-cell office:value-type="string" calcext:value-type="string">
            <text:p>-</text:p>
          </table:table-cell>
          <table:table-cell table:number-columns-repeated="1012"/>
        </table:table-row>
        <table:table-row table:style-name="ro23">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9]=&quot;&quot;;&quot;?&quot;;IF([.J79]=&quot;&quot;;&quot;新規&quot;;IF([.H79]=[.J79];&quot;&quot;;&quot;○&quot;)))">
            <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9]=&quot;&quot;;&quot;?&quot;;IF([.L79]=&quot;&quot;;&quot;新規&quot;;IF([.J79]=[.L79];&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80]=&quot;&quot;;&quot;?&quot;;IF([.J80]=&quot;&quot;;&quot;新規&quot;;IF([.H80]=[.J80];&quot;&quot;;&quot;○&quot;)))">
            <text:p/>
          </table:table-cell>
          <table:table-cell table:style-name="ce1" office:value-type="string" calcext:value-type="string">
            <text:p>lockPref("javascript.enabled", true);</text:p>
          </table:table-cell>
          <table:table-cell table:formula="of:=IF([.J80]=&quot;&quot;;&quot;?&quot;;IF([.L80]=&quot;&quot;;&quot;新規&quot;;IF([.J80]=[.L80];&quot;&quot;;&quot;○&quot;)))">
            <text:p/>
          </table:table-cell>
          <table:table-cell office:value-type="string" calcext:value-type="string">
            <text:p>lockPref("javascript.enabled", true);</text:p>
          </table:table-cell>
          <table:table-cell table:number-columns-repeated="1012"/>
        </table:table-row>
        <table:table-row table:style-name="ro10">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81]=&quot;&quot;;&quot;?&quot;;IF([.J81]=&quot;&quot;;&quot;新規&quot;;IF([.H81]=[.J81];&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81]=&quot;&quot;;&quot;?&quot;;IF([.L81]=&quot;&quot;;&quot;新規&quot;;IF([.J81]=[.L81];&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2]=&quot;&quot;;&quot;?&quot;;IF([.J82]=&quot;&quot;;&quot;新規&quot;;IF([.H82]=[.J82];&quot;&quot;;&quot;○&quot;)))">
            <text:p/>
          </table:table-cell>
          <table:table-cell table:style-name="ce1" office:value-type="string" calcext:value-type="string">
            <text:p>lockPref("javascript.enabled", false);</text:p>
          </table:table-cell>
          <table:table-cell table:formula="of:=IF([.J82]=&quot;&quot;;&quot;?&quot;;IF([.L82]=&quot;&quot;;&quot;新規&quot;;IF([.J82]=[.L82];&quot;&quot;;&quot;○&quot;)))">
            <text:p/>
          </table:table-cell>
          <table:table-cell office:value-type="string" calcext:value-type="string">
            <text:p>lockPref("javascript.enabled", false);</text:p>
          </table:table-cell>
          <table:table-cell table:number-columns-repeated="1012"/>
        </table:table-row>
        <table:table-row table:style-name="ro10">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3]=&quot;&quot;;&quot;?&quot;;IF([.J83]=&quot;&quot;;&quot;新規&quot;;IF([.H83]=[.J83];&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3]=&quot;&quot;;&quot;?&quot;;IF([.L83]=&quot;&quot;;&quot;新規&quot;;IF([.J83]=[.L83];&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4]=&quot;&quot;;&quot;?&quot;;IF([.J84]=&quot;&quot;;&quot;新規&quot;;IF([.H84]=[.J84];&quot;&quot;;&quot;○&quot;)))">
            <text:p/>
          </table:table-cell>
          <table:table-cell table:style-name="ce1" office:value-type="string" calcext:value-type="string">
            <text:p>-</text:p>
          </table:table-cell>
          <table:table-cell table:formula="of:=IF([.J84]=&quot;&quot;;&quot;?&quot;;IF([.L84]=&quot;&quot;;&quot;新規&quot;;IF([.J84]=[.L8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5]=&quot;&quot;;&quot;?&quot;;IF([.J85]=&quot;&quot;;&quot;新規&quot;;IF([.H85]=[.J85];&quot;&quot;;&quot;○&quot;)))">
            <text:p/>
          </table:table-cell>
          <table:table-cell table:style-name="ce1" office:value-type="string" calcext:value-type="string">
            <text:p>lockPref("security.fileuri.strict_origin_policy", false);</text:p>
          </table:table-cell>
          <table:table-cell table:formula="of:=IF([.J85]=&quot;&quot;;&quot;?&quot;;IF([.L85]=&quot;&quot;;&quot;新規&quot;;IF([.J85]=[.L85];&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6]=&quot;&quot;;&quot;?&quot;;IF([.J86]=&quot;&quot;;&quot;新規&quot;;IF([.H86]=[.J86];&quot;&quot;;&quot;○&quot;)))">
            <text:p/>
          </table:table-cell>
          <table:table-cell table:style-name="ce1" office:value-type="string" calcext:value-type="string">
            <text:p>lockPref("security.fileuri.strict_origin_policy", true);</text:p>
          </table:table-cell>
          <table:table-cell table:formula="of:=IF([.J86]=&quot;&quot;;&quot;?&quot;;IF([.L86]=&quot;&quot;;&quot;新規&quot;;IF([.J86]=[.L86];&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7]=&quot;&quot;;&quot;?&quot;;IF([.J87]=&quot;&quot;;&quot;新規&quot;;IF([.H87]=[.J87];&quot;&quot;;&quot;○&quot;)))">
            <text:p/>
          </table:table-cell>
          <table:table-cell table:style-name="ce1" office:value-type="string" calcext:value-type="string">
            <text:p>-</text:p>
          </table:table-cell>
          <table:table-cell table:formula="of:=IF([.J87]=&quot;&quot;;&quot;?&quot;;IF([.L87]=&quot;&quot;;&quot;新規&quot;;IF([.J87]=[.L87];&quot;&quot;;&quot;○&quot;)))">
            <text:p/>
          </table:table-cell>
          <table:table-cell office:value-type="string" calcext:value-type="string">
            <text:p>-</text:p>
          </table:table-cell>
          <table:table-cell table:number-columns-repeated="1012"/>
        </table:table-row>
        <table:table-row table:style-name="ro24">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8]=&quot;&quot;;&quot;?&quot;;IF([.J88]=&quot;&quot;;&quot;新規&quot;;IF([.H88]=[.J88];&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8]=&quot;&quot;;&quot;?&quot;;IF([.L88]=&quot;&quot;;&quot;新規&quot;;IF([.J88]=[.L88];&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9]=&quot;&quot;;&quot;?&quot;;IF([.J89]=&quot;&quot;;&quot;新規&quot;;IF([.H89]=[.J89];&quot;&quot;;&quot;○&quot;)))">
            <text:p/>
          </table:table-cell>
          <table:table-cell table:style-name="ce1" office:value-type="string" calcext:value-type="string">
            <text:p>lockPref("full-screen-api.enabled", true);</text:p>
          </table:table-cell>
          <table:table-cell table:formula="of:=IF([.J89]=&quot;&quot;;&quot;?&quot;;IF([.L89]=&quot;&quot;;&quot;新規&quot;;IF([.J89]=[.L89];&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8" office:value-type="string" calcext:value-type="string">
            <text:p>Firefox 45で廃止</text:p>
          </table:table-cell>
          <table:table-cell table:formula="of:=IF([.H90]=&quot;&quot;;&quot;?&quot;;IF([.J90]=&quot;&quot;;&quot;新規&quot;;IF([.H90]=[.J90];&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90]=&quot;&quot;;&quot;?&quot;;IF([.L90]=&quot;&quot;;&quot;新規&quot;;IF([.J90]=[.L90];&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91]=&quot;&quot;;&quot;?&quot;;IF([.J91]=&quot;&quot;;&quot;新規&quot;;IF([.H91]=[.J91];&quot;&quot;;&quot;○&quot;)))">
            <text:p/>
          </table:table-cell>
          <table:table-cell table:style-name="ce1" office:value-type="string" calcext:value-type="string">
            <text:p>lockPref("full-screen-api.enabled", false);</text:p>
          </table:table-cell>
          <table:table-cell table:formula="of:=IF([.J91]=&quot;&quot;;&quot;?&quot;;IF([.L91]=&quot;&quot;;&quot;新規&quot;;IF([.J91]=[.L91];&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2]=&quot;&quot;;&quot;?&quot;;IF([.J92]=&quot;&quot;;&quot;新規&quot;;IF([.H92]=[.J92];&quot;&quot;;&quot;○&quot;)))">
            <text:p/>
          </table:table-cell>
          <table:table-cell table:style-name="ce4" office:value-type="string" calcext:value-type="string">
            <text:p>Firefox 45で廃止</text:p>
          </table:table-cell>
          <table:table-cell table:formula="of:=IF([.J92]=&quot;&quot;;&quot;?&quot;;IF([.L92]=&quot;&quot;;&quot;新規&quot;;IF([.J92]=[.L92];&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3]=&quot;&quot;;&quot;?&quot;;IF([.J93]=&quot;&quot;;&quot;新規&quot;;IF([.H93]=[.J93];&quot;&quot;;&quot;○&quot;)))">
            <text:p/>
          </table:table-cell>
          <table:table-cell table:style-name="ce4" office:value-type="string" calcext:value-type="string">
            <text:p>Firefox 45で廃止</text:p>
          </table:table-cell>
          <table:table-cell table:formula="of:=IF([.J93]=&quot;&quot;;&quot;?&quot;;IF([.L93]=&quot;&quot;;&quot;新規&quot;;IF([.J93]=[.L93];&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5]=&quot;&quot;;&quot;?&quot;;IF([.J95]=&quot;&quot;;&quot;新規&quot;;IF([.H95]=[.J95];&quot;&quot;;&quot;○&quot;)))">
            <text:p/>
          </table:table-cell>
          <table:table-cell table:style-name="ce2" office:value-type="string" calcext:value-type="string">
            <text:p>lockPref("lightweightThemes.getMoreURL", "");</text:p>
          </table:table-cell>
          <table:table-cell table:formula="of:=IF([.J95]=&quot;&quot;;&quot;?&quot;;IF([.L95]=&quot;&quot;;&quot;新規&quot;;IF([.J95]=[.L95];&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7]=&quot;&quot;;&quot;?&quot;;IF([.J97]=&quot;&quot;;&quot;新規&quot;;IF([.H97]=[.J97];&quot;&quot;;&quot;○&quot;)))">
            <text:p/>
          </table:table-cell>
          <table:table-cell table:style-name="ce2" office:value-type="string" calcext:value-type="string">
            <text:p>lockPref("lightweightThemes.recommendedThemes", "");</text:p>
          </table:table-cell>
          <table:table-cell table:formula="of:=IF([.J97]=&quot;&quot;;&quot;?&quot;;IF([.L97]=&quot;&quot;;&quot;新規&quot;;IF([.J97]=[.L97];&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7"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7"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9]=&quot;&quot;;&quot;?&quot;;IF([.J99]=&quot;&quot;;&quot;新規&quot;;IF([.H99]=[.J99];&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quot;)))">
            <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12">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101]=&quot;&quot;;&quot;?&quot;;IF([.J101]=&quot;&quot;;&quot;新規&quot;;IF([.H101]=[.J101];&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12">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2]=&quot;&quot;;&quot;?&quot;;IF([.J102]=&quot;&quot;;&quot;新規&quot;;IF([.H102]=[.J102];&quot;&quot;;&quot;○&quot;)))" office:value-type="string" office:string-value="○" calcext:value-type="string">
            <text:p>○</text:p>
          </table:table-cell>
          <table:table-cell table:style-name="ce2" office:value-type="string" calcext:value-type="string">
            <text:p>-</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6">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3]=&quot;&quot;;&quot;?&quot;;IF([.J103]=&quot;&quot;;&quot;新規&quot;;IF([.H103]=[.J103];&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2"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4]=&quot;&quot;;&quot;?&quot;;IF([.J104]=&quot;&quot;;&quot;新規&quot;;IF([.H104]=[.J104];&quot;&quot;;&quot;○&quot;)))">
            <text:p/>
          </table:table-cell>
          <table:table-cell table:style-name="ce2" office:value-type="string" calcext:value-type="string">
            <text:p>defaultPref("dom.ipc.plugins.sandbox-level.default", 0);</text:p>
            <text:p>defaultPref("dom.ipc.plugins.sandbox-level.flash", 0);</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5]=&quot;&quot;;&quot;?&quot;;IF([.J105]=&quot;&quot;;&quot;新規&quot;;IF([.H105]=[.J105];&quot;&quot;;&quot;○&quot;)))">
            <text:p/>
          </table:table-cell>
          <table:table-cell table:style-name="ce2" office:value-type="string" calcext:value-type="string">
            <text:p>lockPref("dom.ipc.plugins.sandbox-level.default", 0);</text:p>
            <text:p>lockPref("dom.ipc.plugins.sandbox-level.flash", 1);</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29">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6]=&quot;&quot;;&quot;?&quot;;IF([.J106]=&quot;&quot;;&quot;新規&quot;;IF([.H106]=[.J106];&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7]=&quot;&quot;;&quot;?&quot;;IF([.J107]=&quot;&quot;;&quot;新規&quot;;IF([.H107]=[.J107];&quot;&quot;;&quot;○&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8]=&quot;&quot;;&quot;?&quot;;IF([.J108]=&quot;&quot;;&quot;新規&quot;;IF([.H108]=[.J108];&quot;&quot;;&quot;○&quot;)))">
            <text:p/>
          </table:table-cell>
          <table:table-cell table:style-name="ce2" office:value-type="string" calcext:value-type="string">
            <text:p>lockPref("dom.ipc.plugins.flash.disable-protected-mode", tru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9]=&quot;&quot;;&quot;?&quot;;IF([.J109]=&quot;&quot;;&quot;新規&quot;;IF([.H109]=[.J109];&quot;&quot;;&quot;○&quot;)))">
            <text:p/>
          </table:table-cell>
          <table:table-cell table:style-name="ce2" office:value-type="string" calcext:value-type="string">
            <text:p>-</text:p>
          </table:table-cell>
          <table:table-cell table:formula="of:=IF([.J109]=&quot;&quot;;&quot;?&quot;;IF([.L109]=&quot;&quot;;&quot;新規&quot;;IF([.J109]=[.L109];&quot;&quot;;&quot;○&quot;)))" office:value-type="string" office:string-value="新規" calcext:value-type="string">
            <text:p>新規</text:p>
          </table:table-cell>
          <table:table-cell table:number-columns-repeated="1013"/>
        </table:table-row>
        <table:table-row table:style-name="ro30">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10]=&quot;&quot;;&quot;?&quot;;IF([.J110]=&quot;&quot;;&quot;新規&quot;;IF([.H110]=[.J110];&quot;&quot;;&quot;○&quot;)))" office:value-type="string" office:string-value="○" calcext:value-type="string">
            <text:p>○</text:p>
          </table:table-cell>
          <table:table-cell table:style-name="ce19"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10]=&quot;&quot;;&quot;?&quot;;IF([.L110]=&quot;&quot;;&quot;新規&quot;;IF([.J110]=[.L110];&quot;&quot;;&quot;○&quot;)))" office:value-type="string" office:string-value="新規" calcext:value-type="string">
            <text:p>新規</text:p>
          </table:table-cell>
          <table:table-cell table:number-columns-repeated="1013"/>
        </table:table-row>
        <table:table-row table:style-name="ro5">
          <table:table-cell table:style-name="ce2" office:value-type="string" calcext:value-type="string">
            <text:p>Security-26</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危険なソフトウェアのインストールをブロックする</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11]=&quot;&quot;;&quot;?&quot;;IF([.J111]=&quot;&quot;;&quot;新規&quot;;IF([.H111]=[.J111];&quot;&quot;;&quot;○&quot;)))" office:value-type="string" office:string-value="新規" calcext:value-type="string">
            <text:p>新規</text:p>
          </table:table-cell>
          <table:table-cell table:style-name="ce19"/>
          <table:table-cell table:number-columns-repeated="1014"/>
        </table:table-row>
        <table:table-row table:style-name="ro31">
          <table:table-cell table:style-name="ce2" office:value-type="string" calcext:value-type="string">
            <text:p>Security-2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2]=&quot;&quot;;&quot;?&quot;;IF([.J112]=&quot;&quot;;&quot;新規&quot;;IF([.H112]=[.J112];&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7</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office:value-type="string" office:string-value="新規" calcext:value-type="string">
            <text:p>新規</text:p>
          </table:table-cell>
          <table:table-cell table:style-name="ce19"/>
          <table:table-cell table:number-columns-repeated="1014"/>
        </table:table-row>
        <table:table-row table:style-name="ro32">
          <table:table-cell table:style-name="ce2" office:value-type="string" calcext:value-type="string">
            <text:p>Security-2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4]=&quot;&quot;;&quot;?&quot;;IF([.J114]=&quot;&quot;;&quot;新規&quot;;IF([.H114]=[.J114];&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8</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認証が必要なWiFiアクセスポイントを検出した時に、認証用のタブを自動的に開く</text:p>
          </table:table-cell>
          <table:table-cell table:style-name="ce2" office:value-type="string" calcext:value-type="string" table:number-columns-spanned="1" table:number-rows-spanned="2">
            <text:p>-</text:p>
          </table:table-cell>
          <table:table-cell table:style-name="ce2" office:value-type="string" calcext:value-type="string">
            <text:p>タブを開く（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2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何もしない</text:p>
          </table:table-cell>
          <table:table-cell office:value-type="string" calcext:value-type="string">
            <text:p>MCDで設定を反映する</text:p>
          </table:table-cell>
          <table:table-cell table:style-name="ce2" office:value-type="string" calcext:value-type="string">
            <text:p>lockPref("network.captive-portal-service.enabled<text:span text:style-name="T6">", false);</text:span></text:p>
          </table:table-cell>
          <table:table-cell table:formula="of:=IF([.H116]=&quot;&quot;;&quot;?&quot;;IF([.J116]=&quot;&quot;;&quot;新規&quot;;IF([.H116]=[.J116];&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9</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SSL/TLSでないページでの「secure」属性付きCookieの読み書き</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network.cookie.leave-secure-alone<text:span text:style-name="T6">", false);</text:span></text:p>
          </table:table-cell>
          <table:table-cell table:formula="of:=IF([.H117]=&quot;&quot;;&quot;?&quot;;IF([.J117]=&quot;&quot;;&quot;新規&quot;;IF([.H117]=[.J117];&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2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誤ったMIME Typeが指定されたスクリプトファイルの実行</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security.block_script_with_wrong_mime<text:span text:style-name="T6">", false);</text:span></text:p>
          </table:table-cell>
          <table:table-cell table:formula="of:=IF([.H119]=&quot;&quot;;&quot;?&quot;;IF([.J119]=&quot;&quot;;&quot;新規&quot;;IF([.H119]=[.J119];&quot;&quot;;&quot;○&quot;)))" office:value-type="string" office:string-value="新規" calcext:value-type="string">
            <text:p>新規</text:p>
          </table:table-cell>
          <table:table-cell table:style-name="ce19"/>
          <table:table-cell table:number-columns-repeated="1014"/>
        </table:table-row>
        <table:table-row table:style-name="ro33">
          <table:table-cell table:style-name="ce2" office:value-type="string" calcext:value-type="string">
            <text:p>Security-3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1</text:p>
          </table:table-cell>
          <table:table-cell office:value-type="float" office:value="1" calcext:value-type="float">
            <text:p>1</text:p>
          </table:table-cell>
          <table:table-cell table:style-name="ce2" office:value-type="string" calcext:value-type="string" table:number-columns-spanned="1" table:number-rows-spanned="2">
            <text:p>セキュリティ</text:p>
          </table:table-cell>
          <table:table-cell office:value-type="string" calcext:value-type="string" table:number-columns-spanned="1" table:number-rows-spanned="2">
            <text:p>危険なFlashコンテンツの読み込み</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browser.safebrowsing.blockedURIs.enabled", false);</text:p>
          </table:table-cell>
          <table:table-cell table:formula="of:=IF([.H121]=&quot;&quot;;&quot;?&quot;;IF([.J121]=&quot;&quot;;&quot;新規&quot;;IF([.H121]=[.J121];&quot;&quot;;&quot;○&quot;)))" office:value-type="string" office:string-value="新規" calcext:value-type="string">
            <text:p>新規</text:p>
          </table:table-cell>
          <table:table-cell table:style-name="ce2"/>
          <table:table-cell table:number-columns-repeated="1014"/>
        </table:table-row>
        <table:table-row table:style-name="ro5">
          <table:table-cell table:style-name="ce2" office:value-type="string" calcext:value-type="string">
            <text:p>Security-31</text:p>
          </table:table-cell>
          <table:table-cell office:value-type="float" office:value="2" calcext:value-type="float">
            <text:p>2</text:p>
          </table:table-cell>
          <table:covered-table-cell table:number-columns-repeated="3"/>
          <table:table-cell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quot;)))" office:value-type="string" office:string-value="新規" calcext:value-type="string">
            <text:p>新規</text:p>
          </table:table-cell>
          <table:table-cell table:style-name="ce2"/>
          <table:table-cell table:number-columns-repeated="1014"/>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履歴の保存の可否</text:p>
          </table:table-cell>
          <table:table-cell office:value-type="string" calcext:value-type="string" table:number-columns-spanned="1" table:number-rows-spanned="5">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3]=&quot;&quot;;&quot;?&quot;;IF([.J123]=&quot;&quot;;&quot;新規&quot;;IF([.H123]=[.J123];&quot;&quot;;&quot;○&quot;)))">
            <text:p/>
          </table:table-cell>
          <table:table-cell table:style-name="ce2" office:value-type="string" calcext:value-type="string">
            <text:p>-</text:p>
          </table:table-cell>
          <table:table-cell table:formula="of:=IF([.J123]=&quot;&quot;;&quot;?&quot;;IF([.L123]=&quot;&quot;;&quot;新規&quot;;IF([.J123]=[.L123];&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Privacy-1</text:p>
          </table:table-cell>
          <table:table-cell office:value-type="float" office:value="5" calcext:value-type="float">
            <text:p>5</text:p>
          </table:table-cell>
          <table:covered-table-cell table:number-columns-repeated="3"/>
          <table:table-cell office:value-type="string" calcext:value-type="string">
            <text:p>履歴を基本的には保存し、ただし（一部項目は）終了時の消去を許可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22"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24]=&quot;&quot;;&quot;?&quot;;IF([.J124]=&quot;&quot;;&quot;新規&quot;;IF([.H124]=[.J124];&quot;&quot;;&quot;○&quot;)))" office:value-type="string" office:string-value="新規" calcext:value-type="string">
            <text:p>新規</text:p>
          </table:table-cell>
          <table:table-cell table:style-name="ce2"/>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25]=&quot;&quot;;&quot;?&quot;;IF([.J125]=&quot;&quot;;&quot;新規&quot;;IF([.H125]=[.J125];&quot;&quot;;&quot;○&quot;)))" office:value-type="string" office:string-value="○" calcext:value-type="string">
            <text:p>○</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25]=&quot;&quot;;&quot;?&quot;;IF([.L125]=&quot;&quot;;&quot;新規&quot;;IF([.J125]=[.L125];&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3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26]=&quot;&quot;;&quot;?&quot;;IF([.J126]=&quot;&quot;;&quot;新規&quot;;IF([.H126]=[.J126];&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26]=&quot;&quot;;&quot;?&quot;;IF([.L126]=&quot;&quot;;&quot;新規&quot;;IF([.J126]=[.L126];&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37">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27]=&quot;&quot;;&quot;?&quot;;IF([.J127]=&quot;&quot;;&quot;新規&quot;;IF([.H127]=[.J127];&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27]=&quot;&quot;;&quot;?&quot;;IF([.L127]=&quot;&quot;;&quot;新規&quot;;IF([.J127]=[.L12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quot;)))">
            <text:p/>
          </table:table-cell>
          <table:table-cell table:style-name="ce2" office:value-type="string" calcext:value-type="string">
            <text:p>-</text:p>
          </table:table-cell>
          <table:table-cell table:formula="of:=IF([.J128]=&quot;&quot;;&quot;?&quot;;IF([.L128]=&quot;&quot;;&quot;新規&quot;;IF([.J128]=[.L128];&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8">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29]=&quot;&quot;;&quot;?&quot;;IF([.J129]=&quot;&quot;;&quot;新規&quot;;IF([.H129]=[.J129];&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29]=&quot;&quot;;&quot;?&quot;;IF([.L129]=&quot;&quot;;&quot;新規&quot;;IF([.J129]=[.L12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2">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31]=&quot;&quot;;&quot;?&quot;;IF([.J131]=&quot;&quot;;&quot;新規&quot;;IF([.H131]=[.J131];&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31]=&quot;&quot;;&quot;?&quot;;IF([.L131]=&quot;&quot;;&quot;新規&quot;;IF([.J131]=[.L131];&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9">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32]=&quot;&quot;;&quot;?&quot;;IF([.J132]=&quot;&quot;;&quot;新規&quot;;IF([.H132]=[.J132];&quot;&quot;;&quot;○&quot;)))">
            <text:p/>
          </table:table-cell>
          <table:table-cell table:style-name="ce3" office:value-type="string" calcext:value-type="string">
            <text:p>Firefox 31の時点で廃止</text:p>
          </table:table-cell>
          <table:table-cell table:formula="of:=IF([.J132]=&quot;&quot;;&quot;?&quot;;IF([.L132]=&quot;&quot;;&quot;新規&quot;;IF([.J132]=[.L13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table:style-name="ce2" office:value-type="string" calcext:value-type="string">
            <text:p>-</text:p>
          </table:table-cell>
          <table:table-cell table:formula="of:=IF([.J133]=&quot;&quot;;&quot;?&quot;;IF([.L133]=&quot;&quot;;&quot;新規&quot;;IF([.J133]=[.L133];&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40">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34]=&quot;&quot;;&quot;?&quot;;IF([.L134]=&quot;&quot;;&quot;新規&quot;;IF([.J134]=[.L13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quot;)))">
            <text:p/>
          </table:table-cell>
          <table:table-cell table:style-name="ce2" office:value-type="string" calcext:value-type="string">
            <text:p>-</text:p>
          </table:table-cell>
          <table:table-cell table:formula="of:=IF([.J135]=&quot;&quot;;&quot;?&quot;;IF([.L135]=&quot;&quot;;&quot;新規&quot;;IF([.J135]=[.L135];&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41">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36]=&quot;&quot;;&quot;?&quot;;IF([.J136]=&quot;&quot;;&quot;新規&quot;;IF([.H136]=[.J136];&quot;&quot;;&quot;○&quot;)))" office:value-type="string" office:string-value="○" calcext:value-type="string">
            <text:p>○</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36]=&quot;&quot;;&quot;?&quot;;IF([.L136]=&quot;&quot;;&quot;新規&quot;;IF([.J136]=[.L13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38]=&quot;&quot;;&quot;?&quot;;IF([.J138]=&quot;&quot;;&quot;新規&quot;;IF([.H138]=[.J138];&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38]=&quot;&quot;;&quot;?&quot;;IF([.L138]=&quot;&quot;;&quot;新規&quot;;IF([.J138]=[.L138];&quot;&quot;;&quot;○&quot;)))">
            <text:p/>
          </table:table-cell>
          <table:table-cell office:value-type="string" calcext:value-type="string">
            <text:p>lockPref("extensions.autopermission.sites.(site)", "offline-app=1");</text:p>
          </table:table-cell>
          <table:table-cell table:number-columns-repeated="1012"/>
        </table:table-row>
        <table:table-row table:style-name="ro18">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39]=&quot;&quot;;&quot;?&quot;;IF([.J139]=&quot;&quot;;&quot;新規&quot;;IF([.H139]=[.J139];&quot;&quot;;&quot;○&quot;)))">
            <text:p/>
          </table:table-cell>
          <table:table-cell table:style-name="ce19"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39]=&quot;&quot;;&quot;?&quot;;IF([.L139]=&quot;&quot;;&quot;新規&quot;;IF([.J139]=[.L139];&quot;&quot;;&quot;○&quot;)))" office:value-type="string" office:string-value="新規" calcext:value-type="string">
            <text:p>新規</text:p>
          </table:table-cell>
          <table:table-cell table:number-columns-repeated="1013"/>
        </table:table-row>
        <table:table-row table:style-name="ro42">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40]=&quot;&quot;;&quot;?&quot;;IF([.J140]=&quot;&quot;;&quot;新規&quot;;IF([.H140]=[.J140];&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40]=&quot;&quot;;&quot;?&quot;;IF([.L140]=&quot;&quot;;&quot;新規&quot;;IF([.J140]=[.L140];&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41]=&quot;&quot;;&quot;?&quot;;IF([.J141]=&quot;&quot;;&quot;新規&quot;;IF([.H141]=[.J141];&quot;&quot;;&quot;○&quot;)))">
            <text:p/>
          </table:table-cell>
          <table:table-cell table:style-name="ce2" office:value-type="string" calcext:value-type="string">
            <text:p>lockPref("network.prefetch-next", true);</text:p>
          </table:table-cell>
          <table:table-cell table:formula="of:=IF([.J141]=&quot;&quot;;&quot;?&quot;;IF([.L141]=&quot;&quot;;&quot;新規&quot;;IF([.J141]=[.L141];&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42]=&quot;&quot;;&quot;?&quot;;IF([.J142]=&quot;&quot;;&quot;新規&quot;;IF([.H142]=[.J142];&quot;&quot;;&quot;○&quot;)))">
            <text:p/>
          </table:table-cell>
          <table:table-cell table:style-name="ce2" office:value-type="string" calcext:value-type="string">
            <text:p>lockPref("network.prefetch-next", false);</text:p>
          </table:table-cell>
          <table:table-cell table:formula="of:=IF([.J142]=&quot;&quot;;&quot;?&quot;;IF([.L142]=&quot;&quot;;&quot;新規&quot;;IF([.J142]=[.L142];&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text:p/>
          </table:table-cell>
          <table:table-cell office:value-type="string" calcext:value-type="string">
            <text:p>-</text:p>
          </table:table-cell>
          <table:table-cell table:number-columns-repeated="1012"/>
        </table:table-row>
        <table:table-row table:style-name="ro1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44]=&quot;&quot;;&quot;?&quot;;IF([.L144]=&quot;&quot;;&quot;新規&quot;;IF([.J144]=[.L144];&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2">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45]=&quot;&quot;;&quot;?&quot;;IF([.J145]=&quot;&quot;;&quot;新規&quot;;IF([.H145]=[.J145];&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45]=&quot;&quot;;&quot;?&quot;;IF([.L145]=&quot;&quot;;&quot;新規&quot;;IF([.J145]=[.L145];&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quot;)))">
            <text:p/>
          </table:table-cell>
          <table:table-cell table:style-name="ce2" office:value-type="string" calcext:value-type="string">
            <text:p>-</text:p>
          </table:table-cell>
          <table:table-cell table:formula="of:=IF([.J146]=&quot;&quot;;&quot;?&quot;;IF([.L146]=&quot;&quot;;&quot;新規&quot;;IF([.J146]=[.L146];&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43">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47]=&quot;&quot;;&quot;?&quot;;IF([.J147]=&quot;&quot;;&quot;新規&quot;;IF([.H147]=[.J147];&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47]=&quot;&quot;;&quot;?&quot;;IF([.L147]=&quot;&quot;;&quot;新規&quot;;IF([.J147]=[.L147];&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5">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48]=&quot;&quot;;&quot;?&quot;;IF([.J148]=&quot;&quot;;&quot;新規&quot;;IF([.H148]=[.J148];&quot;&quot;;&quot;○&quot;)))">
            <text:p/>
          </table:table-cell>
          <table:table-cell table:style-name="ce1" office:value-type="string" calcext:value-type="string">
            <text:p>lockPref("network.cookie.cookieBehavior", 0);</text:p>
            <text:p>lockPref("network.cookie.lifetimePolicy", 0);</text:p>
          </table:table-cell>
          <table:table-cell table:formula="of:=IF([.J148]=&quot;&quot;;&quot;?&quot;;IF([.L148]=&quot;&quot;;&quot;新規&quot;;IF([.J148]=[.L148];&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2">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49]=&quot;&quot;;&quot;?&quot;;IF([.J149]=&quot;&quot;;&quot;新規&quot;;IF([.H149]=[.J149];&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49]=&quot;&quot;;&quot;?&quot;;IF([.L149]=&quot;&quot;;&quot;新規&quot;;IF([.J149]=[.L149];&quot;&quot;;&quot;○&quot;)))">
            <text:p/>
          </table:table-cell>
          <table:table-cell office:value-type="string" calcext:value-type="string">
            <text:p>lockPref("extensions.autopermission.sites.(site)", "cookie=1");</text:p>
          </table:table-cell>
          <table:table-cell table:number-columns-repeated="1012"/>
        </table:table-row>
        <table:table-row table:style-name="ro22">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50]=&quot;&quot;;&quot;?&quot;;IF([.J150]=&quot;&quot;;&quot;新規&quot;;IF([.H150]=[.J150];&quot;&quot;;&quot;○&quot;)))" office:value-type="string" office:string-value="○" calcext:value-type="string">
            <text:p>○</text:p>
          </table:table-cell>
          <table:table-cell table:style-name="ce19"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50]=&quot;&quot;;&quot;?&quot;;IF([.L150]=&quot;&quot;;&quot;新規&quot;;IF([.J150]=[.L150];&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51]=&quot;&quot;;&quot;?&quot;;IF([.J151]=&quot;&quot;;&quot;新規&quot;;IF([.H151]=[.J151];&quot;&quot;;&quot;○&quot;)))">
            <text:p/>
          </table:table-cell>
          <table:table-cell table:style-name="ce1" office:value-type="string" calcext:value-type="string">
            <text:p>lockPref("network.cookie.cookieBehavior", 0);</text:p>
            <text:p>lockPref("network.cookie.lifetimePolicy", 2);</text:p>
          </table:table-cell>
          <table:table-cell table:formula="of:=IF([.J151]=&quot;&quot;;&quot;?&quot;;IF([.L151]=&quot;&quot;;&quot;新規&quot;;IF([.J151]=[.L151];&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52]=&quot;&quot;;&quot;?&quot;;IF([.J152]=&quot;&quot;;&quot;新規&quot;;IF([.H152]=[.J152];&quot;&quot;;&quot;○&quot;)))">
            <text:p/>
          </table:table-cell>
          <table:table-cell table:style-name="ce1" office:value-type="string" calcext:value-type="string">
            <text:p>lockPref("network.cookie.cookieBehavior", 2);</text:p>
            <text:p>lockPref("network.cookie.lifetimePolicy", 0);</text:p>
          </table:table-cell>
          <table:table-cell table:formula="of:=IF([.J152]=&quot;&quot;;&quot;?&quot;;IF([.L152]=&quot;&quot;;&quot;新規&quot;;IF([.J152]=[.L152];&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54]=&quot;&quot;;&quot;?&quot;;IF([.J154]=&quot;&quot;;&quot;新規&quot;;IF([.H154]=[.J154];&quot;&quot;;&quot;○&quot;)))">
            <text:p/>
          </table:table-cell>
          <table:table-cell table:style-name="ce2" office:value-type="string" calcext:value-type="string">
            <text:p>lockPref("dom.storage.enabled", false);</text:p>
          </table:table-cell>
          <table:table-cell table:formula="of:=IF([.J154]=&quot;&quot;;&quot;?&quot;;IF([.L154]=&quot;&quot;;&quot;新規&quot;;IF([.J154]=[.L154];&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5">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55]=&quot;&quot;;&quot;?&quot;;IF([.J155]=&quot;&quot;;&quot;新規&quot;;IF([.H155]=[.J155];&quot;&quot;;&quot;○&quot;)))">
            <text:p/>
          </table:table-cell>
          <table:table-cell table:style-name="ce1" office:value-type="string" calcext:value-type="string">
            <text:p>lockPref("dom.indexedDB.enabled", true);</text:p>
          </table:table-cell>
          <table:table-cell table:formula="of:=IF([.J155]=&quot;&quot;;&quot;?&quot;;IF([.L155]=&quot;&quot;;&quot;新規&quot;;IF([.J155]=[.L155];&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2">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8" table:formula="of:=IF([.H156]=&quot;&quot;;&quot;?&quot;;IF([.J156]=&quot;&quot;;&quot;新規&quot;;IF([.H156]=[.J156];&quot;&quot;;&quot;○&quot;)))">
            <text:p/>
          </table:table-cell>
          <table:table-cell table:style-name="ce3" office:value-type="string" calcext:value-type="string">
            <text:p>Firefox 43以降ではCookieの保存ポリシーに連動</text:p>
          </table:table-cell>
          <table:table-cell table:formula="of:=IF([.J156]=&quot;&quot;;&quot;?&quot;;IF([.L156]=&quot;&quot;;&quot;新規&quot;;IF([.J156]=[.L156];&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2">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8" table:formula="of:=IF([.H157]=&quot;&quot;;&quot;?&quot;;IF([.J157]=&quot;&quot;;&quot;新規&quot;;IF([.H157]=[.J157];&quot;&quot;;&quot;○&quot;)))">
            <text:p/>
          </table:table-cell>
          <table:table-cell table:style-name="ce3" office:value-type="string" calcext:value-type="string">
            <text:p>Firefox 43以降ではCookieの保存ポリシーに連動</text:p>
          </table:table-cell>
          <table:table-cell table:formula="of:=IF([.J157]=&quot;&quot;;&quot;?&quot;;IF([.L157]=&quot;&quot;;&quot;新規&quot;;IF([.J157]=[.L15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58]=&quot;&quot;;&quot;?&quot;;IF([.J158]=&quot;&quot;;&quot;新規&quot;;IF([.H158]=[.J158];&quot;&quot;;&quot;○&quot;)))">
            <text:p/>
          </table:table-cell>
          <table:table-cell table:style-name="ce1" office:value-type="string" calcext:value-type="string">
            <text:p>lockPref("dom.indexedDB.enabled", false);</text:p>
          </table:table-cell>
          <table:table-cell table:formula="of:=IF([.J158]=&quot;&quot;;&quot;?&quot;;IF([.L158]=&quot;&quot;;&quot;新規&quot;;IF([.J158]=[.L15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60]=&quot;&quot;;&quot;?&quot;;IF([.J160]=&quot;&quot;;&quot;新規&quot;;IF([.H160]=[.J160];&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60]=&quot;&quot;;&quot;?&quot;;IF([.L160]=&quot;&quot;;&quot;新規&quot;;IF([.J160]=[.L160];&quot;&quot;;&quot;○&quot;)))">
            <text:p/>
          </table:table-cell>
          <table:table-cell office:value-type="string" calcext:value-type="string">
            <text:p>lockPref("extensions.autopermission.sites.(site)", "geo=1");</text:p>
          </table:table-cell>
          <table:table-cell table:number-columns-repeated="1012"/>
        </table:table-row>
        <table:table-row table:style-name="ro18">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61]=&quot;&quot;;&quot;?&quot;;IF([.J161]=&quot;&quot;;&quot;新規&quot;;IF([.H161]=[.J161];&quot;&quot;;&quot;○&quot;)))">
            <text:p/>
          </table:table-cell>
          <table:table-cell table:style-name="ce19"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61]=&quot;&quot;;&quot;?&quot;;IF([.L161]=&quot;&quot;;&quot;新規&quot;;IF([.J161]=[.L16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62]=&quot;&quot;;&quot;?&quot;;IF([.J162]=&quot;&quot;;&quot;新規&quot;;IF([.H162]=[.J162];&quot;&quot;;&quot;○&quot;)))">
            <text:p/>
          </table:table-cell>
          <table:table-cell table:style-name="ce2" office:value-type="string" calcext:value-type="string">
            <text:p>lockPref("geo.enabled", false);</text:p>
          </table:table-cell>
          <table:table-cell table:formula="of:=IF([.J162]=&quot;&quot;;&quot;?&quot;;IF([.L162]=&quot;&quot;;&quot;新規&quot;;IF([.J162]=[.L162];&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63]=&quot;&quot;;&quot;?&quot;;IF([.J163]=&quot;&quot;;&quot;新規&quot;;IF([.H163]=[.J163];&quot;&quot;;&quot;○&quot;)))">
            <text:p/>
          </table:table-cell>
          <table:table-cell table:style-name="ce1"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64]=&quot;&quot;;&quot;?&quot;;IF([.J164]=&quot;&quot;;&quot;新規&quot;;IF([.H164]=[.J164];&quot;&quot;;&quot;○&quot;)))">
            <text:p/>
          </table:table-cell>
          <table:table-cell table:style-name="ce1" office:value-type="string" calcext:value-type="string">
            <text:p>lockPref("browser.search.geoip.url", "");</text:p>
          </table:table-cell>
          <table:table-cell table:formula="of:=IF([.J164]=&quot;&quot;;&quot;?&quot;;IF([.L164]=&quot;&quot;;&quot;新規&quot;;IF([.J164]=[.L164];&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65]=&quot;&quot;;&quot;?&quot;;IF([.J165]=&quot;&quot;;&quot;新規&quot;;IF([.H165]=[.J165];&quot;&quot;;&quot;○&quot;)))">
            <text:p/>
          </table:table-cell>
          <table:table-cell table:style-name="ce2" office:value-type="string" calcext:value-type="string">
            <text:p>lockPref("network.dns.disablePrefetch", false);</text:p>
          </table:table-cell>
          <table:table-cell table:formula="of:=IF([.J165]=&quot;&quot;;&quot;?&quot;;IF([.L165]=&quot;&quot;;&quot;新規&quot;;IF([.J165]=[.L165];&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66]=&quot;&quot;;&quot;?&quot;;IF([.J166]=&quot;&quot;;&quot;新規&quot;;IF([.H166]=[.J166];&quot;&quot;;&quot;○&quot;)))">
            <text:p/>
          </table:table-cell>
          <table:table-cell table:style-name="ce2" office:value-type="string" calcext:value-type="string">
            <text:p>lockPref("network.dns.disablePrefetch", true);</text:p>
            <text:p>lockPref("network.dns.disablePrefetchFromHTTPS", true);</text:p>
          </table:table-cell>
          <table:table-cell table:formula="of:=IF([.J166]=&quot;&quot;;&quot;?&quot;;IF([.L166]=&quot;&quot;;&quot;新規&quot;;IF([.J166]=[.L166];&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67]=&quot;&quot;;&quot;?&quot;;IF([.J167]=&quot;&quot;;&quot;新規&quot;;IF([.H167]=[.J167];&quot;&quot;;&quot;○&quot;)))">
            <text:p/>
          </table:table-cell>
          <table:table-cell table:style-name="ce2" office:value-type="string" calcext:value-type="string">
            <text:p>lockPref("browser.search.suggest.enabled", true);</text:p>
          </table:table-cell>
          <table:table-cell table:formula="of:=IF([.J167]=&quot;&quot;;&quot;?&quot;;IF([.L167]=&quot;&quot;;&quot;新規&quot;;IF([.J167]=[.L167];&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44">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68]=&quot;&quot;;&quot;?&quot;;IF([.J168]=&quot;&quot;;&quot;新規&quot;;IF([.H168]=[.J168];&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9]=&quot;&quot;;&quot;?&quot;;IF([.J169]=&quot;&quot;;&quot;新規&quot;;IF([.H169]=[.J169];&quot;&quot;;&quot;○&quot;)))">
            <text:p/>
          </table:table-cell>
          <table:table-cell table:style-name="ce2" office:value-type="string" calcext:value-type="string">
            <text:p>-</text:p>
          </table:table-cell>
          <table:table-cell table:formula="of:=IF([.J169]=&quot;&quot;;&quot;?&quot;;IF([.L169]=&quot;&quot;;&quot;新規&quot;;IF([.J169]=[.L169];&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45">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71]=&quot;&quot;;&quot;?&quot;;IF([.J171]=&quot;&quot;;&quot;新規&quot;;IF([.H171]=[.J171];&quot;&quot;;&quot;○&quot;)))">
            <text:p/>
          </table:table-cell>
          <table:table-cell table:style-name="ce1"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72]=&quot;&quot;;&quot;?&quot;;IF([.J172]=&quot;&quot;;&quot;新規&quot;;IF([.H172]=[.J172];&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72]=&quot;&quot;;&quot;?&quot;;IF([.L172]=&quot;&quot;;&quot;新規&quot;;IF([.J172]=[.L172];&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2">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73]=&quot;&quot;;&quot;?&quot;;IF([.J173]=&quot;&quot;;&quot;新規&quot;;IF([.H173]=[.J173];&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73]=&quot;&quot;;&quot;?&quot;;IF([.L173]=&quot;&quot;;&quot;新規&quot;;IF([.J173]=[.L173];&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1">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4]=&quot;&quot;;&quot;?&quot;;IF([.J174]=&quot;&quot;;&quot;新規&quot;;IF([.H174]=[.J174];&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74]=&quot;&quot;;&quot;?&quot;;IF([.L174]=&quot;&quot;;&quot;新規&quot;;IF([.J174]=[.L174];&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table:style-name="ce2"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6">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76]=&quot;&quot;;&quot;?&quot;;IF([.J176]=&quot;&quot;;&quot;新規&quot;;IF([.H176]=[.J176];&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76]=&quot;&quot;;&quot;?&quot;;IF([.L176]=&quot;&quot;;&quot;新規&quot;;IF([.J176]=[.L176];&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table:style-name="ce2"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78]=&quot;&quot;;&quot;?&quot;;IF([.J178]=&quot;&quot;;&quot;新規&quot;;IF([.H178]=[.J178];&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78]=&quot;&quot;;&quot;?&quot;;IF([.L178]=&quot;&quot;;&quot;新規&quot;;IF([.J178]=[.L178];&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79]=&quot;&quot;;&quot;?&quot;;IF([.J179]=&quot;&quot;;&quot;新規&quot;;IF([.H179]=[.J179];&quot;&quot;;&quot;○&quot;)))">
            <text:p/>
          </table:table-cell>
          <table:table-cell table:style-name="ce2"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80]=&quot;&quot;;&quot;?&quot;;IF([.J180]=&quot;&quot;;&quot;新規&quot;;IF([.H180]=[.J180];&quot;&quot;;&quot;○&quot;)))" office:value-type="string" office:string-value="○" calcext:value-type="string">
            <text:p>○</text:p>
          </table:table-cell>
          <table:table-cell table:style-name="ce2" office:value-type="string" calcext:value-type="string">
            <text:p>-</text:p>
          </table:table-cell>
          <table:table-cell table:formula="of:=IF([.J180]=&quot;&quot;;&quot;?&quot;;IF([.L180]=&quot;&quot;;&quot;新規&quot;;IF([.J180]=[.L18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5">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81]=&quot;&quot;;&quot;?&quot;;IF([.J181]=&quot;&quot;;&quot;新規&quot;;IF([.H181]=[.J181];&quot;&quot;;&quot;○&quot;)))">
            <text:p/>
          </table:table-cell>
          <table:table-cell table:style-name="ce4" office:value-type="string" calcext:value-type="string">
            <text:p>-</text:p>
          </table:table-cell>
          <table:table-cell table:formula="of:=IF([.J181]=&quot;&quot;;&quot;?&quot;;IF([.L181]=&quot;&quot;;&quot;新規&quot;;IF([.J181]=[.L181];&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8">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3" office:value-type="string" calcext:value-type="string">
            <text:p>Security-11に統合</text:p>
          </table:table-cell>
          <table:table-cell table:formula="of:=IF([.H182]=&quot;&quot;;&quot;?&quot;;IF([.J182]=&quot;&quot;;&quot;新規&quot;;IF([.H182]=[.J182];&quot;&quot;;&quot;○&quot;)))">
            <text:p/>
          </table:table-cell>
          <table:table-cell table:style-name="ce23" office:value-type="string" calcext:value-type="string">
            <text:p>Security-11に統合</text:p>
          </table:table-cell>
          <table:table-cell table:formula="of:=IF([.J182]=&quot;&quot;;&quot;?&quot;;IF([.L182]=&quot;&quot;;&quot;新規&quot;;IF([.J182]=[.L182];&quot;&quot;;&quot;○&quot;)))" office:value-type="string" office:string-value="○" calcext:value-type="string">
            <text:p>○</text:p>
          </table:table-cell>
          <table:table-cell table:style-name="ce2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quot;)))">
            <text:p/>
          </table:table-cell>
          <table:table-cell table:style-name="ce2" office:value-type="string" calcext:value-type="string">
            <text:p>-</text:p>
          </table:table-cell>
          <table:table-cell table:formula="of:=IF([.J183]=&quot;&quot;;&quot;?&quot;;IF([.L183]=&quot;&quot;;&quot;新規&quot;;IF([.J183]=[.L183];&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8">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84]=&quot;&quot;;&quot;?&quot;;IF([.J184]=&quot;&quot;;&quot;新規&quot;;IF([.H184]=[.J184];&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84]=&quot;&quot;;&quot;?&quot;;IF([.L184]=&quot;&quot;;&quot;新規&quot;;IF([.J184]=[.L184];&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185]=&quot;&quot;;&quot;?&quot;;IF([.J185]=&quot;&quot;;&quot;新規&quot;;IF([.H185]=[.J185];&quot;&quot;;&quot;○&quot;)))" office:value-type="string" office:string-value="○" calcext:value-type="string">
            <text:p>○</text:p>
          </table:table-cell>
          <table:table-cell table:style-name="ce2" office:value-type="string" calcext:value-type="string">
            <text:p>lockPref("loop.enabled",true);</text:p>
          </table:table-cell>
          <table:table-cell table:formula="of:=IF([.J185]=&quot;&quot;;&quot;?&quot;;IF([.L185]=&quot;&quot;;&quot;新規&quot;;IF([.J185]=[.L185];&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9">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52で廃止）</text:p>
          </table:table-cell>
          <table:table-cell table:formula="of:=IF([.H186]=&quot;&quot;;&quot;?&quot;;IF([.J186]=&quot;&quot;;&quot;新規&quot;;IF([.H186]=[.J186];&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86]=&quot;&quot;;&quot;?&quot;;IF([.L186]=&quot;&quot;;&quot;新規&quot;;IF([.J186]=[.L186];&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9"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table:style-name="ce2" office:value-type="string" calcext:value-type="string">
            <text:p>-</text:p>
          </table:table-cell>
          <table:table-cell table:formula="of:=IF([.J187]=&quot;&quot;;&quot;?&quot;;IF([.L187]=&quot;&quot;;&quot;新規&quot;;IF([.J187]=[.L187];&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88]=&quot;&quot;;&quot;?&quot;;IF([.J188]=&quot;&quot;;&quot;新規&quot;;IF([.H188]=[.J188];&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88]=&quot;&quot;;&quot;?&quot;;IF([.L188]=&quot;&quot;;&quot;新規&quot;;IF([.J188]=[.L188];&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table:style-name="ce2" office:value-type="string" calcext:value-type="string">
            <text:p>-</text:p>
          </table:table-cell>
          <table:table-cell table:formula="of:=IF([.J189]=&quot;&quot;;&quot;?&quot;;IF([.L189]=&quot;&quot;;&quot;新規&quot;;IF([.J189]=[.L189];&quot;&quot;;&quot;○&quot;)))">
            <text:p/>
          </table:table-cell>
          <table:table-cell office:value-type="string" calcext:value-type="string">
            <text:p>-</text:p>
          </table:table-cell>
          <table:table-cell table:number-columns-repeated="1012"/>
        </table:table-row>
        <table:table-row table:style-name="ro51">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90]=&quot;&quot;;&quot;?&quot;;IF([.J190]=&quot;&quot;;&quot;新規&quot;;IF([.H190]=[.J190];&quot;&quot;;&quot;○&quot;)))" office:value-type="string" office:string-value="○" calcext:value-type="string">
            <text:p>○</text:p>
          </table:table-cell>
          <table:table-cell table:style-name="ce2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90]=&quot;&quot;;&quot;?&quot;;IF([.L190]=&quot;&quot;;&quot;新規&quot;;IF([.J190]=[.L190];&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1]=&quot;&quot;;&quot;?&quot;;IF([.J191]=&quot;&quot;;&quot;新規&quot;;IF([.H191]=[.J191];&quot;&quot;;&quot;○&quot;)))" office:value-type="string" office:string-value="○" calcext:value-type="string">
            <text:p>○</text:p>
          </table:table-cell>
          <table:table-cell table:style-name="ce1" office:value-type="string" calcext:value-type="string">
            <text:p>-</text:p>
          </table:table-cell>
          <table:table-cell table:formula="of:=IF([.J191]=&quot;&quot;;&quot;?&quot;;IF([.L191]=&quot;&quot;;&quot;新規&quot;;IF([.J191]=[.L191];&quot;&quot;;&quot;○&quot;)))">
            <text:p/>
          </table:table-cell>
          <table:table-cell office:value-type="string" calcext:value-type="string">
            <text:p>-</text:p>
          </table:table-cell>
          <table:table-cell table:number-columns-repeated="1012"/>
        </table:table-row>
        <table:table-row table:style-name="ro52">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2]=&quot;&quot;;&quot;?&quot;;IF([.J192]=&quot;&quot;;&quot;新規&quot;;IF([.H192]=[.J192];&quot;&quot;;&quot;○&quot;)))" office:value-type="string" office:string-value="○" calcext:value-type="string">
            <text:p>○</text:p>
          </table:table-cell>
          <table:table-cell table:style-name="ce19"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J192]=&quot;&quot;;&quot;?&quot;;IF([.L192]=&quot;&quot;;&quot;新規&quot;;IF([.J192]=[.L192];&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93]=&quot;&quot;;&quot;?&quot;;IF([.J193]=&quot;&quot;;&quot;新規&quot;;IF([.H193]=[.J193];&quot;&quot;;&quot;○&quot;)))">
            <text:p/>
          </table:table-cell>
          <table:table-cell table:style-name="ce1" office:value-type="string" calcext:value-type="string">
            <text:p>-</text:p>
          </table:table-cell>
          <table:table-cell table:formula="of:=IF([.J193]=&quot;&quot;;&quot;?&quot;;IF([.L193]=&quot;&quot;;&quot;新規&quot;;IF([.J193]=[.L19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94]=&quot;&quot;;&quot;?&quot;;IF([.J194]=&quot;&quot;;&quot;新規&quot;;IF([.H194]=[.J194];&quot;&quot;;&quot;○&quot;)))">
            <text:p/>
          </table:table-cell>
          <table:table-cell table:style-name="ce1" office:value-type="string" calcext:value-type="string">
            <text:p>-</text:p>
          </table:table-cell>
          <table:table-cell table:formula="of:=IF([.J194]=&quot;&quot;;&quot;?&quot;;IF([.L194]=&quot;&quot;;&quot;新規&quot;;IF([.J194]=[.L1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95]=&quot;&quot;;&quot;?&quot;;IF([.J195]=&quot;&quot;;&quot;新規&quot;;IF([.H195]=[.J195];&quot;&quot;;&quot;○&quot;)))">
            <text:p/>
          </table:table-cell>
          <table:table-cell table:style-name="ce1" office:value-type="string" calcext:value-type="string">
            <text:p>lockPref("browser.cache.disk.smart_size.enabled", true);</text:p>
          </table:table-cell>
          <table:table-cell table:formula="of:=IF([.J195]=&quot;&quot;;&quot;?&quot;;IF([.L195]=&quot;&quot;;&quot;新規&quot;;IF([.J195]=[.L195];&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96]=&quot;&quot;;&quot;?&quot;;IF([.J196]=&quot;&quot;;&quot;新規&quot;;IF([.H196]=[.J196];&quot;&quot;;&quot;○&quot;)))">
            <text:p/>
          </table:table-cell>
          <table:table-cell table:style-name="ce1" office:value-type="string" calcext:value-type="string">
            <text:p>lockPref("browser.cache.disk.smart_size.enabled", false);</text:p>
            <text:p>lockPref("browser.cache.disk.capacity", サイズ（KB）);</text:p>
          </table:table-cell>
          <table:table-cell table:formula="of:=IF([.J196]=&quot;&quot;;&quot;?&quot;;IF([.L196]=&quot;&quot;;&quot;新規&quot;;IF([.J196]=[.L196];&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53">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7" office:value-type="string" calcext:value-type="string">
            <text:p>-</text:p>
          </table:table-cell>
          <table:table-cell table:formula="of:=IF([.H197]=&quot;&quot;;&quot;?&quot;;IF([.J197]=&quot;&quot;;&quot;新規&quot;;IF([.H197]=[.J197];&quot;&quot;;&quot;○&quot;)))">
            <text:p/>
          </table:table-cell>
          <table:table-cell table:style-name="ce17" office:value-type="string" calcext:value-type="string">
            <text:p>-</text:p>
          </table:table-cell>
          <table:table-cell table:formula="of:=IF([.J197]=&quot;&quot;;&quot;?&quot;;IF([.L197]=&quot;&quot;;&quot;新規&quot;;IF([.J197]=[.L197];&quot;&quot;;&quot;○&quot;)))">
            <text:p/>
          </table:table-cell>
          <table:table-cell table:number-columns-repeated="2" office:value-type="string" calcext:value-type="string">
            <text:p>-</text:p>
          </table:table-cell>
          <table:table-cell table:number-columns-repeated="1011"/>
        </table:table-row>
        <table:table-row table:style-name="ro54">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selfsupport.enabled", false);</text:p>
            <text:p><text:span text:style-name="T11">lockPref("browser.selfsupport.url", "");</text:span></text:p>
          </table:table-cell>
          <table:table-cell table:formula="of:=IF([.H198]=&quot;&quot;;&quot;?&quot;;IF([.J198]=&quot;&quot;;&quot;新規&quot;;IF([.H198]=[.J198];&quot;&quot;;&quot;○&quot;)))" office:value-type="string" office:string-value="○" calcext:value-type="string">
            <text:p>○</text:p>
          </table:table-cell>
          <table:table-cell table:style-name="ce17" office:value-type="string" calcext:value-type="string">
            <text:p>lockPref("browser.selfsupport.url", "");</text:p>
          </table:table-cell>
          <table:table-cell table:formula="of:=IF([.J198]=&quot;&quot;;&quot;?&quot;;IF([.L198]=&quot;&quot;;&quot;新規&quot;;IF([.J198]=[.L198];&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99]=&quot;&quot;;&quot;?&quot;;IF([.J199]=&quot;&quot;;&quot;新規&quot;;IF([.H199]=[.J199];&quot;&quot;;&quot;○&quot;)))">
            <text:p/>
          </table:table-cell>
          <table:table-cell table:style-name="ce1" office:value-type="string" calcext:value-type="string">
            <text:p>defaultPref("network.http.speculative-parallel-limit", 6);</text:p>
          </table:table-cell>
          <table:table-cell table:formula="of:=IF([.J199]=&quot;&quot;;&quot;?&quot;;IF([.L199]=&quot;&quot;;&quot;新規&quot;;IF([.J199]=[.L199];&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200]=&quot;&quot;;&quot;?&quot;;IF([.J200]=&quot;&quot;;&quot;新規&quot;;IF([.H200]=[.J200];&quot;&quot;;&quot;○&quot;)))">
            <text:p/>
          </table:table-cell>
          <table:table-cell table:style-name="ce1" office:value-type="string" calcext:value-type="string">
            <text:p>lockPref("network.http.speculative-parallel-limit", 0);</text:p>
          </table:table-cell>
          <table:table-cell table:formula="of:=IF([.J200]=&quot;&quot;;&quot;?&quot;;IF([.L200]=&quot;&quot;;&quot;新規&quot;;IF([.J200]=[.L200];&quot;&quot;;&quot;○&quot;)))">
            <text:p/>
          </table:table-cell>
          <table:table-cell office:value-type="string" calcext:value-type="string">
            <text:p>lockPref("network.http.speculative-parallel-limit", 0);</text:p>
          </table:table-cell>
          <table:table-cell table:number-columns-repeated="1012"/>
        </table:table-row>
        <table:table-row table:style-name="ro10">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10"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7" office:value-type="string" calcext:value-type="string">
            <text:p>-</text:p>
          </table:table-cell>
          <table:table-cell table:formula="of:=IF([.H201]=&quot;&quot;;&quot;?&quot;;IF([.J201]=&quot;&quot;;&quot;新規&quot;;IF([.H201]=[.J201];&quot;&quot;;&quot;○&quot;)))">
            <text:p/>
          </table:table-cell>
          <table:table-cell table:style-name="ce17" office:value-type="string" calcext:value-type="string">
            <text:p>-</text:p>
          </table:table-cell>
          <table:table-cell table:formula="of:=IF([.J201]=&quot;&quot;;&quot;?&quot;;IF([.L201]=&quot;&quot;;&quot;新規&quot;;IF([.J201]=[.L201];&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ブロックリストを取得して、トラッキングを常に遮断する</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2]=&quot;&quot;;&quot;?&quot;;IF([.J202]=&quot;&quot;;&quot;新規&quot;;IF([.H202]=[.J202];&quot;&quot;;&quot;○&quot;)))" office:value-type="string" office:string-value="○" calcext:value-type="string">
            <text:p>○</text:p>
          </table:table-cell>
          <table:table-cell table:style-name="ce17" office:value-type="string" calcext:value-type="string">
            <text:p>lockPref("privacy.trackingprotection.enabled", true);</text:p>
            <text:p>lockPref("privacy.trackingprotection.pbmode.enabled", true);</text:p>
          </table:table-cell>
          <table:table-cell table:formula="of:=IF([.J202]=&quot;&quot;;&quot;?&quot;;IF([.L202]=&quot;&quot;;&quot;新規&quot;;IF([.J202]=[.L202];&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ブロックリストを取得せず、トラッキングを遮断しない</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8"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3]=&quot;&quot;;&quot;?&quot;;IF([.J203]=&quot;&quot;;&quot;新規&quot;;IF([.H203]=[.J203];&quot;&quot;;&quot;○&quot;)))" office:value-type="string" office:string-value="○" calcext:value-type="string">
            <text:p>○</text:p>
          </table:table-cell>
          <table:table-cell table:style-name="ce18"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J203]=&quot;&quot;;&quot;?&quot;;IF([.L203]=&quot;&quot;;&quot;新規&quot;;IF([.J203]=[.L203];&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7" office:value-type="string" calcext:value-type="string">
            <text:p>lockPref("browser.sessionstore.privacy_level", 0);</text:p>
          </table:table-cell>
          <table:table-cell table:formula="of:=IF([.H204]=&quot;&quot;;&quot;?&quot;;IF([.J204]=&quot;&quot;;&quot;新規&quot;;IF([.H204]=[.J204];&quot;&quot;;&quot;○&quot;)))">
            <text:p/>
          </table:table-cell>
          <table:table-cell table:style-name="ce17" office:value-type="string" calcext:value-type="string">
            <text:p>lockPref("browser.sessionstore.privacy_level", 0);</text:p>
          </table:table-cell>
          <table:table-cell table:formula="of:=IF([.J204]=&quot;&quot;;&quot;?&quot;;IF([.L204]=&quot;&quot;;&quot;新規&quot;;IF([.J204]=[.L204];&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一切禁止する</text:p>
          </table:table-cell>
          <table:table-cell table:style-name="ce2"/>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H205]=&quot;&quot;;&quot;?&quot;;IF([.J205]=&quot;&quot;;&quot;新規&quot;;IF([.H205]=[.J205];&quot;&quot;;&quot;○&quot;)))">
            <text:p/>
          </table:table-cell>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J205]=&quot;&quot;;&quot;?&quot;;IF([.L205]=&quot;&quot;;&quot;新規&quot;;IF([.J205]=[.L205];&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10"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7" office:value-type="string" calcext:value-type="string">
            <text:p>defaultPref("urlclassifier.trackingTable", "test-track-simple,mozstd-track-digest256");</text:p>
          </table:table-cell>
          <table:table-cell table:formula="of:=IF([.H206]=&quot;&quot;;&quot;?&quot;;IF([.J206]=&quot;&quot;;&quot;新規&quot;;IF([.H206]=[.J206];&quot;&quot;;&quot;○&quot;)))">
            <text:p/>
          </table:table-cell>
          <table:table-cell table:style-name="ce17" office:value-type="string" calcext:value-type="string">
            <text:p>defaultPref("urlclassifier.trackingTable", "test-track-simple,mozstd-track-digest256");</text:p>
          </table:table-cell>
          <table:table-cell table:formula="of:=IF([.J206]=&quot;&quot;;&quot;?&quot;;IF([.L206]=&quot;&quot;;&quot;新規&quot;;IF([.J206]=[.L206];&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7" office:value-type="string" calcext:value-type="string">
            <text:p>defaultPref("urlclassifier.trackingTable", "test-track-simple,mozfull-track-digest256");</text:p>
          </table:table-cell>
          <table:table-cell table:formula="of:=IF([.H207]=&quot;&quot;;&quot;?&quot;;IF([.J207]=&quot;&quot;;&quot;新規&quot;;IF([.H207]=[.J207];&quot;&quot;;&quot;○&quot;)))">
            <text:p/>
          </table:table-cell>
          <table:table-cell table:style-name="ce17" office:value-type="string" calcext:value-type="string">
            <text:p>defaultPref("urlclassifier.trackingTable", "test-track-simple,mozfull-track-digest256");</text:p>
          </table:table-cell>
          <table:table-cell table:formula="of:=IF([.J207]=&quot;&quot;;&quot;?&quot;;IF([.L207]=&quot;&quot;;&quot;新規&quot;;IF([.J207]=[.L207];&quot;&quot;;&quot;○&quot;)))" office:value-type="string" office:string-value="新規" calcext:value-type="string">
            <text:p>新規</text:p>
          </table:table-cell>
          <table:table-cell table:number-columns-repeated="1013"/>
        </table:table-row>
        <table:table-row table:style-name="ro54">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H208]=&quot;&quot;;&quot;?&quot;;IF([.J208]=&quot;&quot;;&quot;新規&quot;;IF([.H208]=[.J208];&quot;&quot;;&quot;○&quot;)))">
            <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J208]=&quot;&quot;;&quot;?&quot;;IF([.L208]=&quot;&quot;;&quot;新規&quot;;IF([.J208]=[.L208];&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10"/>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H209]=&quot;&quot;;&quot;?&quot;;IF([.J209]=&quot;&quot;;&quot;新規&quot;;IF([.H209]=[.J209];&quot;&quot;;&quot;○&quot;)))">
            <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J209]=&quot;&quot;;&quot;?&quot;;IF([.L209]=&quot;&quot;;&quot;新規&quot;;IF([.J209]=[.L209];&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0]=&quot;&quot;;&quot;?&quot;;IF([.J210]=&quot;&quot;;&quot;新規&quot;;IF([.H210]=[.J210];&quot;&quot;;&quot;○&quot;)))">
            <text:p/>
          </table:table-cell>
          <table:table-cell table:style-name="ce17" office:value-type="string" calcext:value-type="string">
            <text:p>-</text:p>
          </table:table-cell>
          <table:table-cell table:formula="of:=IF([.J210]=&quot;&quot;;&quot;?&quot;;IF([.L210]=&quot;&quot;;&quot;新規&quot;;IF([.J210]=[.L210];&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cache.disk_cache_ssl", false)</text:p>
          </table:table-cell>
          <table:table-cell table:formula="of:=IF([.H211]=&quot;&quot;;&quot;?&quot;;IF([.J211]=&quot;&quot;;&quot;新規&quot;;IF([.H211]=[.J211];&quot;&quot;;&quot;○&quot;)))">
            <text:p/>
          </table:table-cell>
          <table:table-cell table:style-name="ce17" office:value-type="string" calcext:value-type="string">
            <text:p>lockPref("browser.cache.disk_cache_ssl", false)</text:p>
          </table:table-cell>
          <table:table-cell table:formula="of:=IF([.J211]=&quot;&quot;;&quot;?&quot;;IF([.L211]=&quot;&quot;;&quot;新規&quot;;IF([.J211]=[.L211];&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7" office:value-type="string" calcext:value-type="string">
            <text:p>-</text:p>
          </table:table-cell>
          <table:table-cell table:formula="of:=IF([.H212]=&quot;&quot;;&quot;?&quot;;IF([.J212]=&quot;&quot;;&quot;新規&quot;;IF([.H212]=[.J212];&quot;&quot;;&quot;○&quot;)))">
            <text:p/>
          </table:table-cell>
          <table:table-cell table:style-name="ce17" office:value-type="string" calcext:value-type="string">
            <text:p>-</text:p>
          </table:table-cell>
          <table:table-cell table:formula="of:=IF([.J212]=&quot;&quot;;&quot;?&quot;;IF([.L212]=&quot;&quot;;&quot;新規&quot;;IF([.J212]=[.L212];&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7" office:value-type="string" calcext:value-type="string">
            <text:p>lockPref("network.predictor.enabled", false);</text:p>
          </table:table-cell>
          <table:table-cell table:formula="of:=IF([.H213]=&quot;&quot;;&quot;?&quot;;IF([.J213]=&quot;&quot;;&quot;新規&quot;;IF([.H213]=[.J213];&quot;&quot;;&quot;○&quot;)))">
            <text:p/>
          </table:table-cell>
          <table:table-cell table:style-name="ce17" office:value-type="string" calcext:value-type="string">
            <text:p>lockPref("network.predictor.enabled", false);</text:p>
          </table:table-cell>
          <table:table-cell table:formula="of:=IF([.J213]=&quot;&quot;;&quot;?&quot;;IF([.L213]=&quot;&quot;;&quot;新規&quot;;IF([.J213]=[.L213];&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4]=&quot;&quot;;&quot;?&quot;;IF([.J214]=&quot;&quot;;&quot;新規&quot;;IF([.H214]=[.J214];&quot;&quot;;&quot;○&quot;)))">
            <text:p/>
          </table:table-cell>
          <table:table-cell table:style-name="ce17" office:value-type="string" calcext:value-type="string">
            <text:p>-</text:p>
          </table:table-cell>
          <table:table-cell table:formula="of:=IF([.J214]=&quot;&quot;;&quot;?&quot;;IF([.L214]=&quot;&quot;;&quot;新規&quot;;IF([.J214]=[.L214];&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eacon.enabled", false); </text:p>
          </table:table-cell>
          <table:table-cell table:formula="of:=IF([.H215]=&quot;&quot;;&quot;?&quot;;IF([.J215]=&quot;&quot;;&quot;新規&quot;;IF([.H215]=[.J215];&quot;&quot;;&quot;○&quot;)))">
            <text:p/>
          </table:table-cell>
          <table:table-cell table:style-name="ce17" office:value-type="string" calcext:value-type="string">
            <text:p>lockPref("beacon.enabled", false); </text:p>
          </table:table-cell>
          <table:table-cell table:formula="of:=IF([.J215]=&quot;&quot;;&quot;?&quot;;IF([.L215]=&quot;&quot;;&quot;新規&quot;;IF([.J215]=[.L215];&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9</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SSL/TLSでないページへのパスワード入力時の警告</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17" office:value-type="string" calcext:value-type="string">
            <text:p>-</text:p>
          </table:table-cell>
          <table:table-cell table:formula="of:=IF([.H216]=&quot;&quot;;&quot;?&quot;;IF([.J216]=&quot;&quot;;&quot;新規&quot;;IF([.H216]=[.J216];&quot;&quot;;&quot;○&quot;)))" office:value-type="string" office:string-value="新規" calcext:value-type="string">
            <text:p>新規</text:p>
          </table:table-cell>
          <table:table-cell table:style-name="ce17"/>
          <table:table-cell table:number-columns-repeated="1014"/>
        </table:table-row>
        <table:table-row table:style-name="ro56">
          <table:table-cell table:style-name="ce2" office:value-type="string" calcext:value-type="string">
            <text:p>Privacy-39</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警告しない</text:p>
          </table:table-cell>
          <table:table-cell office:value-type="string" calcext:value-type="string">
            <text:p>MCDで設定を反映する</text:p>
          </table:table-cell>
          <table:table-cell table:style-name="ce17" office:value-type="string" calcext:value-type="string">
            <text:p>lockPref("security.insecure_field_warning.contextual.enabled", false); </text:p>
          </table:table-cell>
          <table:table-cell table:formula="of:=IF([.H217]=&quot;&quot;;&quot;?&quot;;IF([.J217]=&quot;&quot;;&quot;新規&quot;;IF([.H217]=[.J217];&quot;&quot;;&quot;○&quot;)))" office:value-type="string" office:string-value="新規" calcext:value-type="string">
            <text:p>新規</text:p>
          </table:table-cell>
          <table:table-cell table:style-name="ce17"/>
          <table:table-cell table:number-columns-repeated="1014"/>
        </table:table-row>
        <table:table-row table:style-name="ro56">
          <table:table-cell table:style-name="ce2" office:value-type="string" calcext:value-type="string">
            <text:p>Privacy-40</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17" office:value-type="string" calcext:value-type="string">
            <text:p>-</text:p>
          </table:table-cell>
          <table:table-cell table:formula="of:=IF([.H218]=&quot;&quot;;&quot;?&quot;;IF([.J218]=&quot;&quot;;&quot;新規&quot;;IF([.H218]=[.J218];&quot;&quot;;&quot;○&quot;)))" office:value-type="string" office:string-value="新規" calcext:value-type="string">
            <text:p>新規</text:p>
          </table:table-cell>
          <table:table-cell table:style-name="ce17"/>
          <table:table-cell table:number-columns-repeated="1014"/>
        </table:table-row>
        <table:table-row table:style-name="ro56">
          <table:table-cell table:style-name="ce2" office:value-type="string" calcext:value-type="string">
            <text:p>Privacy-40</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表示しない</text:p>
          </table:table-cell>
          <table:table-cell office:value-type="string" calcext:value-type="string">
            <text:p>MCDで設定を反映する</text:p>
          </table:table-cell>
          <table:table-cell table:style-name="ce17" office:value-type="string" calcext:value-type="string">
            <text:p>lockPref("signon.rememberSignons.visibilityToggle", false); </text:p>
          </table:table-cell>
          <table:table-cell table:formula="of:=IF([.H219]=&quot;&quot;;&quot;?&quot;;IF([.J219]=&quot;&quot;;&quot;新規&quot;;IF([.H219]=[.J219];&quot;&quot;;&quot;○&quot;)))" office:value-type="string" office:string-value="新規" calcext:value-type="string">
            <text:p>新規</text:p>
          </table:table-cell>
          <table:table-cell table:style-name="ce17"/>
          <table:table-cell table:number-columns-repeated="1014"/>
        </table:table-row>
        <table:table-row table:style-name="ro57">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20]=&quot;&quot;;&quot;?&quot;;IF([.J220]=&quot;&quot;;&quot;新規&quot;;IF([.H220]=[.J220];&quot;&quot;;&quot;○&quot;)))">
            <text:p/>
          </table:table-cell>
          <table:table-cell table:style-name="ce1" office:value-type="string" calcext:value-type="string">
            <text:p>-</text:p>
          </table:table-cell>
          <table:table-cell table:formula="of:=IF([.J220]=&quot;&quot;;&quot;?&quot;;IF([.L220]=&quot;&quot;;&quot;新規&quot;;IF([.J220]=[.L22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21]=&quot;&quot;;&quot;?&quot;;IF([.J221]=&quot;&quot;;&quot;新規&quot;;IF([.H221]=[.J221];&quot;&quot;;&quot;○&quot;)))">
            <text:p/>
          </table:table-cell>
          <table:table-cell table:style-name="ce1" office:value-type="string" calcext:value-type="string">
            <text:p>[XRE]</text:p>
            <text:p>EnableProfileMigrator=0</text:p>
          </table:table-cell>
          <table:table-cell table:formula="of:=IF([.J221]=&quot;&quot;;&quot;?&quot;;IF([.L221]=&quot;&quot;;&quot;新規&quot;;IF([.J221]=[.L221];&quot;&quot;;&quot;○&quot;)))">
            <text:p/>
          </table:table-cell>
          <table:table-cell office:value-type="string" calcext:value-type="string">
            <text:p>[XRE]</text:p>
            <text:p>EnableProfileMigrator=0</text:p>
          </table:table-cell>
          <table:table-cell table:number-columns-repeated="1012"/>
        </table:table-row>
        <table:table-row table:style-name="ro57">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22]=&quot;&quot;;&quot;?&quot;;IF([.J222]=&quot;&quot;;&quot;新規&quot;;IF([.H222]=[.J222];&quot;&quot;;&quot;○&quot;)))">
            <text:p/>
          </table:table-cell>
          <table:table-cell table:style-name="ce2" office:value-type="string" calcext:value-type="string">
            <text:p>-</text:p>
          </table:table-cell>
          <table:table-cell table:formula="of:=IF([.J222]=&quot;&quot;;&quot;?&quot;;IF([.L222]=&quot;&quot;;&quot;新規&quot;;IF([.J222]=[.L222];&quot;&quot;;&quot;○&quot;)))">
            <text:p/>
          </table:table-cell>
          <table:table-cell office:value-type="string" calcext:value-type="string">
            <text:p>-</text:p>
          </table:table-cell>
          <table:table-cell table:number-columns-repeated="1012"/>
        </table:table-row>
        <table:table-row table:style-name="ro58">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23]=&quot;&quot;;&quot;?&quot;;IF([.J223]=&quot;&quot;;&quot;新規&quot;;IF([.H223]=[.J22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23]=&quot;&quot;;&quot;?&quot;;IF([.L223]=&quot;&quot;;&quot;新規&quot;;IF([.J223]=[.L22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3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24]=&quot;&quot;;&quot;?&quot;;IF([.J224]=&quot;&quot;;&quot;新規&quot;;IF([.H224]=[.J224];&quot;&quot;;&quot;○&quot;)))" office:value-type="string" office:string-value="○" calcext:value-type="string">
            <text:p>○</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24]=&quot;&quot;;&quot;?&quot;;IF([.L224]=&quot;&quot;;&quot;新規&quot;;IF([.J224]=[.L22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25]=&quot;&quot;;&quot;?&quot;;IF([.J225]=&quot;&quot;;&quot;新規&quot;;IF([.H225]=[.J225];&quot;&quot;;&quot;○&quot;)))">
            <text:p/>
          </table:table-cell>
          <table:table-cell table:style-name="ce2" office:value-type="string" calcext:value-type="string">
            <text:p>lockPref("browser.shell.checkDefaultBrowser", true);</text:p>
          </table:table-cell>
          <table:table-cell table:formula="of:=IF([.J225]=&quot;&quot;;&quot;?&quot;;IF([.L225]=&quot;&quot;;&quot;新規&quot;;IF([.J225]=[.L22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5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26]=&quot;&quot;;&quot;?&quot;;IF([.J226]=&quot;&quot;;&quot;新規&quot;;IF([.H226]=[.J22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26]=&quot;&quot;;&quot;?&quot;;IF([.L226]=&quot;&quot;;&quot;新規&quot;;IF([.J226]=[.L22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7]=&quot;&quot;;&quot;?&quot;;IF([.J227]=&quot;&quot;;&quot;新規&quot;;IF([.H227]=[.J227];&quot;&quot;;&quot;○&quot;)))">
            <text:p/>
          </table:table-cell>
          <table:table-cell table:style-name="ce2" office:value-type="string" calcext:value-type="string">
            <text:p>-</text:p>
          </table:table-cell>
          <table:table-cell table:formula="of:=IF([.J227]=&quot;&quot;;&quot;?&quot;;IF([.L227]=&quot;&quot;;&quot;新規&quot;;IF([.J227]=[.L22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28]=&quot;&quot;;&quot;?&quot;;IF([.J228]=&quot;&quot;;&quot;新規&quot;;IF([.H228]=[.J228];&quot;&quot;;&quot;○&quot;)))">
            <text:p/>
          </table:table-cell>
          <table:table-cell table:style-name="ce2" office:value-type="string" calcext:value-type="string">
            <text:p>lockPref("browser.startup.homepage_override.mstone", "ignore");</text:p>
          </table:table-cell>
          <table:table-cell table:formula="of:=IF([.J228]=&quot;&quot;;&quot;?&quot;;IF([.L228]=&quot;&quot;;&quot;新規&quot;;IF([.J228]=[.L22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30]=&quot;&quot;;&quot;?&quot;;IF([.J230]=&quot;&quot;;&quot;新規&quot;;IF([.H230]=[.J23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30]=&quot;&quot;;&quot;?&quot;;IF([.L230]=&quot;&quot;;&quot;新規&quot;;IF([.J230]=[.L23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1]=&quot;&quot;;&quot;?&quot;;IF([.J231]=&quot;&quot;;&quot;新規&quot;;IF([.H231]=[.J231];&quot;&quot;;&quot;○&quot;)))">
            <text:p/>
          </table:table-cell>
          <table:table-cell table:style-name="ce2" office:value-type="string" calcext:value-type="string">
            <text:p>-</text:p>
          </table:table-cell>
          <table:table-cell table:formula="of:=IF([.J231]=&quot;&quot;;&quot;?&quot;;IF([.L231]=&quot;&quot;;&quot;新規&quot;;IF([.J231]=[.L231];&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32]=&quot;&quot;;&quot;?&quot;;IF([.J232]=&quot;&quot;;&quot;新規&quot;;IF([.H232]=[.J23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32]=&quot;&quot;;&quot;?&quot;;IF([.L232]=&quot;&quot;;&quot;新規&quot;;IF([.J232]=[.L23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33]=&quot;&quot;;&quot;?&quot;;IF([.J233]=&quot;&quot;;&quot;新規&quot;;IF([.H233]=[.J233];&quot;&quot;;&quot;○&quot;)))">
            <text:p/>
          </table:table-cell>
          <table:table-cell table:style-name="ce2" office:value-type="string" calcext:value-type="string">
            <text:p>lockPref("browser.disableResetPrompt", false);</text:p>
          </table:table-cell>
          <table:table-cell table:formula="of:=IF([.J233]=&quot;&quot;;&quot;?&quot;;IF([.L233]=&quot;&quot;;&quot;新規&quot;;IF([.J233]=[.L23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34]=&quot;&quot;;&quot;?&quot;;IF([.J234]=&quot;&quot;;&quot;新規&quot;;IF([.H234]=[.J234];&quot;&quot;;&quot;○&quot;)))">
            <text:p/>
          </table:table-cell>
          <table:table-cell table:style-name="ce2" office:value-type="string" calcext:value-type="string">
            <text:p>lockPref("browser.disableResetPrompt", true);</text:p>
          </table:table-cell>
          <table:table-cell table:formula="of:=IF([.J234]=&quot;&quot;;&quot;?&quot;;IF([.L234]=&quot;&quot;;&quot;新規&quot;;IF([.J234]=[.L23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35]=&quot;&quot;;&quot;?&quot;;IF([.J235]=&quot;&quot;;&quot;新規&quot;;IF([.H235]=[.J235];&quot;&quot;;&quot;○&quot;)))">
            <text:p/>
          </table:table-cell>
          <table:table-cell table:style-name="ce2" office:value-type="string" calcext:value-type="string">
            <text:p>-</text:p>
          </table:table-cell>
          <table:table-cell table:formula="of:=IF([.J235]=&quot;&quot;;&quot;?&quot;;IF([.L235]=&quot;&quot;;&quot;新規&quot;;IF([.J235]=[.L23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10">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36]=&quot;&quot;;&quot;?&quot;;IF([.J236]=&quot;&quot;;&quot;新規&quot;;IF([.H236]=[.J23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36]=&quot;&quot;;&quot;?&quot;;IF([.L236]=&quot;&quot;;&quot;新規&quot;;IF([.J236]=[.L23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8" office:value-type="string" calcext:value-type="string">
            <text:p>Firefox 52で廃止</text:p>
          </table:table-cell>
          <table:table-cell table:formula="of:=IF([.H237]=&quot;&quot;;&quot;?&quot;;IF([.J237]=&quot;&quot;;&quot;新規&quot;;IF([.H237]=[.J237];&quot;&quot;;&quot;○&quot;)))" office:value-type="string" office:string-value="○" calcext:value-type="string">
            <text:p>○</text:p>
          </table:table-cell>
          <table:table-cell table:style-name="ce1" office:value-type="string" calcext:value-type="string">
            <text:p>-</text:p>
          </table:table-cell>
          <table:table-cell table:formula="of:=IF([.J237]=&quot;&quot;;&quot;?&quot;;IF([.L237]=&quot;&quot;;&quot;新規&quot;;IF([.J237]=[.L23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238]=&quot;&quot;;&quot;?&quot;;IF([.J238]=&quot;&quot;;&quot;新規&quot;;IF([.H238]=[.J23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38]=&quot;&quot;;&quot;?&quot;;IF([.L238]=&quot;&quot;;&quot;新規&quot;;IF([.J238]=[.L23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9]=&quot;&quot;;&quot;?&quot;;IF([.J239]=&quot;&quot;;&quot;新規&quot;;IF([.H239]=[.J239];&quot;&quot;;&quot;○&quot;)))">
            <text:p/>
          </table:table-cell>
          <table:table-cell table:style-name="ce2" office:value-type="string" calcext:value-type="string">
            <text:p>-</text:p>
          </table:table-cell>
          <table:table-cell table:formula="of:=IF([.J239]=&quot;&quot;;&quot;?&quot;;IF([.L239]=&quot;&quot;;&quot;新規&quot;;IF([.J239]=[.L239];&quot;&quot;;&quot;○&quot;)))">
            <text:p/>
          </table:table-cell>
          <table:table-cell office:value-type="string" calcext:value-type="string">
            <text:p>-</text:p>
          </table:table-cell>
          <table:table-cell table:number-columns-repeated="1012"/>
        </table:table-row>
        <table:table-row table:style-name="ro60">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40]=&quot;&quot;;&quot;?&quot;;IF([.J240]=&quot;&quot;;&quot;新規&quot;;IF([.H240]=[.J240];&quot;&quot;;&quot;○&quot;)))">
            <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40]=&quot;&quot;;&quot;?&quot;;IF([.L240]=&quot;&quot;;&quot;新規&quot;;IF([.J240]=[.L24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41]=&quot;&quot;;&quot;?&quot;;IF([.J241]=&quot;&quot;;&quot;新規&quot;;IF([.H241]=[.J241];&quot;&quot;;&quot;○&quot;)))">
            <text:p/>
          </table:table-cell>
          <table:table-cell table:style-name="ce2" office:value-type="string" calcext:value-type="string">
            <text:p>-</text:p>
          </table:table-cell>
          <table:table-cell table:formula="of:=IF([.J241]=&quot;&quot;;&quot;?&quot;;IF([.L241]=&quot;&quot;;&quot;新規&quot;;IF([.J241]=[.L241];&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42]=&quot;&quot;;&quot;?&quot;;IF([.J242]=&quot;&quot;;&quot;新規&quot;;IF([.H242]=[.J242];&quot;&quot;;&quot;○&quot;)))">
            <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42]=&quot;&quot;;&quot;?&quot;;IF([.L242]=&quot;&quot;;&quot;新規&quot;;IF([.J242]=[.L24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43]=&quot;&quot;;&quot;?&quot;;IF([.J243]=&quot;&quot;;&quot;新規&quot;;IF([.H243]=[.J243];&quot;&quot;;&quot;○&quot;)))">
            <text:p/>
          </table:table-cell>
          <table:table-cell table:style-name="ce2" office:value-type="string" calcext:value-type="string">
            <text:p>-</text:p>
          </table:table-cell>
          <table:table-cell table:formula="of:=IF([.J243]=&quot;&quot;;&quot;?&quot;;IF([.L243]=&quot;&quot;;&quot;新規&quot;;IF([.J243]=[.L24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44]=&quot;&quot;;&quot;?&quot;;IF([.J244]=&quot;&quot;;&quot;新規&quot;;IF([.H244]=[.J244];&quot;&quot;;&quot;○&quot;)))">
            <text:p/>
          </table:table-cell>
          <table:table-cell table:style-name="ce2" office:value-type="string" calcext:value-type="string">
            <text:p>lockPref("browser.urlbar.trimURLs", false);</text:p>
          </table:table-cell>
          <table:table-cell table:formula="of:=IF([.J244]=&quot;&quot;;&quot;?&quot;;IF([.L244]=&quot;&quot;;&quot;新規&quot;;IF([.J244]=[.L24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61">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45]=&quot;&quot;;&quot;?&quot;;IF([.J245]=&quot;&quot;;&quot;新規&quot;;IF([.H245]=[.J245];&quot;&quot;;&quot;○&quot;)))">
            <text:p/>
          </table:table-cell>
          <table:table-cell table:style-name="ce2"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62">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46]=&quot;&quot;;&quot;?&quot;;IF([.J246]=&quot;&quot;;&quot;新規&quot;;IF([.H246]=[.J24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46]=&quot;&quot;;&quot;?&quot;;IF([.L246]=&quot;&quot;;&quot;新規&quot;;IF([.J246]=[.L24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63">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47]=&quot;&quot;;&quot;?&quot;;IF([.J247]=&quot;&quot;;&quot;新規&quot;;IF([.H247]=[.J24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47]=&quot;&quot;;&quot;?&quot;;IF([.L247]=&quot;&quot;;&quot;新規&quot;;IF([.J247]=[.L24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48]=&quot;&quot;;&quot;?&quot;;IF([.J248]=&quot;&quot;;&quot;新規&quot;;IF([.H248]=[.J248];&quot;&quot;;&quot;○&quot;)))">
            <text:p/>
          </table:table-cell>
          <table:table-cell table:style-name="ce2" office:value-type="string" calcext:value-type="string">
            <text:p>pref("browser.open.lastDir", "");</text:p>
            <text:p>pref("browser.download.lastDir", "");</text:p>
            <text:p>pref("browser.download.folderList", 0);</text:p>
          </table:table-cell>
          <table:table-cell table:formula="of:=IF([.J248]=&quot;&quot;;&quot;?&quot;;IF([.L248]=&quot;&quot;;&quot;新規&quot;;IF([.J248]=[.L24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49]=&quot;&quot;;&quot;?&quot;;IF([.J249]=&quot;&quot;;&quot;新規&quot;;IF([.H249]=[.J249];&quot;&quot;;&quot;○&quot;)))">
            <text:p/>
          </table:table-cell>
          <table:table-cell table:style-name="ce2" office:value-type="string" calcext:value-type="string">
            <text:p>-</text:p>
          </table:table-cell>
          <table:table-cell table:formula="of:=IF([.J249]=&quot;&quot;;&quot;?&quot;;IF([.L249]=&quot;&quot;;&quot;新規&quot;;IF([.J249]=[.L24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50]=&quot;&quot;;&quot;?&quot;;IF([.J250]=&quot;&quot;;&quot;新規&quot;;IF([.H250]=[.J250];&quot;&quot;;&quot;○&quot;)))">
            <text:p/>
          </table:table-cell>
          <table:table-cell table:style-name="ce2" office:value-type="string" calcext:value-type="string">
            <text:p>lockPref("browser.download.lastDir.savePerSite", false);</text:p>
          </table:table-cell>
          <table:table-cell table:formula="of:=IF([.J250]=&quot;&quot;;&quot;?&quot;;IF([.L250]=&quot;&quot;;&quot;新規&quot;;IF([.J250]=[.L25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51]=&quot;&quot;;&quot;?&quot;;IF([.J251]=&quot;&quot;;&quot;新規&quot;;IF([.H251]=[.J251];&quot;&quot;;&quot;○&quot;)))">
            <text:p/>
          </table:table-cell>
          <table:table-cell table:style-name="ce2" office:value-type="string" calcext:value-type="string">
            <text:p>lockPref("browser.download.lastDir.savePerSite", true);</text:p>
          </table:table-cell>
          <table:table-cell table:formula="of:=IF([.J251]=&quot;&quot;;&quot;?&quot;;IF([.L251]=&quot;&quot;;&quot;新規&quot;;IF([.J251]=[.L25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6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52]=&quot;&quot;;&quot;?&quot;;IF([.J252]=&quot;&quot;;&quot;新規&quot;;IF([.H252]=[.J252];&quot;&quot;;&quot;○&quot;)))">
            <text:p/>
          </table:table-cell>
          <table:table-cell table:style-name="ce2" office:value-type="string" calcext:value-type="string">
            <text:p>lockPref("browser.tabs.warnOnClose", true);</text:p>
          </table:table-cell>
          <table:table-cell table:formula="of:=IF([.J252]=&quot;&quot;;&quot;?&quot;;IF([.L252]=&quot;&quot;;&quot;新規&quot;;IF([.J252]=[.L25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5">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53]=&quot;&quot;;&quot;?&quot;;IF([.J253]=&quot;&quot;;&quot;新規&quot;;IF([.H253]=[.J253];&quot;&quot;;&quot;○&quot;)))">
            <text:p/>
          </table:table-cell>
          <table:table-cell table:style-name="ce2" office:value-type="string" calcext:value-type="string">
            <text:p>lockPref("browser.tabs.warnOnClose", false);</text:p>
          </table:table-cell>
          <table:table-cell table:formula="of:=IF([.J253]=&quot;&quot;;&quot;?&quot;;IF([.L253]=&quot;&quot;;&quot;新規&quot;;IF([.J253]=[.L25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2">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54]=&quot;&quot;;&quot;?&quot;;IF([.J254]=&quot;&quot;;&quot;新規&quot;;IF([.H254]=[.J25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65">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55]=&quot;&quot;;&quot;?&quot;;IF([.J255]=&quot;&quot;;&quot;新規&quot;;IF([.H255]=[.J255];&quot;&quot;;&quot;○&quot;)))">
            <text:p/>
          </table:table-cell>
          <table:table-cell table:style-name="ce2" office:value-type="string" calcext:value-type="string">
            <text:p>lockPref("browser.tabs.warnOnCloseOtherTabs", true);</text:p>
          </table:table-cell>
          <table:table-cell table:formula="of:=IF([.J255]=&quot;&quot;;&quot;?&quot;;IF([.L255]=&quot;&quot;;&quot;新規&quot;;IF([.J255]=[.L25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6">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56]=&quot;&quot;;&quot;?&quot;;IF([.J256]=&quot;&quot;;&quot;新規&quot;;IF([.H256]=[.J256];&quot;&quot;;&quot;○&quot;)))">
            <text:p/>
          </table:table-cell>
          <table:table-cell table:style-name="ce2" office:value-type="string" calcext:value-type="string">
            <text:p>lockPref("browser.tabs.warnOnCloseOtherTabs", false);</text:p>
          </table:table-cell>
          <table:table-cell table:formula="of:=IF([.J256]=&quot;&quot;;&quot;?&quot;;IF([.L256]=&quot;&quot;;&quot;新規&quot;;IF([.J256]=[.L25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2">
          <table:table-cell office:value-type="string" calcext:value-type="string">
            <text:p>Tab-2</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57]=&quot;&quot;;&quot;?&quot;;IF([.J257]=&quot;&quot;;&quot;新規&quot;;IF([.H257]=[.J25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57]=&quot;&quot;;&quot;?&quot;;IF([.L257]=&quot;&quot;;&quot;新規&quot;;IF([.J257]=[.L257];&quot;&quot;;&quot;○&quot;)))" office:value-type="string" office:string-value="新規" calcext:value-type="string">
            <text:p>新規</text:p>
          </table:table-cell>
          <table:table-cell table:number-columns-repeated="1013"/>
        </table:table-row>
        <table:table-row table:style-name="ro66">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58]=&quot;&quot;;&quot;?&quot;;IF([.J258]=&quot;&quot;;&quot;新規&quot;;IF([.H258]=[.J258];&quot;&quot;;&quot;○&quot;)))">
            <text:p/>
          </table:table-cell>
          <table:table-cell table:style-name="ce2" office:value-type="string" calcext:value-type="string">
            <text:p>lockPref("browser.tabs.warnOnOpen", true);</text:p>
          </table:table-cell>
          <table:table-cell table:formula="of:=IF([.J258]=&quot;&quot;;&quot;?&quot;;IF([.L258]=&quot;&quot;;&quot;新規&quot;;IF([.J258]=[.L25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7">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59]=&quot;&quot;;&quot;?&quot;;IF([.J259]=&quot;&quot;;&quot;新規&quot;;IF([.H259]=[.J259];&quot;&quot;;&quot;○&quot;)))">
            <text:p/>
          </table:table-cell>
          <table:table-cell table:style-name="ce2" office:value-type="string" calcext:value-type="string">
            <text:p>lockPref("browser.tabs.warnOnOpen", false);</text:p>
          </table:table-cell>
          <table:table-cell table:formula="of:=IF([.J259]=&quot;&quot;;&quot;?&quot;;IF([.L259]=&quot;&quot;;&quot;新規&quot;;IF([.J259]=[.L25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2">
          <table:table-cell office:value-type="string" calcext:value-type="string">
            <text:p>Tab-3</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60]=&quot;&quot;;&quot;?&quot;;IF([.J260]=&quot;&quot;;&quot;新規&quot;;IF([.H260]=[.J26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60]=&quot;&quot;;&quot;?&quot;;IF([.L260]=&quot;&quot;;&quot;新規&quot;;IF([.J260]=[.L260];&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1]=&quot;&quot;;&quot;?&quot;;IF([.J261]=&quot;&quot;;&quot;新規&quot;;IF([.H261]=[.J261];&quot;&quot;;&quot;○&quot;)))">
            <text:p/>
          </table:table-cell>
          <table:table-cell table:style-name="ce4" office:value-type="string" calcext:value-type="string">
            <text:p>Firefox 31時点で機能が廃止されたためカスタマイズ不可能</text:p>
          </table:table-cell>
          <table:table-cell table:formula="of:=IF([.J261]=&quot;&quot;;&quot;?&quot;;IF([.L261]=&quot;&quot;;&quot;新規&quot;;IF([.J261]=[.L26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2]=&quot;&quot;;&quot;?&quot;;IF([.J262]=&quot;&quot;;&quot;新規&quot;;IF([.H262]=[.J262];&quot;&quot;;&quot;○&quot;)))">
            <text:p/>
          </table:table-cell>
          <table:table-cell table:style-name="ce4" office:value-type="string" calcext:value-type="string">
            <text:p>Firefox 31時点で機能が廃止されたためカスタマイズ不可能</text:p>
          </table:table-cell>
          <table:table-cell table:formula="of:=IF([.J262]=&quot;&quot;;&quot;?&quot;;IF([.L262]=&quot;&quot;;&quot;新規&quot;;IF([.J262]=[.L26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1" office:value-type="string" calcext:value-type="string">
            <text:p>-</text:p>
          </table:table-cell>
          <table:table-cell table:formula="of:=IF([.H263]=&quot;&quot;;&quot;?&quot;;IF([.J263]=&quot;&quot;;&quot;新規&quot;;IF([.H263]=[.J263];&quot;&quot;;&quot;○&quot;)))">
            <text:p/>
          </table:table-cell>
          <table:table-cell office:value-type="string" calcext:value-type="string">
            <text:p>-</text:p>
          </table:table-cell>
          <table:table-cell table:formula="of:=IF([.J263]=&quot;&quot;;&quot;?&quot;;IF([.L263]=&quot;&quot;;&quot;新規&quot;;IF([.J263]=[.L263];&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64]=&quot;&quot;;&quot;?&quot;;IF([.J264]=&quot;&quot;;&quot;新規&quot;;IF([.H264]=[.J264];&quot;&quot;;&quot;○&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65]=&quot;&quot;;&quot;?&quot;;IF([.J265]=&quot;&quot;;&quot;新規&quot;;IF([.H265]=[.J265];&quot;&quot;;&quot;○&quot;)))">
            <text:p/>
          </table:table-cell>
          <table:table-cell table:style-name="ce1" office:value-type="string" calcext:value-type="string">
            <text:p>-</text:p>
          </table:table-cell>
          <table:table-cell table:formula="of:=IF([.J265]=&quot;&quot;;&quot;?&quot;;IF([.L265]=&quot;&quot;;&quot;新規&quot;;IF([.J265]=[.L26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66]=&quot;&quot;;&quot;?&quot;;IF([.J266]=&quot;&quot;;&quot;新規&quot;;IF([.H266]=[.J266];&quot;&quot;;&quot;○&quot;)))">
            <text:p/>
          </table:table-cell>
          <table:table-cell table:style-name="ce1" office:value-type="string" calcext:value-type="string">
            <text:p>lockPref("browser.link.open_newwindow", 2);</text:p>
            <text:p>lockPref("browser.link.open_newwindow.restriction", 0);</text:p>
          </table:table-cell>
          <table:table-cell table:formula="of:=IF([.J266]=&quot;&quot;;&quot;?&quot;;IF([.L266]=&quot;&quot;;&quot;新規&quot;;IF([.J266]=[.L26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4"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67]=&quot;&quot;;&quot;?&quot;;IF([.J267]=&quot;&quot;;&quot;新規&quot;;IF([.H267]=[.J267];&quot;&quot;;&quot;○&quot;)))">
            <text:p/>
          </table:table-cell>
          <table:table-cell table:style-name="ce2" office:value-type="string" calcext:value-type="string">
            <text:p>-</text:p>
          </table:table-cell>
          <table:table-cell table:formula="of:=IF([.J267]=&quot;&quot;;&quot;?&quot;;IF([.L267]=&quot;&quot;;&quot;新規&quot;;IF([.J267]=[.L267];&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Tab-7</text:p>
          </table:table-cell>
          <table:table-cell office:value-type="float" office:value="2" calcext:value-type="float">
            <text:p>2</text:p>
          </table:table-cell>
          <table:covered-table-cell table:number-columns-repeated="3"/>
          <table:table-cell table:style-name="ce14"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8]=&quot;&quot;;&quot;?&quot;;IF([.J268]=&quot;&quot;;&quot;新規&quot;;IF([.H268]=[.J26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8]=&quot;&quot;;&quot;?&quot;;IF([.L268]=&quot;&quot;;&quot;新規&quot;;IF([.J268]=[.L26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11">
          <table:table-cell office:value-type="string" calcext:value-type="string">
            <text:p>Tab-7</text:p>
          </table:table-cell>
          <table:table-cell office:value-type="float" office:value="3" calcext:value-type="float">
            <text:p>3</text:p>
          </table:table-cell>
          <table:covered-table-cell table:number-columns-repeated="3"/>
          <table:table-cell table:style-name="ce14"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9]=&quot;&quot;;&quot;?&quot;;IF([.J269]=&quot;&quot;;&quot;新規&quot;;IF([.H269]=[.J26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9]=&quot;&quot;;&quot;?&quot;;IF([.L269]=&quot;&quot;;&quot;新規&quot;;IF([.J269]=[.L26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11">
          <table:table-cell office:value-type="string" calcext:value-type="string">
            <text:p>Tab-7</text:p>
          </table:table-cell>
          <table:table-cell office:value-type="float" office:value="4" calcext:value-type="float">
            <text:p>4</text:p>
          </table:table-cell>
          <table:covered-table-cell table:number-columns-repeated="3"/>
          <table:table-cell table:style-name="ce14"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70]=&quot;&quot;;&quot;?&quot;;IF([.J270]=&quot;&quot;;&quot;新規&quot;;IF([.H270]=[.J27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70]=&quot;&quot;;&quot;?&quot;;IF([.L270]=&quot;&quot;;&quot;新規&quot;;IF([.J270]=[.L27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5">
          <table:table-cell office:value-type="string" calcext:value-type="string">
            <text:p>Tab-7</text:p>
          </table:table-cell>
          <table:table-cell office:value-type="float" office:value="5" calcext:value-type="float">
            <text:p>5</text:p>
          </table:table-cell>
          <table:covered-table-cell table:number-columns-repeated="3"/>
          <table:table-cell table:style-name="ce14"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71]=&quot;&quot;;&quot;?&quot;;IF([.J271]=&quot;&quot;;&quot;新規&quot;;IF([.H271]=[.J27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71]=&quot;&quot;;&quot;?&quot;;IF([.L271]=&quot;&quot;;&quot;新規&quot;;IF([.J271]=[.L27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5"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72]=&quot;&quot;;&quot;?&quot;;IF([.J272]=&quot;&quot;;&quot;新規&quot;;IF([.H272]=[.J272];&quot;&quot;;&quot;○&quot;)))" office:value-type="string" office:string-value="○" calcext:value-type="string">
            <text:p>○</text:p>
          </table:table-cell>
          <table:table-cell table:style-name="ce1"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15">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73]=&quot;&quot;;&quot;?&quot;;IF([.J273]=&quot;&quot;;&quot;新規&quot;;IF([.H273]=[.J273];&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5">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4"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74]=&quot;&quot;;&quot;?&quot;;IF([.J274]=&quot;&quot;;&quot;新規&quot;;IF([.H274]=[.J274];&quot;&quot;;&quot;○&quot;)))">
            <text:p/>
          </table:table-cell>
          <table:table-cell table:style-name="ce1" office:value-type="string" calcext:value-type="string">
            <text:p>-</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8">
          <table:table-cell office:value-type="string" calcext:value-type="string">
            <text:p>Tab-9</text:p>
          </table:table-cell>
          <table:table-cell office:value-type="float" office:value="2" calcext:value-type="float">
            <text:p>2</text:p>
          </table:table-cell>
          <table:covered-table-cell table:number-columns-repeated="3"/>
          <table:table-cell table:style-name="ce14"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75]=&quot;&quot;;&quot;?&quot;;IF([.J275]=&quot;&quot;;&quot;新規&quot;;IF([.H275]=[.J275];&quot;&quot;;&quot;○&quot;)))">
            <text:p/>
          </table:table-cell>
          <table:table-cell table:style-name="ce1" office:value-type="string" calcext:value-type="string">
            <text:p>lockPref("browser.newtab.preload", false);</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76]=&quot;&quot;;&quot;?&quot;;IF([.J276]=&quot;&quot;;&quot;新規&quot;;IF([.H276]=[.J276];&quot;&quot;;&quot;○&quot;)))">
            <text:p/>
          </table:table-cell>
          <table:table-cell table:style-name="ce2" office:value-type="string" calcext:value-type="string">
            <text:p>clearPref("general.useragent.extra.microsoftdotnet");</text:p>
          </table:table-cell>
          <table:table-cell table:formula="of:=IF([.J276]=&quot;&quot;;&quot;?&quot;;IF([.L276]=&quot;&quot;;&quot;新規&quot;;IF([.J276]=[.L27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77]=&quot;&quot;;&quot;?&quot;;IF([.J277]=&quot;&quot;;&quot;新規&quot;;IF([.H277]=[.J277];&quot;&quot;;&quot;○&quot;)))">
            <text:p/>
          </table:table-cell>
          <table:table-cell table:style-name="ce2" office:value-type="string" calcext:value-type="string">
            <text:p>-</text:p>
          </table:table-cell>
          <table:table-cell table:formula="of:=IF([.J277]=&quot;&quot;;&quot;?&quot;;IF([.L277]=&quot;&quot;;&quot;新規&quot;;IF([.J277]=[.L2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78]=&quot;&quot;;&quot;?&quot;;IF([.J278]=&quot;&quot;;&quot;新規&quot;;IF([.H278]=[.J278];&quot;&quot;;&quot;○&quot;)))">
            <text:p/>
          </table:table-cell>
          <table:table-cell table:style-name="ce2" office:value-type="string" calcext:value-type="string">
            <text:p>lockPref("network.proxy.type", 0);</text:p>
          </table:table-cell>
          <table:table-cell table:formula="of:=IF([.J278]=&quot;&quot;;&quot;?&quot;;IF([.L278]=&quot;&quot;;&quot;新規&quot;;IF([.J278]=[.L27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2">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79]=&quot;&quot;;&quot;?&quot;;IF([.J279]=&quot;&quot;;&quot;新規&quot;;IF([.H279]=[.J27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79]=&quot;&quot;;&quot;?&quot;;IF([.L279]=&quot;&quot;;&quot;新規&quot;;IF([.J279]=[.L27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9">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80]=&quot;&quot;;&quot;?&quot;;IF([.J280]=&quot;&quot;;&quot;新規&quot;;IF([.H280]=[.J28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80]=&quot;&quot;;&quot;?&quot;;IF([.L280]=&quot;&quot;;&quot;新規&quot;;IF([.J280]=[.L28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81]=&quot;&quot;;&quot;?&quot;;IF([.J281]=&quot;&quot;;&quot;新規&quot;;IF([.H281]=[.J281];&quot;&quot;;&quot;○&quot;)))">
            <text:p/>
          </table:table-cell>
          <table:table-cell table:style-name="ce2" office:value-type="string" calcext:value-type="string">
            <text:p>lockPref("network.proxy.type", 4);</text:p>
          </table:table-cell>
          <table:table-cell table:formula="of:=IF([.J281]=&quot;&quot;;&quot;?&quot;;IF([.L281]=&quot;&quot;;&quot;新規&quot;;IF([.J281]=[.L28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82]=&quot;&quot;;&quot;?&quot;;IF([.J282]=&quot;&quot;;&quot;新規&quot;;IF([.H282]=[.J282];&quot;&quot;;&quot;○&quot;)))">
            <text:p/>
          </table:table-cell>
          <table:table-cell table:style-name="ce2" office:value-type="string" calcext:value-type="string">
            <text:p>lockPref("network.proxy.type", 5);</text:p>
          </table:table-cell>
          <table:table-cell table:formula="of:=IF([.J282]=&quot;&quot;;&quot;?&quot;;IF([.L282]=&quot;&quot;;&quot;新規&quot;;IF([.J282]=[.L28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3]=&quot;&quot;;&quot;?&quot;;IF([.J283]=&quot;&quot;;&quot;新規&quot;;IF([.H283]=[.J283];&quot;&quot;;&quot;○&quot;)))">
            <text:p/>
          </table:table-cell>
          <table:table-cell table:style-name="ce3" office:value-type="string" calcext:value-type="string">
            <text:p>Firefox 39時点で廃止</text:p>
          </table:table-cell>
          <table:table-cell table:formula="of:=IF([.J283]=&quot;&quot;;&quot;?&quot;;IF([.L283]=&quot;&quot;;&quot;新規&quot;;IF([.J283]=[.L28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4]=&quot;&quot;;&quot;?&quot;;IF([.J284]=&quot;&quot;;&quot;新規&quot;;IF([.H284]=[.J284];&quot;&quot;;&quot;○&quot;)))">
            <text:p/>
          </table:table-cell>
          <table:table-cell table:style-name="ce3" office:value-type="string" calcext:value-type="string">
            <text:p>Firefox 39時点で廃止</text:p>
          </table:table-cell>
          <table:table-cell table:formula="of:=IF([.J284]=&quot;&quot;;&quot;?&quot;;IF([.L284]=&quot;&quot;;&quot;新規&quot;;IF([.J284]=[.L28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H285]=&quot;&quot;;&quot;?&quot;;IF([.J285]=&quot;&quot;;&quot;新規&quot;;IF([.H285]=[.J285];&quot;&quot;;&quot;○&quot;)))">
            <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J285]=&quot;&quot;;&quot;?&quot;;IF([.L285]=&quot;&quot;;&quot;新規&quot;;IF([.J285]=[.L28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10">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86]=&quot;&quot;;&quot;?&quot;;IF([.J286]=&quot;&quot;;&quot;新規&quot;;IF([.H286]=[.J28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86]=&quot;&quot;;&quot;?&quot;;IF([.L286]=&quot;&quot;;&quot;新規&quot;;IF([.J286]=[.L28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7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H287]=&quot;&quot;;&quot;?&quot;;IF([.J287]=&quot;&quot;;&quot;新規&quot;;IF([.H287]=[.J287];&quot;&quot;;&quot;○&quot;)))">
            <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J287]=&quot;&quot;;&quot;?&quot;;IF([.L287]=&quot;&quot;;&quot;新規&quot;;IF([.J287]=[.L287];&quot;&quot;;&quot;○&quot;)))">
            <text:p/>
          </table:table-cell>
          <table:table-cell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88]=&quot;&quot;;&quot;?&quot;;IF([.J288]=&quot;&quot;;&quot;新規&quot;;IF([.H288]=[.J288];&quot;&quot;;&quot;○&quot;)))">
            <text:p/>
          </table:table-cell>
          <table:table-cell table:style-name="ce2" office:value-type="string" calcext:value-type="string">
            <text:p>lockPref("network.http.spdy.enabled", true);</text:p>
          </table:table-cell>
          <table:table-cell table:formula="of:=IF([.J288]=&quot;&quot;;&quot;?&quot;;IF([.L288]=&quot;&quot;;&quot;新規&quot;;IF([.J288]=[.L28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89]=&quot;&quot;;&quot;?&quot;;IF([.J289]=&quot;&quot;;&quot;新規&quot;;IF([.H289]=[.J289];&quot;&quot;;&quot;○&quot;)))">
            <text:p/>
          </table:table-cell>
          <table:table-cell table:style-name="ce2" office:value-type="string" calcext:value-type="string">
            <text:p>lockPref("network.http.spdy.enabled", false);</text:p>
          </table:table-cell>
          <table:table-cell table:formula="of:=IF([.J289]=&quot;&quot;;&quot;?&quot;;IF([.L289]=&quot;&quot;;&quot;新規&quot;;IF([.J289]=[.L28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90]=&quot;&quot;;&quot;?&quot;;IF([.J290]=&quot;&quot;;&quot;新規&quot;;IF([.H290]=[.J290];&quot;&quot;;&quot;○&quot;)))">
            <text:p/>
          </table:table-cell>
          <table:table-cell table:style-name="ce2" office:value-type="string" calcext:value-type="string">
            <text:p>-</text:p>
          </table:table-cell>
          <table:table-cell table:formula="of:=IF([.J290]=&quot;&quot;;&quot;?&quot;;IF([.L290]=&quot;&quot;;&quot;新規&quot;;IF([.J290]=[.L290];&quot;&quot;;&quot;○&quot;)))" office:value-type="string" office:string-value="新規" calcext:value-type="string">
            <text:p>新規</text:p>
          </table:table-cell>
          <table:table-cell table:number-columns-repeated="1013"/>
        </table:table-row>
        <table:table-row table:style-name="ro71">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91]=&quot;&quot;;&quot;?&quot;;IF([.J291]=&quot;&quot;;&quot;新規&quot;;IF([.H291]=[.J291];&quot;&quot;;&quot;○&quot;)))">
            <text:p/>
          </table:table-cell>
          <table:table-cell table:style-name="ce2" office:value-type="string" calcext:value-type="string">
            <text:p>lockPref("security.tls.insecure_fallback_hosts", "（ホスト名のカンマ区切りのリスト）");</text:p>
          </table:table-cell>
          <table:table-cell table:formula="of:=IF([.J291]=&quot;&quot;;&quot;?&quot;;IF([.L291]=&quot;&quot;;&quot;新規&quot;;IF([.J291]=[.L29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2]=&quot;&quot;;&quot;?&quot;;IF([.J292]=&quot;&quot;;&quot;新規&quot;;IF([.H292]=[.J292];&quot;&quot;;&quot;○&quot;)))">
            <text:p/>
          </table:table-cell>
          <table:table-cell table:style-name="ce2" office:value-type="string" calcext:value-type="string">
            <text:p>-</text:p>
          </table:table-cell>
          <table:table-cell table:formula="of:=IF([.J292]=&quot;&quot;;&quot;?&quot;;IF([.L292]=&quot;&quot;;&quot;新規&quot;;IF([.J292]=[.L29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93]=&quot;&quot;;&quot;?&quot;;IF([.J293]=&quot;&quot;;&quot;新規&quot;;IF([.H293]=[.J293];&quot;&quot;;&quot;○&quot;)))">
            <text:p/>
          </table:table-cell>
          <table:table-cell table:style-name="ce2" office:value-type="string" calcext:value-type="string">
            <text:p>lockPref("network.dns.disableIPv6", true);</text:p>
          </table:table-cell>
          <table:table-cell table:formula="of:=IF([.J293]=&quot;&quot;;&quot;?&quot;;IF([.L293]=&quot;&quot;;&quot;新規&quot;;IF([.J293]=[.L293];&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94]=&quot;&quot;;&quot;?&quot;;IF([.J294]=&quot;&quot;;&quot;新規&quot;;IF([.H294]=[.J294];&quot;&quot;;&quot;○&quot;)))">
            <text:p/>
          </table:table-cell>
          <table:table-cell table:style-name="ce2" office:value-type="string" calcext:value-type="string">
            <text:p>lockPref("network.http.pipelining", true); </text:p>
            <text:p>lockPref("network.http.proxy.pipelining", true)</text:p>
          </table:table-cell>
          <table:table-cell table:formula="of:=IF([.J294]=&quot;&quot;;&quot;?&quot;;IF([.L294]=&quot;&quot;;&quot;新規&quot;;IF([.J294]=[.L29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1" office:value-type="string" calcext:value-type="string">
            <text:p>-</text:p>
          </table:table-cell>
          <table:table-cell table:formula="of:=IF([.H295]=&quot;&quot;;&quot;?&quot;;IF([.J295]=&quot;&quot;;&quot;新規&quot;;IF([.H295]=[.J295];&quot;&quot;;&quot;○&quot;)))">
            <text:p/>
          </table:table-cell>
          <table:table-cell table:style-name="ce21" office:value-type="string" calcext:value-type="string">
            <text:p>-</text:p>
          </table:table-cell>
          <table:table-cell table:formula="of:=IF([.J295]=&quot;&quot;;&quot;?&quot;;IF([.L295]=&quot;&quot;;&quot;新規&quot;;IF([.J295]=[.L29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6]=&quot;&quot;;&quot;?&quot;;IF([.J296]=&quot;&quot;;&quot;新規&quot;;IF([.H296]=[.J296];&quot;&quot;;&quot;○&quot;)))">
            <text:p/>
          </table:table-cell>
          <table:table-cell table:style-name="ce2" office:value-type="string" calcext:value-type="string">
            <text:p>-</text:p>
          </table:table-cell>
          <table:table-cell table:formula="of:=IF([.J296]=&quot;&quot;;&quot;?&quot;;IF([.L296]=&quot;&quot;;&quot;新規&quot;;IF([.J296]=[.L29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97]=&quot;&quot;;&quot;?&quot;;IF([.J297]=&quot;&quot;;&quot;新規&quot;;IF([.H297]=[.J297];&quot;&quot;;&quot;○&quot;)))">
            <text:p/>
          </table:table-cell>
          <table:table-cell table:style-name="ce2" office:value-type="string" calcext:value-type="string">
            <text:p>lockPref("network.dns.blockDotOnion", true);</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98]=&quot;&quot;;&quot;?&quot;;IF([.J298]=&quot;&quot;;&quot;新規&quot;;IF([.H298]=[.J298];&quot;&quot;;&quot;○&quot;)))">
            <text:p/>
          </table:table-cell>
          <table:table-cell table:style-name="ce2" office:value-type="string" calcext:value-type="string">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99]=&quot;&quot;;&quot;?&quot;;IF([.J299]=&quot;&quot;;&quot;新規&quot;;IF([.H299]=[.J299];&quot;&quot;;&quot;○&quot;)))">
            <text:p/>
          </table:table-cell>
          <table:table-cell table:style-name="ce2" office:value-type="string" calcext:value-type="string">
            <text:p>lockPref("general.useragent.override", "（任意の内容）");</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text:p>
          </table:table-cell>
          <table:table-cell table:style-name="ce2" office:value-type="string" calcext:value-type="string">
            <text:p>-</text:p>
          </table:table-cell>
          <table:table-cell table:formula="of:=IF([.H300]=&quot;&quot;;&quot;?&quot;;IF([.J300]=&quot;&quot;;&quot;新規&quot;;IF([.H300]=[.J300];&quot;&quot;;&quot;○&quot;)))">
            <text:p/>
          </table:table-cell>
          <table:table-cell table:style-name="ce2"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72">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MCDで設定を反映する</text:p>
          </table:table-cell>
          <table:table-cell table:style-name="ce2" office:value-type="string" calcext:value-type="string">
            <text:p>lockPref("network.jar.block-remote-files", true);</text:p>
          </table:table-cell>
          <table:table-cell table:formula="of:=IF([.H301]=&quot;&quot;;&quot;?&quot;;IF([.J301]=&quot;&quot;;&quot;新規&quot;;IF([.H301]=[.J301];&quot;&quot;;&quot;○&quot;)))">
            <text:p/>
          </table:table-cell>
          <table:table-cell table:style-name="ce2" office:value-type="string" calcext:value-type="string">
            <text:p>lockPref("network.jar.block-remote-files", true);</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Network-1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TLS 1.3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MCDで設定を反映する</text:p>
          </table:table-cell>
          <table:table-cell table:style-name="ce2" office:value-type="string" calcext:value-type="string">
            <text:p>lockPref("security.tls.version.max", 4);</text:p>
          </table:table-cell>
          <table:table-cell table:formula="of:=IF([.H302]=&quot;&quot;;&quot;?&quot;;IF([.J302]=&quot;&quot;;&quot;新規&quot;;IF([.H302]=[.J302];&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3</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table:style-name="ce2" office:value-type="string" calcext:value-type="string" table:number-columns-spanned="1" table:number-rows-spanned="5">
            <text:p>SSL/TLSでのSHA-1証明書の使用の可否</text:p>
          </table:table-cell>
          <table:table-cell table:style-name="ce2" office:value-type="string" calcext:value-type="string" table:number-columns-spanned="1" table:number-rows-spanned="5">
            <text:p>-</text:p>
          </table:table-cell>
          <table:table-cell table:style-name="ce2" office:value-type="string" calcext:value-type="string">
            <text:p>常に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0);</text:p>
          </table:table-cell>
          <table:table-cell table:formula="of:=IF([.H304]=&quot;&quot;;&quot;?&quot;;IF([.J304]=&quot;&quot;;&quot;新規&quot;;IF([.H304]=[.J304];&quot;&quot;;&quot;○&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常に拒否す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1);</text:p>
          </table:table-cell>
          <table:table-cell table:formula="of:=IF([.H305]=&quot;&quot;;&quot;?&quot;;IF([.J305]=&quot;&quot;;&quot;新規&quot;;IF([.H305]=[.J305];&quot;&quot;;&quot;○&quot;)))" office:value-type="string" office:string-value="新規" calcext:value-type="string">
            <text:p>新規</text:p>
          </table:table-cell>
          <table:table-cell table:style-name="ce2"/>
          <table:table-cell table:number-columns-repeated="1014"/>
        </table:table-row>
        <table:table-row table:style-name="ro68">
          <table:table-cell table:style-name="ce6" office:value-type="string" calcext:value-type="string">
            <text:p>Network-14</text:p>
          </table:table-cell>
          <table:table-cell office:value-type="float" office:value="3" calcext:value-type="float">
            <text:p>3</text:p>
          </table:table-cell>
          <table:covered-table-cell/>
          <table:covered-table-cell table:number-columns-repeated="2" table:style-name="ce2"/>
          <table:table-cell table:style-name="ce2" office:value-type="string" calcext:value-type="string">
            <text:p>2016年以前発行の公的な証明書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2);</text:p>
          </table:table-cell>
          <table:table-cell table:formula="of:=IF([.H306]=&quot;&quot;;&quot;?&quot;;IF([.J306]=&quot;&quot;;&quot;新規&quot;;IF([.H306]=[.J306];&quot;&quot;;&quot;○&quot;)))" office:value-type="string" office:string-value="新規" calcext:value-type="string">
            <text:p>新規</text:p>
          </table:table-cell>
          <table:table-cell table:style-name="ce2"/>
          <table:table-cell table:number-columns-repeated="1014"/>
        </table:table-row>
        <table:table-row table:style-name="ro36">
          <table:table-cell table:style-name="ce6" office:value-type="string" calcext:value-type="string">
            <text:p>Network-14</text:p>
          </table:table-cell>
          <table:table-cell office:value-type="float" office:value="4" calcext:value-type="float">
            <text:p>4</text:p>
          </table:table-cell>
          <table:covered-table-cell/>
          <table:covered-table-cell table:number-columns-repeated="2" table:style-name="ce2"/>
          <table:table-cell table:style-name="ce2" office:value-type="string" calcext:value-type="string">
            <text:p>インポートした認証局の発行した証明書を受け入れる（既定）</text:p>
          </table:table-cell>
          <table:table-cell table:style-name="ce19" office:value-type="string" calcext:value-type="string">
            <text:p>-</text:p>
          </table:table-cell>
          <table:table-cell table:style-name="ce2" office:value-type="string" calcext:value-type="string">
            <text:p>// lockPref("security.pki.sha1_enforcement_level", 3);</text:p>
          </table:table-cell>
          <table:table-cell table:formula="of:=IF([.H307]=&quot;&quot;;&quot;?&quot;;IF([.J307]=&quot;&quot;;&quot;新規&quot;;IF([.H307]=[.J307];&quot;&quot;;&quot;○&quot;)))" office:value-type="string" office:string-value="新規" calcext:value-type="string">
            <text:p>新規</text:p>
          </table:table-cell>
          <table:table-cell table:style-name="ce2"/>
          <table:table-cell table:number-columns-repeated="1014"/>
        </table:table-row>
        <table:table-row table:style-name="ro73">
          <table:table-cell table:style-name="ce6" office:value-type="string" calcext:value-type="string">
            <text:p>Network-14</text:p>
          </table:table-cell>
          <table:table-cell office:value-type="float" office:value="5" calcext:value-type="float">
            <text:p>5</text:p>
          </table:table-cell>
          <table:covered-table-cell/>
          <table:covered-table-cell table:number-columns-repeated="2" table:style-name="ce2"/>
          <table:table-cell table:style-name="ce2" office:value-type="string" calcext:value-type="string">
            <text:p>2016年以前発行の公的な証明書とインポートした認証局の発行した証明書の両方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4);</text:p>
          </table:table-cell>
          <table:table-cell table:formula="of:=IF([.H308]=&quot;&quot;;&quot;?&quot;;IF([.J308]=&quot;&quot;;&quot;新規&quot;;IF([.H308]=[.J308];&quot;&quot;;&quot;○&quot;)))" office:value-type="string" office:string-value="新規" calcext:value-type="string">
            <text:p>新規</text:p>
          </table:table-cell>
          <table:table-cell table:style-name="ce2"/>
          <table:table-cell table:number-columns-repeated="1014"/>
        </table:table-row>
        <table:table-row table:style-name="ro74">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309]=&quot;&quot;;&quot;?&quot;;IF([.J309]=&quot;&quot;;&quot;新規&quot;;IF([.H309]=[.J309];&quot;&quot;;&quot;○&quot;)))">
            <text:p/>
          </table:table-cell>
          <table:table-cell table:style-name="ce2" office:value-type="string" calcext:value-type="string">
            <text:p>lockPref("app.update.enabled", true);</text:p>
            <text:p>lockPref("app.update.auto", true);</text:p>
            <text:p>lockPref("app.update.mode", 1);</text:p>
          </table:table-cell>
          <table:table-cell table:formula="of:=IF([.J309]=&quot;&quot;;&quot;?&quot;;IF([.L309]=&quot;&quot;;&quot;新規&quot;;IF([.J309]=[.L309];&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310]=&quot;&quot;;&quot;?&quot;;IF([.J310]=&quot;&quot;;&quot;新規&quot;;IF([.H310]=[.J310];&quot;&quot;;&quot;○&quot;)))">
            <text:p/>
          </table:table-cell>
          <table:table-cell table:style-name="ce2" office:value-type="string" calcext:value-type="string">
            <text:p>-</text:p>
          </table:table-cell>
          <table:table-cell table:formula="of:=IF([.J310]=&quot;&quot;;&quot;?&quot;;IF([.L310]=&quot;&quot;;&quot;新規&quot;;IF([.J310]=[.L310];&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311]=&quot;&quot;;&quot;?&quot;;IF([.J311]=&quot;&quot;;&quot;新規&quot;;IF([.H311]=[.J311];&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311]=&quot;&quot;;&quot;?&quot;;IF([.L311]=&quot;&quot;;&quot;新規&quot;;IF([.J311]=[.L311];&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312]=&quot;&quot;;&quot;?&quot;;IF([.J312]=&quot;&quot;;&quot;新規&quot;;IF([.H312]=[.J312];&quot;&quot;;&quot;○&quot;)))">
            <text:p/>
          </table:table-cell>
          <table:table-cell table:style-name="ce2" office:value-type="string" calcext:value-type="string">
            <text:p>lockPref("extensions.update.enabled", true);</text:p>
          </table:table-cell>
          <table:table-cell table:formula="of:=IF([.J312]=&quot;&quot;;&quot;?&quot;;IF([.L312]=&quot;&quot;;&quot;新規&quot;;IF([.J312]=[.L312];&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313]=&quot;&quot;;&quot;?&quot;;IF([.J313]=&quot;&quot;;&quot;新規&quot;;IF([.H313]=[.J313];&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313]=&quot;&quot;;&quot;?&quot;;IF([.L313]=&quot;&quot;;&quot;新規&quot;;IF([.J313]=[.L313];&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314]=&quot;&quot;;&quot;?&quot;;IF([.J314]=&quot;&quot;;&quot;新規&quot;;IF([.H314]=[.J314];&quot;&quot;;&quot;○&quot;)))">
            <text:p/>
          </table:table-cell>
          <table:table-cell table:style-name="ce2" office:value-type="string" calcext:value-type="string">
            <text:p>lockPref("browser.search.update", true);</text:p>
          </table:table-cell>
          <table:table-cell table:formula="of:=IF([.J314]=&quot;&quot;;&quot;?&quot;;IF([.L314]=&quot;&quot;;&quot;新規&quot;;IF([.J314]=[.L314];&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315]=&quot;&quot;;&quot;?&quot;;IF([.J315]=&quot;&quot;;&quot;新規&quot;;IF([.H315]=[.J315];&quot;&quot;;&quot;○&quot;)))">
            <text:p/>
          </table:table-cell>
          <table:table-cell table:style-name="ce2" office:value-type="string" calcext:value-type="string">
            <text:p>lockPref("browser.search.update", false);</text:p>
          </table:table-cell>
          <table:table-cell table:formula="of:=IF([.J315]=&quot;&quot;;&quot;?&quot;;IF([.L315]=&quot;&quot;;&quot;新規&quot;;IF([.J315]=[.L315];&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316]=&quot;&quot;;&quot;?&quot;;IF([.J316]=&quot;&quot;;&quot;新規&quot;;IF([.H316]=[.J316];&quot;&quot;;&quot;○&quot;)))">
            <text:p/>
          </table:table-cell>
          <table:table-cell table:style-name="ce1" office:value-type="string" calcext:value-type="string">
            <text:p>-</text:p>
          </table:table-cell>
          <table:table-cell table:formula="of:=IF([.J316]=&quot;&quot;;&quot;?&quot;;IF([.L316]=&quot;&quot;;&quot;新規&quot;;IF([.J316]=[.L316];&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317]=&quot;&quot;;&quot;?&quot;;IF([.J317]=&quot;&quot;;&quot;新規&quot;;IF([.H317]=[.J317];&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317]=&quot;&quot;;&quot;?&quot;;IF([.L317]=&quot;&quot;;&quot;新規&quot;;IF([.J317]=[.L317];&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318]=&quot;&quot;;&quot;?&quot;;IF([.J318]=&quot;&quot;;&quot;新規&quot;;IF([.H318]=[.J318];&quot;&quot;;&quot;○&quot;)))">
            <text:p/>
          </table:table-cell>
          <table:table-cell table:style-name="ce1" office:value-type="string" calcext:value-type="string">
            <text:p>lockPref("lightweightThemes.update.enabled", true);</text:p>
          </table:table-cell>
          <table:table-cell table:formula="of:=IF([.J318]=&quot;&quot;;&quot;?&quot;;IF([.L318]=&quot;&quot;;&quot;新規&quot;;IF([.J318]=[.L318];&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319]=&quot;&quot;;&quot;?&quot;;IF([.J319]=&quot;&quot;;&quot;新規&quot;;IF([.H319]=[.J319];&quot;&quot;;&quot;○&quot;)))">
            <text:p/>
          </table:table-cell>
          <table:table-cell table:style-name="ce1" office:value-type="string" calcext:value-type="string">
            <text:p>lockPref("lightweightThemes.update.enabled", false);</text:p>
          </table:table-cell>
          <table:table-cell table:formula="of:=IF([.J319]=&quot;&quot;;&quot;?&quot;;IF([.L319]=&quot;&quot;;&quot;新規&quot;;IF([.J319]=[.L319];&quot;&quot;;&quot;○&quot;)))">
            <text:p/>
          </table:table-cell>
          <table:table-cell office:value-type="string" calcext:value-type="string">
            <text:p>lockPref("lightweightThemes.update.enabled", false);</text:p>
          </table:table-cell>
          <table:table-cell table:number-columns-repeated="1012"/>
        </table:table-row>
        <table:table-row table:style-name="ro7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320]=&quot;&quot;;&quot;?&quot;;IF([.J320]=&quot;&quot;;&quot;新規&quot;;IF([.H320]=[.J320];&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320]=&quot;&quot;;&quot;?&quot;;IF([.L320]=&quot;&quot;;&quot;新規&quot;;IF([.J320]=[.L320];&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321]=&quot;&quot;;&quot;?&quot;;IF([.J321]=&quot;&quot;;&quot;新規&quot;;IF([.H321]=[.J321];&quot;&quot;;&quot;○&quot;)))">
            <text:p/>
          </table:table-cell>
          <table:table-cell table:style-name="ce2" office:value-type="string" calcext:value-type="string">
            <text:p>lockPref("pdfjs.disabled", true);</text:p>
          </table:table-cell>
          <table:table-cell table:formula="of:=IF([.J321]=&quot;&quot;;&quot;?&quot;;IF([.L321]=&quot;&quot;;&quot;新規&quot;;IF([.J321]=[.L321];&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322]=&quot;&quot;;&quot;?&quot;;IF([.J322]=&quot;&quot;;&quot;新規&quot;;IF([.H322]=[.J322];&quot;&quot;;&quot;○&quot;)))">
            <text:p/>
          </table:table-cell>
          <table:table-cell table:style-name="ce1" office:value-type="string" calcext:value-type="string">
            <text:p>lockPref("accessibility.browsewithcaret_shortcut.enabled", true);</text:p>
          </table:table-cell>
          <table:table-cell table:formula="of:=IF([.J322]=&quot;&quot;;&quot;?&quot;;IF([.L322]=&quot;&quot;;&quot;新規&quot;;IF([.J322]=[.L322];&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323]=&quot;&quot;;&quot;?&quot;;IF([.J323]=&quot;&quot;;&quot;新規&quot;;IF([.H323]=[.J323];&quot;&quot;;&quot;○&quot;)))">
            <text:p/>
          </table:table-cell>
          <table:table-cell table:style-name="ce1" office:value-type="string" calcext:value-type="string">
            <text:p>lockPref("accessibility.browsewithcaret_shortcut.enabled", false);</text:p>
          </table:table-cell>
          <table:table-cell table:formula="of:=IF([.J323]=&quot;&quot;;&quot;?&quot;;IF([.L323]=&quot;&quot;;&quot;新規&quot;;IF([.J323]=[.L323];&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324]=&quot;&quot;;&quot;?&quot;;IF([.J324]=&quot;&quot;;&quot;新規&quot;;IF([.H324]=[.J324];&quot;&quot;;&quot;○&quot;)))">
            <text:p/>
          </table:table-cell>
          <table:table-cell table:style-name="ce2" office:value-type="string" calcext:value-type="string">
            <text:p>-</text:p>
          </table:table-cell>
          <table:table-cell table:formula="of:=IF([.J324]=&quot;&quot;;&quot;?&quot;;IF([.L324]=&quot;&quot;;&quot;新規&quot;;IF([.J324]=[.L324];&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325]=&quot;&quot;;&quot;?&quot;;IF([.J325]=&quot;&quot;;&quot;新規&quot;;IF([.H325]=[.J325];&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325]=&quot;&quot;;&quot;?&quot;;IF([.L325]=&quot;&quot;;&quot;新規&quot;;IF([.J325]=[.L325];&quot;&quot;;&quot;○&quot;)))" office:value-type="string" office:string-value="新規" calcext:value-type="string">
            <text:p>新規</text:p>
          </table:table-cell>
          <table:table-cell table:number-columns-repeated="1013"/>
        </table:table-row>
        <table:table-row table:style-name="ro12">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H326]=&quot;&quot;;&quot;?&quot;;IF([.J326]=&quot;&quot;;&quot;新規&quot;;IF([.H326]=[.J326];&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26]=&quot;&quot;;&quot;?&quot;;IF([.L326]=&quot;&quot;;&quot;新規&quot;;IF([.J326]=[.L326];&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8" table:formula="of:=IF([.H327]=&quot;&quot;;&quot;?&quot;;IF([.J327]=&quot;&quot;;&quot;新規&quot;;IF([.H327]=[.J327];&quot;&quot;;&quot;○&quot;)))">
            <text:p/>
          </table:table-cell>
          <table:table-cell table:style-name="ce4" office:value-type="string" calcext:value-type="string">
            <text:p>-</text:p>
          </table:table-cell>
          <table:table-cell table:formula="of:=IF([.J327]=&quot;&quot;;&quot;?&quot;;IF([.L327]=&quot;&quot;;&quot;新規&quot;;IF([.J327]=[.L32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28]=&quot;&quot;;&quot;?&quot;;IF([.J328]=&quot;&quot;;&quot;新規&quot;;IF([.H328]=[.J328];&quot;&quot;;&quot;○&quot;)))">
            <text:p/>
          </table:table-cell>
          <table:table-cell table:style-name="ce2" office:value-type="string" calcext:value-type="string">
            <text:p>-</text:p>
          </table:table-cell>
          <table:table-cell table:formula="of:=IF([.J328]=&quot;&quot;;&quot;?&quot;;IF([.L328]=&quot;&quot;;&quot;新規&quot;;IF([.J328]=[.L32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29]=&quot;&quot;;&quot;?&quot;;IF([.J329]=&quot;&quot;;&quot;新規&quot;;IF([.H329]=[.J329];&quot;&quot;;&quot;○&quot;)))">
            <text:p/>
          </table:table-cell>
          <table:table-cell table:style-name="ce2" office:value-type="string" calcext:value-type="string">
            <text:p>lockPref("reader.parse-on-load.enabled", false)</text:p>
          </table:table-cell>
          <table:table-cell table:formula="of:=IF([.J329]=&quot;&quot;;&quot;?&quot;;IF([.L329]=&quot;&quot;;&quot;新規&quot;;IF([.J329]=[.L32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30]=&quot;&quot;;&quot;?&quot;;IF([.J330]=&quot;&quot;;&quot;新規&quot;;IF([.H330]=[.J330];&quot;&quot;;&quot;○&quot;)))">
            <text:p/>
          </table:table-cell>
          <table:table-cell table:style-name="ce2" office:value-type="string" calcext:value-type="string">
            <text:p>-</text:p>
          </table:table-cell>
          <table:table-cell table:formula="of:=IF([.J330]=&quot;&quot;;&quot;?&quot;;IF([.L330]=&quot;&quot;;&quot;新規&quot;;IF([.J330]=[.L33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31]=&quot;&quot;;&quot;?&quot;;IF([.J331]=&quot;&quot;;&quot;新規&quot;;IF([.H331]=[.J331];&quot;&quot;;&quot;○&quot;)))">
            <text:p/>
          </table:table-cell>
          <table:table-cell table:style-name="ce2" office:value-type="string" calcext:value-type="string">
            <text:p>lockPref("layout.spellcheckDefault", 0);</text:p>
          </table:table-cell>
          <table:table-cell table:formula="of:=IF([.J331]=&quot;&quot;;&quot;?&quot;;IF([.L331]=&quot;&quot;;&quot;新規&quot;;IF([.J331]=[.L331];&quot;&quot;;&quot;○&quot;)))" office:value-type="string" office:string-value="新規" calcext:value-type="string">
            <text:p>新規</text:p>
          </table:table-cell>
          <table:table-cell table:number-columns-repeated="1013"/>
        </table:table-row>
        <table:table-row table:style-name="ro76">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32]=&quot;&quot;;&quot;?&quot;;IF([.J332]=&quot;&quot;;&quot;新規&quot;;IF([.H332]=[.J332];&quot;&quot;;&quot;○&quot;)))">
            <text:p/>
          </table:table-cell>
          <table:table-cell table:style-name="ce1" office:value-type="string" calcext:value-type="string">
            <text:p>lockPref("dom.successive_dialog_time_limit", 0);</text:p>
          </table:table-cell>
          <table:table-cell table:formula="of:=IF([.J332]=&quot;&quot;;&quot;?&quot;;IF([.L332]=&quot;&quot;;&quot;新規&quot;;IF([.J332]=[.L332];&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33]=&quot;&quot;;&quot;?&quot;;IF([.J333]=&quot;&quot;;&quot;新規&quot;;IF([.H333]=[.J333];&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33]=&quot;&quot;;&quot;?&quot;;IF([.L333]=&quot;&quot;;&quot;新規&quot;;IF([.J333]=[.L333];&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7">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34]=&quot;&quot;;&quot;?&quot;;IF([.J334]=&quot;&quot;;&quot;新規&quot;;IF([.H334]=[.J334];&quot;&quot;;&quot;○&quot;)))">
            <text:p/>
          </table:table-cell>
          <table:table-cell table:style-name="ce1" office:value-type="string" calcext:value-type="string">
            <text:p>lockPref("dom.push.enabled", true);</text:p>
            <text:p>lockPref("dom.serviceWorkers.enabled", true);</text:p>
          </table:table-cell>
          <table:table-cell table:formula="of:=IF([.J334]=&quot;&quot;;&quot;?&quot;;IF([.L334]=&quot;&quot;;&quot;新規&quot;;IF([.J334]=[.L334];&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2">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35]=&quot;&quot;;&quot;?&quot;;IF([.L335]=&quot;&quot;;&quot;新規&quot;;IF([.J335]=[.L335];&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2">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36]=&quot;&quot;;&quot;?&quot;;IF([.J336]=&quot;&quot;;&quot;新規&quot;;IF([.H336]=[.J336];&quot;&quot;;&quot;○&quot;)))" office:value-type="string" office:string-value="○" calcext:value-type="string">
            <text:p>○</text:p>
          </table:table-cell>
          <table:table-cell table:style-name="ce19"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36]=&quot;&quot;;&quot;?&quot;;IF([.L336]=&quot;&quot;;&quot;新規&quot;;IF([.J336]=[.L336];&quot;&quot;;&quot;○&quot;)))" office:value-type="string" office:string-value="新規" calcext:value-type="string">
            <text:p>新規</text:p>
          </table:table-cell>
          <table:table-cell table:number-columns-repeated="1013"/>
        </table:table-row>
        <table:table-row table:style-name="ro25">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7]=&quot;&quot;;&quot;?&quot;;IF([.J337]=&quot;&quot;;&quot;新規&quot;;IF([.H337]=[.J337];&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7]=&quot;&quot;;&quot;?&quot;;IF([.L337]=&quot;&quot;;&quot;新規&quot;;IF([.J337]=[.L337];&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38]=&quot;&quot;;&quot;?&quot;;IF([.J338]=&quot;&quot;;&quot;新規&quot;;IF([.H338]=[.J338];&quot;&quot;;&quot;○&quot;)))">
            <text:p/>
          </table:table-cell>
          <table:table-cell table:style-name="ce2" office:value-type="string" calcext:value-type="string">
            <text:p>lockPref("dom.gamepad.enabled",true);</text:p>
          </table:table-cell>
          <table:table-cell table:formula="of:=IF([.J338]=&quot;&quot;;&quot;?&quot;;IF([.L338]=&quot;&quot;;&quot;新規&quot;;IF([.J338]=[.L338];&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39]=&quot;&quot;;&quot;?&quot;;IF([.J339]=&quot;&quot;;&quot;新規&quot;;IF([.H339]=[.J339];&quot;&quot;;&quot;○&quot;)))">
            <text:p/>
          </table:table-cell>
          <table:table-cell table:style-name="ce2" office:value-type="string" calcext:value-type="string">
            <text:p>lockPref("dom.gamepad.enabled",false);</text:p>
          </table:table-cell>
          <table:table-cell table:formula="of:=IF([.J339]=&quot;&quot;;&quot;?&quot;;IF([.L339]=&quot;&quot;;&quot;新規&quot;;IF([.J339]=[.L339];&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40]=&quot;&quot;;&quot;?&quot;;IF([.J340]=&quot;&quot;;&quot;新規&quot;;IF([.H340]=[.J340];&quot;&quot;;&quot;○&quot;)))">
            <text:p/>
          </table:table-cell>
          <table:table-cell table:style-name="ce2" office:value-type="string" calcext:value-type="string">
            <text:p>defaultPref("dom.event.clipboardevents.enabled", true);</text:p>
          </table:table-cell>
          <table:table-cell table:formula="of:=IF([.J340]=&quot;&quot;;&quot;?&quot;;IF([.L340]=&quot;&quot;;&quot;新規&quot;;IF([.J340]=[.L340];&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41]=&quot;&quot;;&quot;?&quot;;IF([.J341]=&quot;&quot;;&quot;新規&quot;;IF([.H341]=[.J341];&quot;&quot;;&quot;○&quot;)))">
            <text:p/>
          </table:table-cell>
          <table:table-cell table:style-name="ce2" office:value-type="string" calcext:value-type="string">
            <text:p>lockPref("dom.event.clipboardevents.enabled", false);</text:p>
          </table:table-cell>
          <table:table-cell table:formula="of:=IF([.J341]=&quot;&quot;;&quot;?&quot;;IF([.L341]=&quot;&quot;;&quot;新規&quot;;IF([.J341]=[.L341];&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42]=&quot;&quot;;&quot;?&quot;;IF([.J342]=&quot;&quot;;&quot;新規&quot;;IF([.H342]=[.J342];&quot;&quot;;&quot;○&quot;)))">
            <text:p/>
          </table:table-cell>
          <table:table-cell table:style-name="ce2" office:value-type="string" calcext:value-type="string">
            <text:p>-</text:p>
          </table:table-cell>
          <table:table-cell table:formula="of:=IF([.J342]=&quot;&quot;;&quot;?&quot;;IF([.L342]=&quot;&quot;;&quot;新規&quot;;IF([.J342]=[.L342];&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43]=&quot;&quot;;&quot;?&quot;;IF([.J343]=&quot;&quot;;&quot;新規&quot;;IF([.H343]=[.J343];&quot;&quot;;&quot;○&quot;)))">
            <text:p/>
          </table:table-cell>
          <table:table-cell table:style-name="ce2" office:value-type="string" calcext:value-type="string">
            <text:p>lockPref("dom.event.contextmenu.enabled", false);</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77">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formula="of:=IF([.H344]=&quot;&quot;;&quot;?&quot;;IF([.J344]=&quot;&quot;;&quot;新規&quot;;IF([.H344]=[.J344];&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44]=&quot;&quot;;&quot;?&quot;;IF([.L344]=&quot;&quot;;&quot;新規&quot;;IF([.J344]=[.L344];&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8">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formula="of:=IF([.H345]=&quot;&quot;;&quot;?&quot;;IF([.J345]=&quot;&quot;;&quot;新規&quot;;IF([.H345]=[.J345];&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45]=&quot;&quot;;&quot;?&quot;;IF([.L345]=&quot;&quot;;&quot;新規&quot;;IF([.J345]=[.L345];&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79">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formula="of:=IF([.H346]=&quot;&quot;;&quot;?&quot;;IF([.J346]=&quot;&quot;;&quot;新規&quot;;IF([.H346]=[.J346];&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46]=&quot;&quot;;&quot;?&quot;;IF([.L346]=&quot;&quot;;&quot;新規&quot;;IF([.J346]=[.L346];&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80">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47]=&quot;&quot;;&quot;?&quot;;IF([.J347]=&quot;&quot;;&quot;新規&quot;;IF([.H347]=[.J347];&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47]=&quot;&quot;;&quot;?&quot;;IF([.L347]=&quot;&quot;;&quot;新規&quot;;IF([.J347]=[.L347];&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80">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48]=&quot;&quot;;&quot;?&quot;;IF([.J348]=&quot;&quot;;&quot;新規&quot;;IF([.H348]=[.J348];&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48]=&quot;&quot;;&quot;?&quot;;IF([.L348]=&quot;&quot;;&quot;新規&quot;;IF([.J348]=[.L348];&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80">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49]=&quot;&quot;;&quot;?&quot;;IF([.J349]=&quot;&quot;;&quot;新規&quot;;IF([.H349]=[.J349];&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49]=&quot;&quot;;&quot;?&quot;;IF([.L349]=&quot;&quot;;&quot;新規&quot;;IF([.J349]=[.L349];&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80">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50]=&quot;&quot;;&quot;?&quot;;IF([.J350]=&quot;&quot;;&quot;新規&quot;;IF([.H350]=[.J350];&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50]=&quot;&quot;;&quot;?&quot;;IF([.L350]=&quot;&quot;;&quot;新規&quot;;IF([.J350]=[.L350];&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80">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51]=&quot;&quot;;&quot;?&quot;;IF([.J351]=&quot;&quot;;&quot;新規&quot;;IF([.H351]=[.J351];&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51]=&quot;&quot;;&quot;?&quot;;IF([.L351]=&quot;&quot;;&quot;新規&quot;;IF([.J351]=[.L351];&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80">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52]=&quot;&quot;;&quot;?&quot;;IF([.J352]=&quot;&quot;;&quot;新規&quot;;IF([.H352]=[.J352];&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52]=&quot;&quot;;&quot;?&quot;;IF([.L352]=&quot;&quot;;&quot;新規&quot;;IF([.J352]=[.L352];&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80">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53]=&quot;&quot;;&quot;?&quot;;IF([.J353]=&quot;&quot;;&quot;新規&quot;;IF([.H353]=[.J353];&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53]=&quot;&quot;;&quot;?&quot;;IF([.L353]=&quot;&quot;;&quot;新規&quot;;IF([.J353]=[.L353];&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80">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54]=&quot;&quot;;&quot;?&quot;;IF([.J354]=&quot;&quot;;&quot;新規&quot;;IF([.H354]=[.J354];&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54]=&quot;&quot;;&quot;?&quot;;IF([.L354]=&quot;&quot;;&quot;新規&quot;;IF([.J354]=[.L354];&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80">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55]=&quot;&quot;;&quot;?&quot;;IF([.J355]=&quot;&quot;;&quot;新規&quot;;IF([.H355]=[.J355];&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55]=&quot;&quot;;&quot;?&quot;;IF([.L355]=&quot;&quot;;&quot;新規&quot;;IF([.J355]=[.L355];&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80">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56]=&quot;&quot;;&quot;?&quot;;IF([.J356]=&quot;&quot;;&quot;新規&quot;;IF([.H356]=[.J356];&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56]=&quot;&quot;;&quot;?&quot;;IF([.L356]=&quot;&quot;;&quot;新規&quot;;IF([.J356]=[.L356];&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80">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57]=&quot;&quot;;&quot;?&quot;;IF([.J357]=&quot;&quot;;&quot;新規&quot;;IF([.H357]=[.J357];&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57]=&quot;&quot;;&quot;?&quot;;IF([.L357]=&quot;&quot;;&quot;新規&quot;;IF([.J357]=[.L357];&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80">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58]=&quot;&quot;;&quot;?&quot;;IF([.J358]=&quot;&quot;;&quot;新規&quot;;IF([.H358]=[.J358];&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58]=&quot;&quot;;&quot;?&quot;;IF([.L358]=&quot;&quot;;&quot;新規&quot;;IF([.J358]=[.L358];&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81">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59]=&quot;&quot;;&quot;?&quot;;IF([.J359]=&quot;&quot;;&quot;新規&quot;;IF([.H359]=[.J359];&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59]=&quot;&quot;;&quot;?&quot;;IF([.L359]=&quot;&quot;;&quot;新規&quot;;IF([.J359]=[.L359];&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22">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formula="of:=IF([.H360]=&quot;&quot;;&quot;?&quot;;IF([.J360]=&quot;&quot;;&quot;新規&quot;;IF([.H360]=[.J360];&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60]=&quot;&quot;;&quot;?&quot;;IF([.L360]=&quot;&quot;;&quot;新規&quot;;IF([.J360]=[.L360];&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22">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formula="of:=IF([.H361]=&quot;&quot;;&quot;?&quot;;IF([.J361]=&quot;&quot;;&quot;新規&quot;;IF([.H361]=[.J361];&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61]=&quot;&quot;;&quot;?&quot;;IF([.L361]=&quot;&quot;;&quot;新規&quot;;IF([.J361]=[.L361];&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5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62]=&quot;&quot;;&quot;?&quot;;IF([.J362]=&quot;&quot;;&quot;新規&quot;;IF([.H362]=[.J362];&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62]=&quot;&quot;;&quot;?&quot;;IF([.L362]=&quot;&quot;;&quot;新規&quot;;IF([.J362]=[.L362];&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22">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formula="of:=IF([.H363]=&quot;&quot;;&quot;?&quot;;IF([.J363]=&quot;&quot;;&quot;新規&quot;;IF([.H363]=[.J363];&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63]=&quot;&quot;;&quot;?&quot;;IF([.L363]=&quot;&quot;;&quot;新規&quot;;IF([.J363]=[.L363];&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22">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formula="of:=IF([.H364]=&quot;&quot;;&quot;?&quot;;IF([.J364]=&quot;&quot;;&quot;新規&quot;;IF([.H364]=[.J364];&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64]=&quot;&quot;;&quot;?&quot;;IF([.L364]=&quot;&quot;;&quot;新規&quot;;IF([.J364]=[.L364];&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65]=&quot;&quot;;&quot;?&quot;;IF([.J365]=&quot;&quot;;&quot;新規&quot;;IF([.H365]=[.J365];&quot;&quot;;&quot;○&quot;)))">
            <text:p/>
          </table:table-cell>
          <table:table-cell table:style-name="ce2" office:value-type="string" calcext:value-type="string">
            <text:p>-</text:p>
          </table:table-cell>
          <table:table-cell table:formula="of:=IF([.J365]=&quot;&quot;;&quot;?&quot;;IF([.L365]=&quot;&quot;;&quot;新規&quot;;IF([.J365]=[.L365];&quot;&quot;;&quot;○&quot;)))">
            <text:p/>
          </table:table-cell>
          <table:table-cell office:value-type="string" calcext:value-type="string">
            <text:p>-</text:p>
          </table:table-cell>
          <table:table-cell table:number-columns-repeated="1012"/>
        </table:table-row>
        <table:table-row table:style-name="ro23">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66]=&quot;&quot;;&quot;?&quot;;IF([.J366]=&quot;&quot;;&quot;新規&quot;;IF([.H366]=[.J366];&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66]=&quot;&quot;;&quot;?&quot;;IF([.L366]=&quot;&quot;;&quot;新規&quot;;IF([.J366]=[.L366];&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82">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67]=&quot;&quot;;&quot;?&quot;;IF([.J367]=&quot;&quot;;&quot;新規&quot;;IF([.H367]=[.J367];&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67]=&quot;&quot;;&quot;?&quot;;IF([.L367]=&quot;&quot;;&quot;新規&quot;;IF([.J367]=[.L367];&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80">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68]=&quot;&quot;;&quot;?&quot;;IF([.J368]=&quot;&quot;;&quot;新規&quot;;IF([.H368]=[.J368];&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68]=&quot;&quot;;&quot;?&quot;;IF([.L368]=&quot;&quot;;&quot;新規&quot;;IF([.J368]=[.L368];&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80">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69]=&quot;&quot;;&quot;?&quot;;IF([.J369]=&quot;&quot;;&quot;新規&quot;;IF([.H369]=[.J369];&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69]=&quot;&quot;;&quot;?&quot;;IF([.L369]=&quot;&quot;;&quot;新規&quot;;IF([.J369]=[.L369];&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70]=&quot;&quot;;&quot;?&quot;;IF([.J370]=&quot;&quot;;&quot;新規&quot;;IF([.H370]=[.J370];&quot;&quot;;&quot;○&quot;)))">
            <text:p/>
          </table:table-cell>
          <table:table-cell table:style-name="ce2" office:value-type="string" calcext:value-type="string">
            <text:p>lockPref("plugin.default.state", 0);</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71]=&quot;&quot;;&quot;?&quot;;IF([.J371]=&quot;&quot;;&quot;新規&quot;;IF([.H371]=[.J371];&quot;&quot;;&quot;○&quot;)))">
            <text:p/>
          </table:table-cell>
          <table:table-cell table:style-name="ce2" office:value-type="string" calcext:value-type="string">
            <text:p>lockPref("plugin.default.state", 2);</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72]=&quot;&quot;;&quot;?&quot;;IF([.J372]=&quot;&quot;;&quot;新規&quot;;IF([.H372]=[.J372];&quot;&quot;;&quot;○&quot;)))">
            <text:p/>
          </table:table-cell>
          <table:table-cell table:style-name="ce2" office:value-type="string" calcext:value-type="string">
            <text:p>lockPref("plugin.default.state", 1);</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10">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73]=&quot;&quot;;&quot;?&quot;;IF([.J373]=&quot;&quot;;&quot;新規&quot;;IF([.H373]=[.J373];&quot;&quot;;&quot;○&quot;)))">
            <text:p/>
          </table:table-cell>
          <table:table-cell table:style-name="ce2" office:value-type="string" calcext:value-type="string">
            <text:p>lockPref("browser.helperApps.deleteTempFileOnExit", true);</text:p>
          </table:table-cell>
          <table:table-cell table:formula="of:=IF([.J373]=&quot;&quot;;&quot;?&quot;;IF([.L373]=&quot;&quot;;&quot;新規&quot;;IF([.J373]=[.L373];&quot;&quot;;&quot;○&quot;)))">
            <text:p/>
          </table:table-cell>
          <table:table-cell office:value-type="string" calcext:value-type="string">
            <text:p>lockPref("browser.helperApps.deleteTempFileOnExit", true);</text:p>
          </table:table-cell>
          <table:table-cell table:number-columns-repeated="1012"/>
        </table:table-row>
        <table:table-row table:style-name="ro10">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74]=&quot;&quot;;&quot;?&quot;;IF([.J374]=&quot;&quot;;&quot;新規&quot;;IF([.H374]=[.J374];&quot;&quot;;&quot;○&quot;)))">
            <text:p/>
          </table:table-cell>
          <table:table-cell table:style-name="ce2" office:value-type="string" calcext:value-type="string">
            <text:p>lockPref("browser.helperApps.deleteTempFileOnExit", false);</text:p>
          </table:table-cell>
          <table:table-cell table:formula="of:=IF([.J374]=&quot;&quot;;&quot;?&quot;;IF([.L374]=&quot;&quot;;&quot;新規&quot;;IF([.J374]=[.L374];&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1" office:value-type="string" calcext:value-type="string">
            <text:p>lockPref("gfx.direct2d.disabled", false);</text:p>
            <text:p>lockPref("layers.acceleration.disabled", false);</text:p>
          </table:table-cell>
          <table:table-cell table:formula="of:=IF([.H375]=&quot;&quot;;&quot;?&quot;;IF([.J375]=&quot;&quot;;&quot;新規&quot;;IF([.H375]=[.J375];&quot;&quot;;&quot;○&quot;)))">
            <text:p/>
          </table:table-cell>
          <table:table-cell office:value-type="string" calcext:value-type="string">
            <text:p>lockPref("gfx.direct2d.disabled", false);</text:p>
            <text:p>lockPref("layers.acceleration.disabled", false);</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1" office:value-type="string" calcext:value-type="string">
            <text:p>lockPref("gfx.direct2d.disabled", true);</text:p>
            <text:p>lockPref("layers.acceleration.disabled", true);</text:p>
          </table:table-cell>
          <table:table-cell table:formula="of:=IF([.H376]=&quot;&quot;;&quot;?&quot;;IF([.J376]=&quot;&quot;;&quot;新規&quot;;IF([.H376]=[.J376];&quot;&quot;;&quot;○&quot;)))">
            <text:p/>
          </table:table-cell>
          <table:table-cell office:value-type="string" calcext:value-type="string">
            <text:p>lockPref("gfx.direct2d.disabled", true);</text:p>
            <text:p>lockPref("layers.acceleration.disabled", tru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1"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78]=&quot;&quot;;&quot;?&quot;;IF([.J378]=&quot;&quot;;&quot;新規&quot;;IF([.H378]=[.J378];&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3">
          <table:table-cell table:style-name="ce7" office:value-type="string" calcext:value-type="string">
            <text:p>Appearance-2</text:p>
          </table:table-cell>
          <table:table-cell table:style-name="ce7" office:value-type="float" office:value="1" calcext:value-type="float">
            <text:p>1</text:p>
          </table:table-cell>
          <table:table-cell table:style-name="ce7" office:value-type="string" calcext:value-type="string" table:number-columns-spanned="1" table:number-rows-spanned="2">
            <text:p>表示</text:p>
          </table:table-cell>
          <table:table-cell table:style-name="ce7" office:value-type="string" calcext:value-type="string" table:number-columns-spanned="1" table:number-rows-spanned="2">
            <text:p>ツールバー上の項目の初期設定</text:p>
          </table:table-cell>
          <table:table-cell table:style-name="ce7"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79]=&quot;&quot;;&quot;?&quot;;IF([.J379]=&quot;&quot;;&quot;新規&quot;;IF([.H379]=[.J379];&quot;&quot;;&quot;○&quot;)))">
            <text:p/>
          </table:table-cell>
          <table:table-cell office:value-type="string" calcext:value-type="string">
            <text:p>-</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83">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7"/>
          <table:table-cell table:style-name="ce7" office:value-type="string" calcext:value-type="string">
            <text:p>制御する</text:p>
          </table:table-cell>
          <table:table-cell table:style-name="ce7" office:value-type="string" calcext:value-type="string">
            <text:p>MCDで設定を反映する</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H380]=&quot;&quot;;&quot;?&quot;;IF([.J380]=&quot;&quot;;&quot;新規&quot;;IF([.H380]=[.J380];&quot;&quot;;&quot;○&quot;)))">
            <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1" office:value-type="string" calcext:value-type="string">
            <text:p>-</text:p>
          </table:table-cell>
          <table:table-cell table:formula="of:=IF([.H381]=&quot;&quot;;&quot;?&quot;;IF([.J381]=&quot;&quot;;&quot;新規&quot;;IF([.H381]=[.J381];&quot;&quot;;&quot;○&quot;)))">
            <text:p/>
          </table:table-cell>
          <table:table-cell office:value-type="string" calcext:value-type="string">
            <text:p>-</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1" office:value-type="string" calcext:value-type="string">
            <text:p>lockPref("browser.cache.memory.capacity", （整数値、単位：キロバイト）); </text:p>
          </table:table-cell>
          <table:table-cell table:formula="of:=IF([.H382]=&quot;&quot;;&quot;?&quot;;IF([.J382]=&quot;&quot;;&quot;新規&quot;;IF([.H382]=[.J382];&quot;&quot;;&quot;○&quot;)))">
            <text:p/>
          </table:table-cell>
          <table:table-cell office:value-type="string" calcext:value-type="string">
            <text:p>lockPref("browser.cache.memory.capacity", （整数値、単位：キロバイト）); </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1" office:value-type="string" calcext:value-type="string">
            <text:p>// defaultPref("content.notify.interval", 120000);</text:p>
          </table:table-cell>
          <table:table-cell table:formula="of:=IF([.H383]=&quot;&quot;;&quot;?&quot;;IF([.J383]=&quot;&quot;;&quot;新規&quot;;IF([.H383]=[.J383];&quot;&quot;;&quot;○&quot;)))">
            <text:p/>
          </table:table-cell>
          <table:table-cell office:value-type="string" calcext:value-type="string">
            <text:p>// defaultPref("content.notify.interval", 120000);</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1" office:value-type="string" calcext:value-type="string">
            <text:p>lockPref("content.notify.interval", （整数値、単位：マイクロ秒）);</text:p>
          </table:table-cell>
          <table:table-cell table:formula="of:=IF([.H384]=&quot;&quot;;&quot;?&quot;;IF([.J384]=&quot;&quot;;&quot;新規&quot;;IF([.H384]=[.J384];&quot;&quot;;&quot;○&quot;)))">
            <text:p/>
          </table:table-cell>
          <table:table-cell office:value-type="string" calcext:value-type="string">
            <text:p>lockPref("content.notify.interval", （整数値、単位：マイクロ秒）);</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1" office:value-type="string" calcext:value-type="string">
            <text:p>-</text:p>
          </table:table-cell>
          <table:table-cell table:formula="of:=IF([.H385]=&quot;&quot;;&quot;?&quot;;IF([.J385]=&quot;&quot;;&quot;新規&quot;;IF([.H385]=[.J385];&quot;&quot;;&quot;○&quot;)))">
            <text:p/>
          </table:table-cell>
          <table:table-cell office:value-type="string" calcext:value-type="string">
            <text:p>-</text:p>
          </table:table-cell>
          <table:table-cell table:formula="of:=IF([.J385]=&quot;&quot;;&quot;?&quot;;IF([.L385]=&quot;&quot;;&quot;新規&quot;;IF([.J385]=[.L38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forceielist", "（半角スペース区切りのURLのリスト）");</text:p>
          </table:table-cell>
          <table:table-cell table:formula="of:=IF([.H386]=&quot;&quot;;&quot;?&quot;;IF([.J386]=&quot;&quot;;&quot;新規&quot;;IF([.H386]=[.J386];&quot;&quot;;&quot;○&quot;)))">
            <text:p/>
          </table:table-cell>
          <table:table-cell office:value-type="string" calcext:value-type="string">
            <text:p>lockPref("extensions.ieview.forceielist", "（半角スペース区切りのURLのリスト）");</text:p>
          </table:table-cell>
          <table:table-cell table:formula="of:=IF([.J386]=&quot;&quot;;&quot;?&quot;;IF([.L386]=&quot;&quot;;&quot;新規&quot;;IF([.J386]=[.L386];&quot;&quot;;&quot;○&quot;)))" office:value-type="string" office:string-value="新規" calcext:value-type="string">
            <text:p>新規</text:p>
          </table:table-cell>
          <table:table-cell table:number-columns-repeated="1013"/>
        </table:table-row>
        <table:table-row table:style-name="ro12">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87]=&quot;&quot;;&quot;?&quot;;IF([.J387]=&quot;&quot;;&quot;新規&quot;;IF([.H387]=[.J387];&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87]=&quot;&quot;;&quot;?&quot;;IF([.L387]=&quot;&quot;;&quot;新規&quot;;IF([.J387]=[.L387];&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ieapp", "C:\\Program Files (x86)\\Internet　Explorer\\iexplore.exe");</text:p>
            <text:p>lockPref("extensions.ieview.ieargs", ""); </text:p>
          </table:table-cell>
          <table:table-cell table:formula="of:=IF([.H388]=&quot;&quot;;&quot;?&quot;;IF([.J388]=&quot;&quot;;&quot;新規&quot;;IF([.H388]=[.J388];&quot;&quot;;&quot;○&quot;)))">
            <text:p/>
          </table:table-cell>
          <table:table-cell office:value-type="string" calcext:value-type="string">
            <text:p>lockPref("extensions.ieview.ieapp", "C:\\Program Files (x86)\\Internet　Explorer\\iexplore.exe");</text:p>
            <text:p>lockPref("extensions.ieview.ieargs", ""); </text:p>
          </table:table-cell>
          <table:table-cell table:formula="of:=IF([.J388]=&quot;&quot;;&quot;?&quot;;IF([.L388]=&quot;&quot;;&quot;新規&quot;;IF([.J388]=[.L388];&quot;&quot;;&quot;○&quot;)))" office:value-type="string" office:string-value="新規" calcext:value-type="string">
            <text:p>新規</text:p>
          </table:table-cell>
          <table:table-cell table:number-columns-repeated="1013"/>
        </table:table-row>
        <table:table-row table:style-name="ro5">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ext:p>※IE View 1.5.6.1とFirefox 52の組み合わせにおいてはこの機能は動作しない。</text:p>
          </table:table-cell>
          <table:table-cell table:formula="of:=IF([.H389]=&quot;&quot;;&quot;?&quot;;IF([.J389]=&quot;&quot;;&quot;新規&quot;;IF([.H389]=[.J389];&quot;&quot;;&quot;○&quot;)))" office:value-type="string" office:string-value="○" calcext:value-type="string">
            <text:p>○</text:p>
          </table:table-cell>
          <table:table-cell office:value-type="string" calcext:value-type="string">
            <text:p>-</text:p>
          </table:table-cell>
          <table:table-cell table:formula="of:=IF([.J389]=&quot;&quot;;&quot;?&quot;;IF([.L389]=&quot;&quot;;&quot;新規&quot;;IF([.J389]=[.L389];&quot;&quot;;&quot;○&quot;)))" office:value-type="string" office:string-value="新規" calcext:value-type="string">
            <text:p>新規</text:p>
          </table:table-cell>
          <table:table-cell table:number-columns-repeated="1013"/>
        </table:table-row>
        <table:table-row table:style-name="ro5">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useWizeShoppy", false);</text:p>
          </table:table-cell>
          <table:table-cell table:formula="of:=IF([.H390]=&quot;&quot;;&quot;?&quot;;IF([.J390]=&quot;&quot;;&quot;新規&quot;;IF([.H390]=[.J390];&quot;&quot;;&quot;○&quot;)))">
            <text:p/>
          </table:table-cell>
          <table:table-cell office:value-type="string" calcext:value-type="string">
            <text:p>lockPref("extensions.ieview.useWizeShoppy", false);</text:p>
          </table:table-cell>
          <table:table-cell table:formula="of:=IF([.J390]=&quot;&quot;;&quot;?&quot;;IF([.L390]=&quot;&quot;;&quot;新規&quot;;IF([.J390]=[.L39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6"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formula="of:=IF([.H391]=&quot;&quot;;&quot;?&quot;;IF([.J391]=&quot;&quot;;&quot;新規&quot;;IF([.H391]=[.J391];&quot;&quot;;&quot;○&quot;)))" office:value-type="string" office:string-value="○" calcext:value-type="string">
            <text:p>○</text:p>
          </table:table-cell>
          <table:table-cell office:value-type="string" calcext:value-type="string">
            <text:p>lockPref("extensions.fireie.compatMode", "ie7mode");</text:p>
          </table:table-cell>
          <table:table-cell table:formula="of:=IF([.J391]=&quot;&quot;;&quot;?&quot;;IF([.L391]=&quot;&quot;;&quot;新規&quot;;IF([.J391]=[.L39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6"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formula="of:=IF([.H392]=&quot;&quot;;&quot;?&quot;;IF([.J392]=&quot;&quot;;&quot;新規&quot;;IF([.H392]=[.J392];&quot;&quot;;&quot;○&quot;)))" office:value-type="string" office:string-value="○" calcext:value-type="string">
            <text:p>○</text:p>
          </table:table-cell>
          <table:table-cell office:value-type="string" calcext:value-type="string">
            <text:p>lockPref("extensions.fireie.compatMode", "ie8mode");</text:p>
          </table:table-cell>
          <table:table-cell table:formula="of:=IF([.J392]=&quot;&quot;;&quot;?&quot;;IF([.L392]=&quot;&quot;;&quot;新規&quot;;IF([.J392]=[.L39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6"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formula="of:=IF([.H393]=&quot;&quot;;&quot;?&quot;;IF([.J393]=&quot;&quot;;&quot;新規&quot;;IF([.H393]=[.J393];&quot;&quot;;&quot;○&quot;)))" office:value-type="string" office:string-value="○" calcext:value-type="string">
            <text:p>○</text:p>
          </table:table-cell>
          <table:table-cell office:value-type="string" calcext:value-type="string">
            <text:p>lockPref("extensions.fireie.compatMode", "ie8forced");</text:p>
          </table:table-cell>
          <table:table-cell table:formula="of:=IF([.J393]=&quot;&quot;;&quot;?&quot;;IF([.L393]=&quot;&quot;;&quot;新規&quot;;IF([.J393]=[.L39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6"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formula="of:=IF([.H394]=&quot;&quot;;&quot;?&quot;;IF([.J394]=&quot;&quot;;&quot;新規&quot;;IF([.H394]=[.J394];&quot;&quot;;&quot;○&quot;)))" office:value-type="string" office:string-value="○" calcext:value-type="string">
            <text:p>○</text:p>
          </table:table-cell>
          <table:table-cell office:value-type="string" calcext:value-type="string">
            <text:p>lockPref("extensions.fireie.compatMode", "ie9mode");</text:p>
          </table:table-cell>
          <table:table-cell table:formula="of:=IF([.J394]=&quot;&quot;;&quot;?&quot;;IF([.L394]=&quot;&quot;;&quot;新規&quot;;IF([.J394]=[.L39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6"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formula="of:=IF([.H395]=&quot;&quot;;&quot;?&quot;;IF([.J395]=&quot;&quot;;&quot;新規&quot;;IF([.H395]=[.J395];&quot;&quot;;&quot;○&quot;)))" office:value-type="string" office:string-value="○" calcext:value-type="string">
            <text:p>○</text:p>
          </table:table-cell>
          <table:table-cell office:value-type="string" calcext:value-type="string">
            <text:p>lockPref("extensions.fireie.compatMode", "ie9forced");</text:p>
          </table:table-cell>
          <table:table-cell table:formula="of:=IF([.J395]=&quot;&quot;;&quot;?&quot;;IF([.L395]=&quot;&quot;;&quot;新規&quot;;IF([.J395]=[.L395];&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6"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formula="of:=IF([.H396]=&quot;&quot;;&quot;?&quot;;IF([.J396]=&quot;&quot;;&quot;新規&quot;;IF([.H396]=[.J396];&quot;&quot;;&quot;○&quot;)))" office:value-type="string" office:string-value="○" calcext:value-type="string">
            <text:p>○</text:p>
          </table:table-cell>
          <table:table-cell office:value-type="string" calcext:value-type="string">
            <text:p>lockPref("extensions.fireie.compatMode", "ie10mode");</text:p>
          </table:table-cell>
          <table:table-cell table:formula="of:=IF([.J396]=&quot;&quot;;&quot;?&quot;;IF([.L396]=&quot;&quot;;&quot;新規&quot;;IF([.J396]=[.L39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6"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formula="of:=IF([.H397]=&quot;&quot;;&quot;?&quot;;IF([.J397]=&quot;&quot;;&quot;新規&quot;;IF([.H397]=[.J397];&quot;&quot;;&quot;○&quot;)))" office:value-type="string" office:string-value="○" calcext:value-type="string">
            <text:p>○</text:p>
          </table:table-cell>
          <table:table-cell office:value-type="string" calcext:value-type="string">
            <text:p>lockPref("extensions.fireie.compatMode", "ie10forced");</text:p>
          </table:table-cell>
          <table:table-cell table:formula="of:=IF([.J397]=&quot;&quot;;&quot;?&quot;;IF([.L397]=&quot;&quot;;&quot;新規&quot;;IF([.J397]=[.L39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formula="of:=IF([.H398]=&quot;&quot;;&quot;?&quot;;IF([.J398]=&quot;&quot;;&quot;新規&quot;;IF([.H398]=[.J398];&quot;&quot;;&quot;○&quot;)))" office:value-type="string" office:string-value="○" calcext:value-type="string">
            <text:p>○</text:p>
          </table:table-cell>
          <table:table-cell office:value-type="string" calcext:value-type="string">
            <text:p>lockPref("extensions.fireie.compatMode", "ie11edge");</text:p>
          </table:table-cell>
          <table:table-cell table:formula="of:=IF([.J398]=&quot;&quot;;&quot;?&quot;;IF([.L398]=&quot;&quot;;&quot;新規&quot;;IF([.J398]=[.L39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formula="of:=IF([.H399]=&quot;&quot;;&quot;?&quot;;IF([.J399]=&quot;&quot;;&quot;新規&quot;;IF([.H399]=[.J399];&quot;&quot;;&quot;○&quot;)))" office:value-type="string" office:string-value="○" calcext:value-type="string">
            <text:p>○</text:p>
          </table:table-cell>
          <table:table-cell office:value-type="string" calcext:value-type="string">
            <text:p>lockPref("extensions.fireie.compatMode", "ie11forcededge");</text:p>
          </table:table-cell>
          <table:table-cell table:formula="of:=IF([.J399]=&quot;&quot;;&quot;?&quot;;IF([.L399]=&quot;&quot;;&quot;新規&quot;;IF([.J399]=[.L399];&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0]=&quot;&quot;;&quot;?&quot;;IF([.J400]=&quot;&quot;;&quot;新規&quot;;IF([.H400]=[.J400];&quot;&quot;;&quot;○&quot;)))">
            <text:p/>
          </table:table-cell>
          <table:table-cell office:value-type="string" calcext:value-type="string">
            <text:p>-</text:p>
          </table:table-cell>
          <table:table-cell table:formula="of:=IF([.J400]=&quot;&quot;;&quot;?&quot;;IF([.L400]=&quot;&quot;;&quot;新規&quot;;IF([.J400]=[.L400];&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401]=&quot;&quot;;&quot;?&quot;;IF([.J401]=&quot;&quot;;&quot;新規&quot;;IF([.H401]=[.J401];&quot;&quot;;&quot;○&quot;)))">
            <text:p/>
          </table:table-cell>
          <table:table-cell office:value-type="string" calcext:value-type="string">
            <text:p>lockPref("extensions.fireie.showUrlBarLabel", false);</text:p>
            <text:p>lockPref("extensions.fireie.hideUrlBarButton", true);</text:p>
          </table:table-cell>
          <table:table-cell table:formula="of:=IF([.J401]=&quot;&quot;;&quot;?&quot;;IF([.L401]=&quot;&quot;;&quot;新規&quot;;IF([.J401]=[.L40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2]=&quot;&quot;;&quot;?&quot;;IF([.J402]=&quot;&quot;;&quot;新規&quot;;IF([.H402]=[.J402];&quot;&quot;;&quot;○&quot;)))">
            <text:p/>
          </table:table-cell>
          <table:table-cell office:value-type="string" calcext:value-type="string">
            <text:p>-</text:p>
          </table:table-cell>
          <table:table-cell table:formula="of:=IF([.J402]=&quot;&quot;;&quot;?&quot;;IF([.L402]=&quot;&quot;;&quot;新規&quot;;IF([.J402]=[.L402];&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403]=&quot;&quot;;&quot;?&quot;;IF([.J403]=&quot;&quot;;&quot;新規&quot;;IF([.H403]=[.J403];&quot;&quot;;&quot;○&quot;)))">
            <text:p/>
          </table:table-cell>
          <table:table-cell office:value-type="string" calcext:value-type="string">
            <text:p>lockPref("extensions.fireie.subscriptions_autoupdate", false);</text:p>
            <text:p>lockPref("extensions.fireie.subscriptions_defaultAdded", false);</text:p>
          </table:table-cell>
          <table:table-cell table:formula="of:=IF([.J403]=&quot;&quot;;&quot;?&quot;;IF([.L403]=&quot;&quot;;&quot;新規&quot;;IF([.J403]=[.L403];&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8"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4]=&quot;&quot;;&quot;?&quot;;IF([.J404]=&quot;&quot;;&quot;新規&quot;;IF([.H404]=[.J404];&quot;&quot;;&quot;○&quot;)))">
            <text:p/>
          </table:table-cell>
          <table:table-cell office:value-type="string" calcext:value-type="string">
            <text:p>-</text:p>
          </table:table-cell>
          <table:table-cell table:formula="of:=IF([.J404]=&quot;&quot;;&quot;?&quot;;IF([.L404]=&quot;&quot;;&quot;新規&quot;;IF([.J404]=[.L404];&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405]=&quot;&quot;;&quot;?&quot;;IF([.J405]=&quot;&quot;;&quot;新規&quot;;IF([.H405]=[.J405];&quot;&quot;;&quot;○&quot;)))">
            <text:p/>
          </table:table-cell>
          <table:table-cell office:value-type="string" calcext:value-type="string">
            <text:p>lockPref("extensions.fireie.autoSwitchOnRuleMiss", "fx"); </text:p>
          </table:table-cell>
          <table:table-cell table:formula="of:=IF([.J405]=&quot;&quot;;&quot;?&quot;;IF([.L405]=&quot;&quot;;&quot;新規&quot;;IF([.J405]=[.L40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406]=&quot;&quot;;&quot;?&quot;;IF([.J406]=&quot;&quot;;&quot;新規&quot;;IF([.H406]=[.J406];&quot;&quot;;&quot;○&quot;)))">
            <text:p/>
          </table:table-cell>
          <table:table-cell office:value-type="string" calcext:value-type="string">
            <text:p>lockPref("extensions.fireie.autoSwitchOnRuleMiss", "ie"); </text:p>
          </table:table-cell>
          <table:table-cell table:formula="of:=IF([.J406]=&quot;&quot;;&quot;?&quot;;IF([.L406]=&quot;&quot;;&quot;新規&quot;;IF([.J406]=[.L406];&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7]=&quot;&quot;;&quot;?&quot;;IF([.J407]=&quot;&quot;;&quot;新規&quot;;IF([.H407]=[.J407];&quot;&quot;;&quot;○&quot;)))">
            <text:p/>
          </table:table-cell>
          <table:table-cell office:value-type="string" calcext:value-type="string">
            <text:p>-</text:p>
          </table:table-cell>
          <table:table-cell table:formula="of:=IF([.J407]=&quot;&quot;;&quot;?&quot;;IF([.L407]=&quot;&quot;;&quot;新規&quot;;IF([.J407]=[.L40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408]=&quot;&quot;;&quot;?&quot;;IF([.J408]=&quot;&quot;;&quot;新規&quot;;IF([.H408]=[.J408];&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408]=&quot;&quot;;&quot;?&quot;;IF([.L408]=&quot;&quot;;&quot;新規&quot;;IF([.J408]=[.L408];&quot;&quot;;&quot;○&quot;)))" office:value-type="string" office:string-value="新規" calcext:value-type="string">
            <text:p>新規</text:p>
          </table:table-cell>
          <table:table-cell table:number-columns-repeated="1013"/>
        </table:table-row>
        <table:table-row table:style-name="ro3" table:number-rows-repeated="1048166">
          <table:table-cell table:number-columns-repeated="1024"/>
        </table:table-row>
        <table:table-row table:style-name="ro84">
          <table:table-cell table:number-columns-repeated="1024"/>
        </table:table-row>
        <table:table-row table:style-name="ro84">
          <table:table-cell table:number-columns-repeated="1024"/>
        </table:table-row>
      </table:table>
      <table:table table:name="menuitem-shortcut-disable-items" table:style-name="ta1">
        <table:table-column table:style-name="co15" table:default-cell-style-name="ce1"/>
        <table:table-column table:style-name="co16" table:default-cell-style-name="ce1"/>
        <table:table-column table:style-name="co17" table:visibility="collapse" table:default-cell-style-name="ce1"/>
        <table:table-column table:style-name="co18" table:default-cell-style-name="ce1"/>
        <table:table-column table:style-name="co19" table:default-cell-style-name="ce1"/>
        <table:table-column table:style-name="co20" table:default-cell-style-name="ce1"/>
        <table:table-column table:style-name="co20" table:visibility="collapse" table:default-cell-style-name="ce1"/>
        <table:table-column table:style-name="co21" table:visibility="collapse" table:default-cell-style-name="ce1"/>
        <table:table-column table:style-name="co15" table:default-cell-style-name="ce1"/>
        <table:table-column table:style-name="co18" table:default-cell-style-name="ce1"/>
        <table:table-column table:style-name="co19" table:default-cell-style-name="ce1"/>
        <table:table-column table:style-name="co20" table:default-cell-style-name="ce1"/>
        <table:table-column table:style-name="co22" table:visibility="collapse" table:default-cell-style-name="ce1"/>
        <table:table-column table:style-name="co23" table:visibility="collapse" table:default-cell-style-name="ce1"/>
        <table:table-column table:style-name="co24" table:visibility="collapse" table:default-cell-style-name="ce1"/>
        <table:table-column table:style-name="co25"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6"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7" table:visibility="collapse" table:default-cell-style-name="ce1"/>
        <table:table-column table:style-name="co19" table:visibility="collapse" table:default-cell-style-name="ce1"/>
        <table:table-column table:style-name="co20" table:visibility="collapse" table:default-cell-style-name="ce1"/>
        <table:table-column table:style-name="co14" table:number-columns-repeated="998" table:default-cell-style-name="ce1"/>
        <table:table-row table:style-name="ro85">
          <table:table-cell/>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20"/>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50">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8" office:value-type="string" calcext:value-type="string">
            <text:p>false</text:p>
          </table:table-cell>
          <table:table-cell table:number-columns-repeated="998"/>
        </table:table-row>
        <table:table-row table:style-name="ro80">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8" office:value-type="string" calcext:value-type="string">
            <text:p>false</text:p>
          </table:table-cell>
          <table:table-cell table:number-columns-repeated="998"/>
        </table:table-row>
        <table:table-row table:style-name="ro80">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8" office:value-type="string" calcext:value-type="string">
            <text:p>false</text:p>
          </table:table-cell>
          <table:table-cell office:value-type="string" calcext:value-type="string">
            <text:p>yes</text:p>
          </table:table-cell>
          <table:table-cell table:number-columns-repeated="1005"/>
        </table:table-row>
        <table:table-row table:style-name="ro86">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ext:p>#devTools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4]=[.J14];[.E14]=[.K14];[.F14]=[.L14]);&quot;&quot;;&quot;○&quot;)" office:value-type="string" office:string-value="○" calcext:value-type="string">
            <text:p>○</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8" office:value-type="string" calcext:value-type="string">
            <text:p>false</text:p>
          </table:table-cell>
          <table:table-cell table:number-columns-repeated="998"/>
        </table:table-row>
        <table:table-row table:style-name="ro87">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2">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6" office:value-type="string" calcext:value-type="string">
            <text:p><text:span text:style-name="T10">#key_browserConsole,</text:span></text:p>
            <text:p><text:span text:style-name="T10">#menu_browserConsole,</text:span></text:p>
            <text:p><text:span text:style-name="T10">[key='key_browser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0">#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0">#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6" office:value-type="string" calcext:value-type="string">
            <text:p><text:span text:style-name="T10">#key_scratchpad,</text:span></text:p>
            <text:p><text:span text:style-name="T10">#menu_scratchpad,</text:span></text:p>
            <text:p><text:span text:style-name="T10">[key='key_scratchpad']</text:span></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table:number-columns-repeated="998"/>
        </table:table-row>
        <table:table-row table:style-name="ro18">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8"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8"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8"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table:number-columns-repeated="998"/>
        </table:table-row>
        <table:table-row table:style-name="ro88">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ext:p>#context-sep-bidi</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table:number-columns-repeated="998"/>
        </table:table-row>
        <table:table-row table:style-name="ro87">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ext:p><text:span text:style-name="T1">#context-sep-bidi</text:spa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8" office:value-type="string" calcext:value-type="string">
            <text:p>false</text:p>
          </table:table-cell>
          <table:table-cell table:number-columns-repeated="998"/>
        </table:table-row>
        <table:table-row table:style-name="ro5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8" office:value-type="string" calcext:value-type="string">
            <text:p>false</text:p>
          </table:table-cell>
          <table:table-cell table:number-columns-repeated="998"/>
        </table:table-row>
        <table:table-row table:style-name="ro89">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ext:p>#inspec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1]=[.J61];[.E61]=[.K61];[.F61]=[.L61]);&quot;&quot;;&quot;○&quot;)" office:value-type="string" office:string-value="○" calcext:value-type="string">
            <text:p>○</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table:number-columns-repeated="998"/>
        </table:table-row>
        <table:table-row table:style-name="ro9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8" office:value-type="string" calcext:value-type="string">
            <text:p>true</text:p>
          </table:table-cell>
          <table:table-cell table:number-columns-repeated="998"/>
        </table:table-row>
        <table:table-row table:style-name="ro5">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5">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1" table:formula="of:=IF(AND([.J66]=[.P66];[.K66]=[.Q66];[.M66]=[.R66];[.N66]=[.S66]);&quot;&quot;;&quot;○&quot;)" office:value-type="string" office:string-value="○" calcext:value-type="string">
            <text:p>○</text:p>
          </table:table-cell>
          <table:table-cell table:number-columns-repeated="1009"/>
        </table:table-row>
        <table:table-row table:style-name="ro5">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1" table:formula="of:=IF(AND([.J67]=[.P67];[.K67]=[.Q67];[.M67]=[.R67];[.N67]=[.S67]);&quot;&quot;;&quot;○&quot;)" office:value-type="string" office:string-value="○" calcext:value-type="string">
            <text:p>○</text:p>
          </table:table-cell>
          <table:table-cell table:number-columns-repeated="1009"/>
        </table:table-row>
        <table:table-row table:style-name="ro91">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subviewbutton[label='Service Worker'],</text:p>
            <text:p><text:span text:style-name="T15">.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office:forms form:automatic-focus="false" form:apply-design-mode="false"/>
        <table:table-column table:style-name="co14" table:default-cell-style-name="Default"/>
        <table:table-column table:style-name="co28" table:default-cell-style-name="Default"/>
        <table:table-column table:style-name="co29" table:default-cell-style-name="Default"/>
        <table:table-column table:style-name="co30" table:default-cell-style-name="ce33"/>
        <table:table-column table:style-name="co31" table:default-cell-style-name="Default"/>
        <table:table-column table:style-name="co30" table:default-cell-style-name="ce33"/>
        <table:table-column table:style-name="co31" table:visibility="collapse" table:default-cell-style-name="Default"/>
        <table:table-column table:style-name="co32" table:visibility="collapse" table:default-cell-style-name="ce33"/>
        <table:table-column table:style-name="co33" table:visibility="collapse" table:number-columns-repeated="2" table:default-cell-style-name="Default"/>
        <table:table-column table:style-name="co14" table:number-columns-repeated="1014" table:default-cell-style-name="Default"/>
        <table:table-row table:style-name="ro92">
          <table:table-cell table:style-name="ce29" office:value-type="string" calcext:value-type="string">
            <text:p>設定項目番号</text:p>
          </table:table-cell>
          <table:table-cell table:style-name="ce29" office:value-type="string" calcext:value-type="string">
            <text:p>非表示にする対象</text:p>
          </table:table-cell>
          <table:table-cell table:style-name="ce29" office:value-type="string" calcext:value-type="string">
            <text:p>設定方法</text:p>
          </table:table-cell>
          <table:table-cell table:style-name="ce29" office:value-type="string" calcext:value-type="string">
            <text:p>設定内容（Firefox 52）</text:p>
          </table:table-cell>
          <table:table-cell table:style-name="ce29" office:value-type="string" calcext:value-type="string">
            <text:p>Firefox 45→52での変更</text:p>
          </table:table-cell>
          <table:table-cell table:style-name="ce29" office:value-type="string" calcext:value-type="string">
            <text:p>設定内容（Firefox 45）</text:p>
          </table:table-cell>
          <table:table-cell table:style-name="ce29" office:value-type="string" calcext:value-type="string">
            <text:p>Firefox 38→45での変更</text:p>
          </table:table-cell>
          <table:table-cell table:style-name="ce29" office:value-type="string" calcext:value-type="string">
            <text:p>設定内容（Firefox 38）</text:p>
          </table:table-cell>
          <table:table-cell table:style-name="ce29" office:value-type="string" calcext:value-type="string">
            <text:p>設定内容（Firefox 31）</text:p>
          </table:table-cell>
          <table:table-cell table:style-name="ce29" office:value-type="string" calcext:value-type="string">
            <text:p>設定内容（Firefox 24）</text:p>
          </table:table-cell>
          <table:table-cell table:style-name="ce29" table:number-columns-repeated="1014"/>
        </table:table-row>
        <table:table-row table:style-name="ro22">
          <table:table-cell table:style-name="ce29" office:value-type="string" calcext:value-type="string">
            <text:p>Hide-1</text:p>
          </table:table-cell>
          <table:table-cell table:style-name="ce29" office:value-type="string" calcext:value-type="string">
            <text:p>設定画面の「セキュリティ」パネル</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D2]=&quot;&quot;;&quot;?&quot;;IF([.D2]=[.F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F2]=&quot;&quot;;&quot;?&quot;;IF([.F2]=[.H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lockPref("extensions.hideoptionpane@clear-code.com.browser.paneSecurity.enabled", false);</text:p>
          </table:table-cell>
          <table:table-cell table:style-name="ce29" table:number-columns-repeated="1014"/>
        </table:table-row>
        <table:table-row table:style-name="ro68">
          <table:table-cell table:style-name="ce29" office:value-type="string" calcext:value-type="string">
            <text:p>Hide-2</text:p>
          </table:table-cell>
          <table:table-cell table:style-name="ce29" office:value-type="string" calcext:value-type="string">
            <text:p>設定画面の「Sync」パネル、サイドバーの「同期タブ」</text:p>
          </table:table-cell>
          <table:table-cell table:style-name="ce29" office:value-type="string" calcext:value-type="string">
            <text:p>アドオン「Disable Sync」を導入する</text:p>
          </table:table-cell>
          <table:table-cell table:style-name="ce29" office:value-type="string" calcext:value-type="string">
            <text:p>-</text:p>
          </table:table-cell>
          <table:table-cell table:style-name="ce29" table:formula="of:=IF([.D3]=&quot;&quot;;&quot;?&quot;;IF([.D3]=[.F3];&quot;&quot;;&quot;○&quot;))">
            <text:p/>
          </table:table-cell>
          <table:table-cell table:style-name="ce29" office:value-type="string" calcext:value-type="string">
            <text:p>-</text:p>
          </table:table-cell>
          <table:table-cell table:style-name="ce29" table:formula="of:=IF([.F3]=&quot;&quot;;&quot;?&quot;;IF([.F3]=[.H3];&quot;&quot;;&quot;○&quot;))">
            <text:p/>
          </table:table-cell>
          <table:table-cell table:style-name="ce29" office:value-type="string" calcext:value-type="string">
            <text:p>-</text:p>
          </table:table-cell>
          <table:table-cell table:style-name="ce29" office:value-type="string" calcext:value-type="string">
            <text:p>変更無し</text:p>
          </table:table-cell>
          <table:table-cell table:style-name="ce29" office:value-type="string" calcext:value-type="string">
            <text:p>-</text:p>
          </table:table-cell>
          <table:table-cell table:style-name="ce29" table:number-columns-repeated="1014"/>
        </table:table-row>
        <table:table-row table:style-name="ro93">
          <table:table-cell table:style-name="ce29" office:value-type="string" calcext:value-type="string">
            <text:p>Hide-3</text:p>
          </table:table-cell>
          <table:table-cell table:style-name="ce29" office:value-type="string" calcext:value-type="string">
            <text:p>設定画面の「ヘルプ」ボタン</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D4]=&quot;&quot;;&quot;?&quot;;IF([.D4]=[.F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F4]=&quot;&quot;;&quot;?&quot;;IF([.F4]=[.H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9" table:number-columns-repeated="1014"/>
        </table:table-row>
        <table:table-row table:style-name="ro94">
          <table:table-cell table:style-name="ce29" office:value-type="string" calcext:value-type="string">
            <text:p>Hide-4</text:p>
          </table:table-cell>
          <table:table-cell table:style-name="ce29" office:value-type="string" calcext:value-type="string">
            <text:p>ポップアップブロック、アドオンのインストール警告、オフラインデータの許可の編集（Cookie以外の権限に関するサイトごとの権限設定）</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D5]=&quot;&quot;;&quot;?&quot;;IF([.D5]=[.F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F5]=&quot;&quot;;&quot;?&quot;;IF([.F5]=[.H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number-columns-repeated="1014"/>
        </table:table-row>
        <table:table-row table:style-name="ro95">
          <table:table-cell table:style-name="ce30" office:value-type="string" calcext:value-type="string">
            <text:p>Hide-5</text:p>
          </table:table-cell>
          <table:table-cell table:style-name="ce30" office:value-type="string" calcext:value-type="string">
            <text:p>サイト別設定マネージャにおける、Cookie以外の権限に関する設定項目</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Firefox 45で廃止</text:p>
          </table:table-cell>
          <table:table-cell table:style-name="ce30" table:formula="of:=IF([.D6]=&quot;&quot;;&quot;?&quot;;IF([.D6]=[.F6];&quot;&quot;;&quot;○&quot;))" office:value-type="string" office:string-value="○" calcext:value-type="string">
            <text:p>○</text:p>
          </table:table-cell>
          <table:table-cell table:style-name="ce30" office:value-type="string" calcext:value-type="string">
            <text:p>Firefox 45では機能が削除されたため不要</text:p>
          </table:table-cell>
          <table:table-cell table:style-name="ce30" table:formula="of:=IF([.F6]=&quot;&quot;;&quot;?&quot;;IF([.F6]=[.H6];&quot;&quot;;&quot;○&quot;))" office:value-type="string" office:string-value="○" calcext:value-type="string">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text:p>
          </table:table-cell>
          <table:table-cell table:style-name="ce29" table:number-columns-repeated="1014"/>
        </table:table-row>
        <table:table-row table:style-name="ro96">
          <table:table-cell table:style-name="ce29" office:value-type="string" calcext:value-type="string">
            <text:p>Hide-6</text:p>
          </table:table-cell>
          <table:table-cell table:style-name="ce29" office:value-type="string" calcext:value-type="string">
            <text:p>新しいタブを開くボタン</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D7]=&quot;&quot;;&quot;?&quot;;IF([.D7]=[.F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F7]=&quot;&quot;;&quot;?&quot;;IF([.F7]=[.H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number-columns-repeated="1016"/>
        </table:table-row>
        <table:table-row table:style-name="ro25">
          <table:table-cell table:style-name="ce29" office:value-type="string" calcext:value-type="string">
            <text:p>Hide-7</text:p>
          </table:table-cell>
          <table:table-cell table:style-name="ce29" office:value-type="string" calcext:value-type="string">
            <text:p>設定画面内の「タブグループ」グループにおける「新しいウィンドウではなく新しいタブで開く」</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D8]=&quot;&quot;;&quot;?&quot;;IF([.D8]=[.F8];&quot;&quot;;&quot;○&quot;))" office:value-type="string" office:string-value="○" calcext:value-type="string">
            <text:p>○</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F8]=&quot;&quot;;&quot;?&quot;;IF([.F8]=[.H8];&quot;&quot;;&quot;○&quot;))">
            <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number-columns-repeated="1016"/>
        </table:table-row>
        <table:table-row table:style-name="ro18">
          <table:table-cell table:style-name="ce30" office:value-type="string" calcext:value-type="string">
            <text:p>Hide-8</text:p>
          </table:table-cell>
          <table:table-cell table:style-name="ce30" office:value-type="string" calcext:value-type="string">
            <text:p>コンテンツ領域のコンテキストメニューおける「デスクトップの背景に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enuShortcut-55に統合</text:p>
          </table:table-cell>
          <table:table-cell table:style-name="ce30" table:formula="of:=IF([.D9]=&quot;&quot;;&quot;?&quot;;IF([.D9]=[.F9];&quot;&quot;;&quot;○&quot;))">
            <text:p/>
          </table:table-cell>
          <table:table-cell table:style-name="ce30" office:value-type="string" calcext:value-type="string">
            <text:p>MenuShortcut-55に統合</text:p>
          </table:table-cell>
          <table:table-cell table:style-name="ce30" table:formula="of:=IF([.F9]=&quot;&quot;;&quot;?&quot;;IF([.F9]=[.H9];&quot;&quot;;&quot;○&quot;))" office:value-type="string" office:string-value="○" calcext:value-type="string">
            <text:p>○</text:p>
          </table:table-cell>
          <table:table-cell table:style-name="ce2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9" table:number-columns-repeated="1016"/>
        </table:table-row>
        <table:table-row table:style-name="ro81">
          <table:table-cell table:style-name="ce29" office:value-type="string" calcext:value-type="string">
            <text:p>Hide-9</text:p>
          </table:table-cell>
          <table:table-cell table:style-name="ce31" office:value-type="string" calcext:value-type="string">
            <text:p>設定画面の「ダウンロード」グループ</text:p>
          </table:table-cell>
          <table:table-cell table:style-name="ce31" office:value-type="string" calcext:value-type="string">
            <text:p>1. アドオン「globalChrome.css」を導入する</text:p>
            <text:p>2. globalChrome.cssで設定を反映する</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D10]=&quot;&quot;;&quot;?&quot;;IF([.D10]=[.F10];&quot;&quot;;&quot;○&quot;))">
            <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50">
          <table:table-cell table:style-name="ce29" office:value-type="string" calcext:value-type="string">
            <text:p>Hide-10</text:p>
          </table:table-cell>
          <table:table-cell table:style-name="ce29" office:value-type="string" calcext:value-type="string">
            <text:p>ロケーションバーのズーム率表示</text:p>
          </table:table-cell>
          <table:table-cell table:style-name="ce31" office:value-type="string" calcext:value-type="string">
            <text:p>1. アドオン「globalChrome.css」を導入する</text:p>
            <text:p>2. globalChrome.cssで設定を反映する</text:p>
          </table:table-cell>
          <table:table-cell table:style-name="ce32"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29" table:formula="of:=IF([.D11]=&quot;&quot;;&quot;?&quot;;IF([.D11]=[.F11];&quot;&quot;;&quot;○&quot;))" office:value-type="string" office:string-value="○" calcext:value-type="string">
            <text:p>○</text:p>
          </table:table-cell>
          <table:table-cell table:number-columns-repeated="1019"/>
        </table:table-row>
        <table:table-row table:style-name="ro3" table:number-rows-repeated="1048564">
          <table:table-cell table:number-columns-repeated="1024"/>
        </table:table-row>
        <table:table-row table:style-name="ro8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32:40.93148998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24T13:33:09.211400977</dc:date>
    <meta:editing-duration>P7DT14H8M27S</meta:editing-duration>
    <meta:editing-cycles>399</meta:editing-cycles>
    <meta:document-statistic meta:table-count="3" meta:cell-count="5857" meta:object-count="0"/>
  </office:meta>
</office:document-meta>
</file>